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 style:font-family-generic="swiss"/>
    <style:font-face style:name="Calibri3" svg:font-family="Calibri" style:font-pitch="variable"/>
    <style:font-face style:name="Liberation Sans1" svg:font-family="'Liberation Sans'" style:font-pitch="variable"/>
    <style:font-face style:name="Mangal1" svg:font-family="Mangal" style:font-pitch="variable"/>
    <style:font-face style:name="Microsoft YaHei" svg:font-family="'Microsoft YaHei'" style:font-pitch="variable"/>
    <style:font-face style:name="SimSun1" svg:font-family="SimSun, 宋体" style:font-pitch="variable"/>
    <style:font-face style:name="Times New Roman1" svg:font-family="'Times New Roman'" style:font-pitch="variable"/>
    <style:font-face style:name="Albany" svg:font-family="Albany" style:font-family-generic="roman" style:font-pitch="variable"/>
    <style:font-face style:name="Arial1" svg:font-family="Arial" style:font-family-generic="roman" style:font-pitch="variable"/>
    <style:font-face style:name="Calibri2" svg:font-family="Calibri" style:font-family-generic="roman" style:font-pitch="variable"/>
    <style:font-face style:name="Courier New" svg:font-family="'Courier New'" style:font-family-generic="roman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Albany2" svg:font-family="Albany, Arial" style:font-family-generic="swiss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wiss" style:font-pitch="variable"/>
    <style:font-face style:name="Albany1" svg:font-family="Albany" style:font-family-generic="system" style:font-pitch="variable"/>
    <style:font-face style:name="Andale Sans UI" svg:font-family="'Andale Sans UI'" style:font-family-generic="system" style:font-pitch="variable"/>
    <style:font-face style:name="Arial2" svg:font-family="Arial" style:font-family-generic="system" style:font-pitch="variable"/>
    <style:font-face style:name="Calibri4" svg:font-family="Calibri" style:font-family-generic="system" style:font-pitch="variable"/>
    <style:font-face style:name="Courier New1" svg:font-family="'Courier New'" style:font-family-generic="system" style:font-pitch="variable"/>
    <style:font-face style:name="Liberation Serif1" svg:font-family="'Liberation Serif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imes" svg:font-family="Times" style:font-family-generic="system" style:font-pitch="variable"/>
    <style:font-face style:name="Times New Roman2" svg:font-family="'Times New Roman'" style:font-family-generic="system" style:font-pitch="variable"/>
    <style:font-face style:name="Verdana1" svg:font-family="Verdana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ula2" style:family="table">
      <style:table-properties style:width="26.98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2.A" style:family="table-column">
      <style:table-column-properties style:column-width="5.987cm"/>
    </style:style>
    <style:style style:name="Taula2.B" style:family="table-column">
      <style:table-column-properties style:column-width="7.001cm"/>
    </style:style>
    <style:style style:name="Taula2.D" style:family="table-column">
      <style:table-column-properties style:column-width="3cm"/>
    </style:style>
    <style:style style:name="Taula2.E" style:family="table-column">
      <style:table-column-properties style:column-width="1cm"/>
    </style:style>
    <style:style style:name="Taula2.1" style:family="table-row">
      <style:table-row-properties fo:keep-together="auto"/>
    </style:style>
    <style:style style:name="Taula2.A1" style:family="table-cell">
      <style:table-cell-properties style:vertical-align="top" fo:background-color="#b3b3b3" fo:padding="0.097cm" fo:border="0.05pt solid #000000" style:writing-mode="lr-tb">
        <style:background-image/>
      </style:table-cell-properties>
    </style:style>
    <style:style style:name="Taula2.A2" style:family="table-cell">
      <style:table-cell-properties style:vertical-align="top" fo:background-color="#b3b3b3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2.A3" style:family="table-cell">
      <style:table-cell-properties style:vertical-align="top" fo:background-color="#e6e6ff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2.H3" style:family="table-cell">
      <style:table-cell-properties style:vertical-align="top" fo:background-color="#e6e6ff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2.A4" style:family="table-cell">
      <style:table-cell-properties style:vertical-align="top" fo:background-color="transparent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2.H4" style:family="table-cell">
      <style:table-cell-properties style:vertical-align="top" fo:background-color="transparent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2.C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D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E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F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G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H5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2.C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D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E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F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G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H6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2.A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B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C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D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E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F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G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H7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2.A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B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C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D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E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F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G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H8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2.A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B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C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D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E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F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G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H9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2.A1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B1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C1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D1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E1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F1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G1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H10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2.A1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B1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C1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D1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E1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F1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G1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H11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2.A1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B1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C1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D1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E1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F1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G1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H1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2.A1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B1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C1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D1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E1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F1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G1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H1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2.A1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B1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C1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D1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E1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F1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G1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H14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2.A1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B1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C1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D1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E1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F1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G1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H15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2.A1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B1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C1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D1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E1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F1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G1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H16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2.17" style:family="table-row">
      <style:table-row-properties fo:background-color="transparent" fo:keep-together="auto">
        <style:background-image/>
      </style:table-row-properties>
    </style:style>
    <style:style style:name="Taula2.C2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D2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E2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F2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G2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H20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2.A2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B2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C2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D2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E2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F2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G2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H21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2.A2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B2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C2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D2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E2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F2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G2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H2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2.A2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B2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C2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D2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E2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F2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G2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H2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2.A2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B2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C2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D2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E2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F2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G2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H24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2.A2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B2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C2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D2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E2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F2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G2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H25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2.A2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B2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C2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D2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E2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F2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G2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H26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2.A2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B2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C2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D2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E2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F2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G2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H27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2.A2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B2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C2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D2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E2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F2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G2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H28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2.C3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D3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E3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F3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G3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H3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2.C3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D3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E3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F3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G3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H3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2.C3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D3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E3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F3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G3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H34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2.A3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B3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C3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D3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E3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F3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G3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H35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2.A3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B3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C3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D3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E3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F3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G3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H36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2.C3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D3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E3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F3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G3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H37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2.A3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B3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C3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D3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E3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F3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G3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H38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2.A4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B4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C4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D4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E4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F4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G4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H4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2.A4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B4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C4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D4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E4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F4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G4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H44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2.A4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B4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C4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D4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E4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F4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G4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H45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2.A4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B4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C4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D4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E4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F4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G4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H46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2.A4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B4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C4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D4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E4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F4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G4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H47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2.A4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B4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C4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D4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E4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F4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G4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H48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2.A4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B4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C4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D4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E4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F4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G4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H49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2.A5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B5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C5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D5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E5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F5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G5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H50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2.A5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B5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C5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D5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E5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F5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G5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H51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2.A5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B5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C5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D5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E5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F5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G5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H5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2.A5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B5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C5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D5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E5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F5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G5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H5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2.A5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B5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C5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D5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E5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F5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G5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H54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2.A5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B5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C5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D5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E5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F5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G5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H55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2.A5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B5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C5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D5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E5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F5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G5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H56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2.C6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D6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E6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F6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G6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H60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2.C6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D6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E6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F6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G6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H61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2.C6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D6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E6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F6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G6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H6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2.C6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D6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E6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F6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G6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H6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2.A6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B6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C6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D6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E6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F6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G6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H64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2.A6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B6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C6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D6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E6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F6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G6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H65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2.A6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B6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C6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D6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E6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F6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G6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H66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2.A6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B6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C6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D6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E6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F6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G6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H67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er" style:master-page-name="">
      <style:paragraph-properties style:page-number="auto">
        <style:tab-stops>
          <style:tab-stop style:position="3cm"/>
          <style:tab-stop style:position="12.924cm"/>
          <style:tab-stop style:position="21.11cm"/>
          <style:tab-stop style:position="26.09cm" style:type="right"/>
        </style:tab-stops>
      </style:paragraph-properties>
      <style:text-properties fo:font-size="8pt" officeooo:rsid="0048d237" officeooo:paragraph-rsid="0048d237" style:font-size-asian="8pt" style:font-size-complex="8pt"/>
    </style:style>
    <style:style style:name="P3" style:family="paragraph" style:parent-style-name="Header">
      <style:paragraph-properties>
        <style:tab-stops>
          <style:tab-stop style:position="3cm"/>
          <style:tab-stop style:position="12.924cm"/>
          <style:tab-stop style:position="13cm"/>
          <style:tab-stop style:position="21.11cm"/>
        </style:tab-stops>
      </style:paragraph-properties>
      <style:text-properties fo:font-size="8pt" officeooo:rsid="0048d237" officeooo:paragraph-rsid="0048d237" style:font-size-asian="8pt" style:font-size-complex="8pt"/>
    </style:style>
    <style:style style:name="P4" style:family="paragraph" style:parent-style-name="Header">
      <style:text-properties fo:font-size="8pt" officeooo:rsid="0048d237" officeooo:paragraph-rsid="005bc7a2" style:font-size-asian="8pt" style:font-size-complex="8pt"/>
    </style:style>
    <style:style style:name="P5" style:family="paragraph" style:parent-style-name="Header">
      <style:paragraph-properties fo:text-align="start" style:justify-single-word="false">
        <style:tab-stops>
          <style:tab-stop style:position="3cm"/>
          <style:tab-stop style:position="12.924cm"/>
          <style:tab-stop style:position="13cm"/>
          <style:tab-stop style:position="21.11cm"/>
        </style:tab-stops>
      </style:paragraph-properties>
      <style:text-properties fo:font-size="8pt" officeooo:rsid="005bc7a2" officeooo:paragraph-rsid="005bc7a2" style:font-size-asian="8pt" style:font-size-complex="8pt"/>
    </style:style>
    <style:style style:name="P6" style:family="paragraph" style:parent-style-name="Header">
      <style:paragraph-properties fo:text-align="start" style:justify-single-word="false">
        <style:tab-stops>
          <style:tab-stop style:position="3cm"/>
          <style:tab-stop style:position="12.924cm"/>
          <style:tab-stop style:position="13cm"/>
          <style:tab-stop style:position="21.11cm"/>
        </style:tab-stops>
      </style:paragraph-properties>
      <style:text-properties fo:font-size="8pt" fo:language="ca" fo:country="ES" officeooo:rsid="0048d237" officeooo:paragraph-rsid="005bc7a2" style:font-size-asian="8pt" style:font-size-complex="8pt"/>
    </style:style>
    <style:style style:name="P7" style:family="paragraph" style:parent-style-name="Header">
      <style:paragraph-properties fo:text-align="start" style:justify-single-word="false">
        <style:tab-stops>
          <style:tab-stop style:position="3cm"/>
          <style:tab-stop style:position="12.924cm"/>
          <style:tab-stop style:position="13cm"/>
          <style:tab-stop style:position="21.11cm"/>
        </style:tab-stops>
      </style:paragraph-properties>
      <style:text-properties fo:font-size="10pt" officeooo:rsid="005bc7a2" officeooo:paragraph-rsid="005bc7a2" style:font-size-asian="10pt" style:font-size-complex="10pt"/>
    </style:style>
    <style:style style:name="P8" style:family="paragraph" style:parent-style-name="Header">
      <style:paragraph-properties fo:text-align="start" style:justify-single-word="false">
        <style:tab-stops>
          <style:tab-stop style:position="3cm"/>
          <style:tab-stop style:position="12.924cm"/>
          <style:tab-stop style:position="13cm"/>
          <style:tab-stop style:position="21.11cm"/>
        </style:tab-stops>
      </style:paragraph-properties>
      <style:text-properties officeooo:paragraph-rsid="005bc7a2"/>
    </style:style>
    <style:style style:name="P9" style:family="paragraph" style:parent-style-name="Standard">
      <style:paragraph-properties style:line-height-at-least="0.353cm" fo:orphans="2" fo:widows="2" style:snap-to-layout-grid="false"/>
      <style:text-properties fo:font-weight="normal" officeooo:paragraph-rsid="001f0a54" style:font-weight-asian="normal" style:font-weight-complex="normal"/>
    </style:style>
    <style:style style:name="P10" style:family="paragraph" style:parent-style-name="Standard">
      <style:paragraph-properties fo:line-height="115%" fo:text-align="justify" style:justify-single-word="false" fo:orphans="2" fo:widows="2" style:snap-to-layout-grid="false"/>
      <style:text-properties fo:color="#000000" style:font-name="Calibri" fo:font-size="9pt" fo:language="ca" fo:country="ES" fo:font-weight="normal" style:font-name-asian="Arial" style:font-size-asian="9pt" style:font-weight-asian="normal" style:font-name-complex="Calibri" style:font-size-complex="9pt" style:font-weight-complex="normal"/>
    </style:style>
    <style:style style:name="P11" style:family="paragraph" style:parent-style-name="Standard">
      <style:paragraph-properties fo:line-height="115%" fo:text-align="justify" style:justify-single-word="false" fo:orphans="2" fo:widows="2" style:snap-to-layout-grid="false"/>
      <style:text-properties fo:color="#000000" style:font-name="Calibri" fo:font-size="9pt" fo:language="ca" fo:country="ES" fo:font-weight="normal" officeooo:paragraph-rsid="002f3d2c" style:font-name-asian="Arial" style:font-size-asian="9pt" style:font-weight-asian="normal" style:font-name-complex="Calibri" style:font-size-complex="9pt" style:font-weight-complex="normal"/>
    </style:style>
    <style:style style:name="P12" style:family="paragraph" style:parent-style-name="Standard">
      <style:paragraph-properties fo:line-height="110%" fo:text-align="justify" style:justify-single-word="false" fo:orphans="2" fo:widows="2" style:snap-to-layout-grid="false"/>
      <style:text-properties fo:color="#000000" style:font-name="Calibri" fo:font-size="9pt" fo:language="ca" fo:country="ES" fo:font-weight="normal" officeooo:paragraph-rsid="001eea0d" style:font-name-asian="Arial" style:font-size-asian="9pt" style:font-weight-asian="normal" style:font-name-complex="Calibri" style:font-size-complex="9pt" style:font-weight-complex="normal"/>
    </style:style>
    <style:style style:name="P13" style:family="paragraph" style:parent-style-name="Standard">
      <style:paragraph-properties style:line-height-at-least="0.353cm" fo:text-align="justify" style:justify-single-word="false" style:snap-to-layout-grid="false"/>
      <style:text-properties fo:color="#000000" style:font-name="Calibri" fo:font-size="9pt" fo:language="ca" fo:country="ES" fo:font-weight="normal" officeooo:paragraph-rsid="00567e00" style:font-size-asian="9pt" style:font-weight-asian="normal" style:font-name-complex="Calibri" style:font-size-complex="9pt" style:font-weight-complex="normal"/>
    </style:style>
    <style:style style:name="P14" style:family="paragraph" style:parent-style-name="Standard">
      <style:paragraph-properties fo:text-align="justify" style:justify-single-word="false" style:snap-to-layout-grid="false"/>
      <style:text-properties fo:color="#000000" style:font-name="Calibri" fo:font-size="9pt" fo:language="ca" fo:country="ES" fo:font-weight="normal" officeooo:paragraph-rsid="00567e00" style:font-size-asian="9pt" style:font-weight-asian="normal" style:font-name-complex="Calibri" style:font-size-complex="9pt" style:font-weight-complex="normal"/>
    </style:style>
    <style:style style:name="P15" style:family="paragraph" style:parent-style-name="Standard">
      <style:paragraph-properties fo:text-align="justify" style:justify-single-word="false" style:snap-to-layout-grid="false"/>
      <style:text-properties fo:color="#000000" style:font-name="Calibri" fo:font-size="9pt" fo:language="ca" fo:country="ES" officeooo:paragraph-rsid="0054360d" style:font-size-asian="9pt" style:font-name-complex="Calibri" style:font-size-complex="9pt"/>
    </style:style>
    <style:style style:name="P16" style:family="paragraph" style:parent-style-name="Standard">
      <style:paragraph-properties fo:text-align="justify" style:justify-single-word="false"/>
      <style:text-properties style:font-name="Calibri" fo:font-size="9pt" fo:language="ca" fo:country="ES" style:font-size-asian="9pt" style:font-name-complex="Calibri" style:font-size-complex="9pt"/>
    </style:style>
    <style:style style:name="P17" style:family="paragraph" style:parent-style-name="Standard">
      <style:paragraph-properties fo:text-align="justify" style:justify-single-word="false" style:snap-to-layout-grid="false"/>
      <style:text-properties style:font-name="Calibri" fo:font-size="9pt" fo:language="ca" fo:country="ES" style:font-size-asian="9pt" style:font-name-complex="Calibri" style:font-size-complex="9pt"/>
    </style:style>
    <style:style style:name="P18" style:family="paragraph" style:parent-style-name="Standard">
      <style:paragraph-properties style:line-height-at-least="0.353cm" fo:text-align="justify" style:justify-single-word="false"/>
      <style:text-properties style:font-name="Calibri" fo:font-size="9pt" fo:language="ca" fo:country="ES" officeooo:paragraph-rsid="00567e00" style:font-size-asian="9pt" style:font-name-complex="Calibri" style:font-size-complex="9pt"/>
    </style:style>
    <style:style style:name="P19" style:family="paragraph" style:parent-style-name="Standard">
      <style:text-properties fo:font-size="8pt" fo:language="ca" fo:country="ES" officeooo:rsid="0048d237" style:font-size-asian="8pt" style:font-size-complex="8pt"/>
    </style:style>
    <style:style style:name="P20" style:family="paragraph" style:parent-style-name="Text_20_body">
      <style:paragraph-properties fo:margin-top="0cm" fo:margin-bottom="0cm" style:contextual-spacing="false" style:line-height-at-least="0.353cm" fo:text-align="justify" style:justify-single-word="false"/>
      <style:text-properties fo:color="#000000" style:font-name="Calibri" fo:font-size="9pt" fo:language="ca" fo:country="ES" fo:font-weight="normal" officeooo:paragraph-rsid="002adc82" style:font-size-asian="9pt" style:font-weight-asian="normal" style:font-name-complex="Calibri" style:font-weight-complex="normal"/>
    </style:style>
    <style:style style:name="P21" style:family="paragraph" style:parent-style-name="Text_20_body">
      <style:paragraph-properties fo:margin-top="0cm" fo:margin-bottom="0cm" style:contextual-spacing="false" style:line-height-at-least="0.353cm" fo:text-align="justify" style:justify-single-word="false"/>
      <style:text-properties fo:color="#000000" style:font-name="Calibri" fo:font-size="9pt" fo:language="ca" fo:country="ES" fo:font-weight="normal" officeooo:paragraph-rsid="0029e16d" style:font-size-asian="9pt" style:font-weight-asian="normal" style:font-name-complex="Calibri" style:font-weight-complex="normal"/>
    </style:style>
    <style:style style:name="P22" style:family="paragraph" style:parent-style-name="Text_20_body">
      <style:paragraph-properties fo:margin-top="0cm" fo:margin-bottom="0cm" style:contextual-spacing="false" style:line-height-at-least="0.353cm" fo:text-align="justify" style:justify-single-word="false"/>
      <style:text-properties fo:color="#000000" style:font-name="Calibri" fo:font-size="9pt" fo:language="ca" fo:country="ES" fo:font-weight="normal" officeooo:paragraph-rsid="002d08bf" style:font-size-asian="9pt" style:font-weight-asian="normal" style:font-name-complex="Calibri" style:font-weight-complex="normal"/>
    </style:style>
    <style:style style:name="P23" style:family="paragraph" style:parent-style-name="Text_20_body">
      <style:paragraph-properties fo:margin-top="0cm" fo:margin-bottom="0cm" style:contextual-spacing="false" style:line-height-at-least="0.353cm" fo:text-align="justify" style:justify-single-word="false" style:snap-to-layout-grid="false"/>
      <style:text-properties fo:color="#000000" style:font-name="Calibri" fo:font-size="9pt" fo:language="ca" fo:country="ES" fo:font-weight="normal" style:font-size-asian="9pt" style:font-weight-asian="normal" style:font-name-complex="Calibri" style:font-size-complex="9pt" style:font-weight-complex="normal"/>
    </style:style>
    <style:style style:name="P24" style:family="paragraph" style:parent-style-name="Text_20_body">
      <style:paragraph-properties fo:margin-top="0cm" fo:margin-bottom="0cm" style:contextual-spacing="false" style:line-height-at-least="0.176cm" fo:text-align="justify" style:justify-single-word="false" style:snap-to-layout-grid="false"/>
      <style:text-properties fo:color="#000000" style:font-name="Calibri" fo:font-size="9pt" fo:language="ca" fo:country="ES" fo:font-weight="normal" style:font-size-asian="9pt" style:font-weight-asian="normal" style:font-name-complex="Calibri" style:font-size-complex="9pt" style:font-weight-complex="normal"/>
    </style:style>
    <style:style style:name="P25" style:family="paragraph" style:parent-style-name="Text_20_body">
      <style:paragraph-properties fo:margin-top="0cm" fo:margin-bottom="0cm" style:contextual-spacing="false" fo:line-height="110%" fo:text-align="justify" style:justify-single-word="false" style:snap-to-layout-grid="false"/>
      <style:text-properties fo:color="#000000" style:font-name="Calibri" fo:font-size="9pt" fo:language="ca" fo:country="ES" fo:font-weight="normal" officeooo:paragraph-rsid="00567e00" style:font-size-asian="9pt" style:font-weight-asian="normal" style:font-name-complex="Calibri" style:font-size-complex="9pt" style:font-weight-complex="normal"/>
    </style:style>
    <style:style style:name="P26" style:family="paragraph" style:parent-style-name="Text_20_body">
      <style:paragraph-properties fo:margin-top="0cm" fo:margin-bottom="0cm" style:contextual-spacing="false" fo:line-height="110%" style:snap-to-layout-grid="false"/>
      <style:text-properties fo:color="#000000" style:font-name="Calibri" fo:font-size="9pt" fo:language="ca" fo:country="ES" fo:font-weight="normal" officeooo:paragraph-rsid="00567e00" style:font-size-asian="9pt" style:font-weight-asian="normal" style:font-name-complex="Calibri" style:font-size-complex="9pt" style:font-weight-complex="normal"/>
    </style:style>
    <style:style style:name="P27" style:family="paragraph" style:parent-style-name="Text_20_body">
      <style:paragraph-properties fo:margin-top="0cm" fo:margin-bottom="0cm" style:contextual-spacing="false" fo:line-height="110%" fo:text-align="justify" style:justify-single-word="false" fo:orphans="2" fo:widows="2" style:snap-to-layout-grid="false"/>
      <style:text-properties fo:color="#000000" style:font-name="Calibri" fo:font-size="9pt" fo:language="ca" fo:country="ES" fo:font-weight="normal" officeooo:paragraph-rsid="00567e00" style:font-name-asian="Arial" style:font-size-asian="9pt" style:font-weight-asian="normal" style:font-name-complex="Calibri" style:font-size-complex="9pt" style:font-weight-complex="normal"/>
    </style:style>
    <style:style style:name="P28" style:family="paragraph" style:parent-style-name="Text_20_body">
      <style:paragraph-properties fo:margin-top="0cm" fo:margin-bottom="0cm" style:contextual-spacing="false" fo:line-height="110%" fo:text-align="justify" style:justify-single-word="false" style:snap-to-layout-grid="false"/>
      <style:text-properties fo:color="#000000" style:font-name="Calibri" fo:font-size="9pt" fo:language="ca" fo:country="ES" officeooo:paragraph-rsid="00567e00" style:font-size-asian="9pt" style:font-name-complex="Calibri" style:font-size-complex="9pt"/>
    </style:style>
    <style:style style:name="P29" style:family="paragraph" style:parent-style-name="Text_20_body">
      <style:paragraph-properties fo:margin-top="0cm" fo:margin-bottom="0cm" style:contextual-spacing="false" fo:line-height="110%" style:snap-to-layout-grid="false"/>
      <style:text-properties fo:color="#000000" style:font-name="Calibri" fo:font-size="9pt" fo:language="ca" fo:country="ES" officeooo:paragraph-rsid="00567e00" style:font-size-asian="9pt" style:font-name-complex="Calibri" style:font-size-complex="9pt"/>
    </style:style>
    <style:style style:name="P30" style:family="paragraph" style:parent-style-name="Text_20_body">
      <style:paragraph-properties fo:margin-top="0cm" fo:margin-bottom="0cm" style:contextual-spacing="false" style:line-height-at-least="0.353cm" fo:text-align="justify" style:justify-single-word="false" style:snap-to-layout-grid="false"/>
      <style:text-properties fo:font-weight="normal" style:font-weight-asian="normal" style:font-weight-complex="normal"/>
    </style:style>
    <style:style style:name="P31" style:family="paragraph" style:parent-style-name="Text_20_body">
      <style:paragraph-properties fo:margin-top="0cm" fo:margin-bottom="0cm" style:contextual-spacing="false" style:line-height-at-least="0.353cm" fo:text-align="justify" style:justify-single-word="false" style:snap-to-layout-grid="false"/>
      <style:text-properties fo:font-weight="normal" officeooo:paragraph-rsid="002b1b56" style:font-weight-asian="normal" style:font-weight-complex="normal"/>
    </style:style>
    <style:style style:name="P32" style:family="paragraph" style:parent-style-name="Text_20_body">
      <style:paragraph-properties fo:margin-top="0cm" fo:margin-bottom="0cm" style:contextual-spacing="false" style:line-height-at-least="0.353cm" fo:text-align="justify" style:justify-single-word="false" style:snap-to-layout-grid="false"/>
      <style:text-properties fo:font-weight="normal" officeooo:paragraph-rsid="00301ae3" style:font-weight-asian="normal" style:font-weight-complex="normal"/>
    </style:style>
    <style:style style:name="P33" style:family="paragraph" style:parent-style-name="Text_20_body">
      <style:paragraph-properties fo:margin-top="0cm" fo:margin-bottom="0cm" style:contextual-spacing="false" style:line-height-at-least="0.176cm" fo:text-align="justify" style:justify-single-word="false"/>
      <style:text-properties fo:font-weight="normal" style:font-weight-asian="normal" style:font-weight-complex="normal"/>
    </style:style>
    <style:style style:name="P34" style:family="paragraph" style:parent-style-name="Text_20_body">
      <style:paragraph-properties fo:margin-top="0cm" fo:margin-bottom="0cm" style:contextual-spacing="false" style:line-height-at-least="0.176cm" fo:text-align="justify" style:justify-single-word="false"/>
      <style:text-properties fo:font-weight="normal" officeooo:paragraph-rsid="002e31e4" style:font-weight-asian="normal" style:font-weight-complex="normal"/>
    </style:style>
    <style:style style:name="P35" style:family="paragraph" style:parent-style-name="western">
      <style:paragraph-properties fo:margin-top="0cm" fo:margin-bottom="0cm" style:contextual-spacing="false" style:line-height-at-least="0.353cm" fo:text-align="justify" style:justify-single-word="false" style:snap-to-layout-grid="false"/>
      <style:text-properties style:font-name="Calibri" fo:font-size="9pt" fo:language="ca" fo:country="ES" officeooo:paragraph-rsid="00550599" style:font-size-asian="9pt" style:font-name-complex="Calibri" style:font-size-complex="9pt"/>
    </style:style>
    <style:style style:name="P36" style:family="paragraph" style:parent-style-name="western">
      <style:paragraph-properties fo:margin-top="0cm" fo:margin-bottom="0cm" style:contextual-spacing="false" fo:text-align="justify" style:justify-single-word="false"/>
      <style:text-properties style:font-name="Calibri" fo:font-size="9pt" fo:language="ca" fo:country="ES" style:font-size-asian="9pt" style:font-name-complex="Calibri" style:font-size-complex="9pt"/>
    </style:style>
    <style:style style:name="P37" style:family="paragraph" style:parent-style-name="western">
      <style:paragraph-properties fo:margin-top="0cm" fo:margin-bottom="0cm" style:contextual-spacing="false" fo:text-align="justify" style:justify-single-word="false" style:snap-to-layout-grid="false"/>
      <style:text-properties style:font-name="Calibri" fo:font-size="9pt" fo:language="ca" fo:country="ES" style:font-size-asian="9pt" style:font-name-complex="Calibri" style:font-size-complex="9pt"/>
    </style:style>
    <style:style style:name="P38" style:family="paragraph" style:parent-style-name="western">
      <style:paragraph-properties fo:margin-top="0cm" fo:margin-bottom="0cm" style:contextual-spacing="false" fo:text-align="justify" style:justify-single-word="false"/>
      <style:text-properties fo:color="#000000" style:font-name="Calibri" fo:font-size="9pt" fo:language="ca" fo:country="ES" style:font-size-asian="9pt" style:font-name-complex="Calibri" style:font-size-complex="9pt"/>
    </style:style>
    <style:style style:name="P39" style:family="paragraph" style:parent-style-name="western">
      <style:paragraph-properties fo:margin-top="0cm" fo:margin-bottom="0cm" style:contextual-spacing="false" style:line-height-at-least="0.353cm" fo:text-align="justify" style:justify-single-word="false" style:snap-to-layout-grid="false"/>
      <style:text-properties fo:color="#000000" style:font-name="Calibri" fo:font-size="9pt" fo:language="ca" fo:country="ES" fo:font-weight="normal" officeooo:paragraph-rsid="00550599" style:font-size-asian="9pt" style:font-weight-asian="normal" style:font-name-complex="Calibri" style:font-size-complex="9pt" style:font-weight-complex="normal"/>
    </style:style>
    <style:style style:name="P40" style:family="paragraph" style:parent-style-name="Normal_20__28_Web_29_">
      <style:paragraph-properties fo:margin-top="0cm" fo:margin-bottom="0cm" style:contextual-spacing="false" style:line-height-at-least="0.353cm" fo:text-align="justify" style:justify-single-word="false" style:snap-to-layout-grid="false"/>
      <style:text-properties style:font-name="Calibri" fo:font-size="9pt" fo:language="ca" fo:country="ES" officeooo:paragraph-rsid="0054360d" style:font-size-asian="9pt" style:font-name-complex="Calibri" style:font-size-complex="9pt"/>
    </style:style>
    <style:style style:name="P41" style:family="paragraph" style:parent-style-name="Normal_20__28_Web_29_">
      <style:paragraph-properties fo:margin-top="0cm" fo:margin-bottom="0cm" style:contextual-spacing="false" style:line-height-at-least="0.353cm" fo:text-align="justify" style:justify-single-word="false"/>
      <style:text-properties style:font-name="Calibri" fo:font-size="9pt" fo:language="ca" fo:country="ES" officeooo:paragraph-rsid="0054360d" style:font-size-asian="9pt" style:font-name-complex="Calibri" style:font-size-complex="9pt"/>
    </style:style>
    <style:style style:name="P42" style:family="paragraph" style:parent-style-name="Normal_20__28_Web_29_">
      <style:paragraph-properties fo:margin-top="0cm" fo:margin-bottom="0cm" style:contextual-spacing="false" style:line-height-at-least="0.353cm" fo:text-align="justify" style:justify-single-word="false"/>
      <style:text-properties style:font-name="Calibri" fo:font-size="9pt" fo:language="ca" fo:country="ES" fo:font-weight="normal" officeooo:paragraph-rsid="0054360d" style:font-size-asian="9pt" style:font-weight-asian="normal" style:font-name-complex="Calibri" style:font-size-complex="9pt" style:font-weight-complex="normal"/>
    </style:style>
    <style:style style:name="P43" style:family="paragraph" style:parent-style-name="Normal_20__28_Web_29_">
      <style:paragraph-properties fo:margin-top="0cm" fo:margin-bottom="0cm" style:contextual-spacing="false" style:line-height-at-least="0.353cm" fo:text-align="justify" style:justify-single-word="false" style:snap-to-layout-grid="false"/>
      <style:text-properties fo:color="#000000" style:font-name="Calibri" fo:font-size="9pt" fo:language="ca" fo:country="ES" fo:font-weight="normal" officeooo:paragraph-rsid="0054360d" style:font-size-asian="9pt" style:font-weight-asian="normal" style:font-name-complex="Calibri" style:font-size-complex="9pt" style:font-weight-complex="normal"/>
    </style:style>
    <style:style style:name="P44" style:family="paragraph" style:parent-style-name="Normal_20__28_Web_29_">
      <style:paragraph-properties fo:margin-top="0cm" fo:margin-bottom="0cm" style:contextual-spacing="false" style:line-height-at-least="0.353cm" fo:text-align="justify" style:justify-single-word="false" style:snap-to-layout-grid="false"/>
      <style:text-properties fo:color="#000000" style:font-name="Calibri" fo:font-size="9pt" fo:language="ca" fo:country="ES" officeooo:paragraph-rsid="0054360d" style:font-size-asian="9pt" style:font-name-complex="Calibri" style:font-size-complex="9pt"/>
    </style:style>
    <style:style style:name="P45" style:family="paragraph" style:parent-style-name="Normal_20__28_Web_29_">
      <style:paragraph-properties fo:margin-top="0cm" fo:margin-bottom="0cm" style:contextual-spacing="false" style:line-height-at-least="0.353cm" fo:text-align="justify" style:justify-single-word="false"/>
      <style:text-properties fo:color="#000000" style:font-name="Calibri" fo:font-size="9pt" fo:language="ca" fo:country="ES" officeooo:paragraph-rsid="0054360d" style:font-size-asian="9pt" style:font-name-complex="Calibri" style:font-size-complex="9pt"/>
    </style:style>
    <style:style style:name="P46" style:family="paragraph" style:parent-style-name="_31__20_cabecera">
      <style:paragraph-properties fo:margin-top="0cm" fo:margin-bottom="0cm" style:contextual-spacing="false" style:line-height-at-least="0.176cm" fo:text-align="center" style:justify-single-word="false" style:snap-to-layout-grid="false"/>
      <style:text-properties fo:color="#000000" style:font-name="Calibri" fo:font-size="9pt" fo:language="ca" fo:country="ES" fo:font-weight="normal" officeooo:rsid="0054360d" officeooo:paragraph-rsid="005f7e9d" style:font-size-asian="9pt" style:font-weight-asian="normal" style:font-name-complex="Calibri" style:font-size-complex="9pt" style:font-weight-complex="normal"/>
    </style:style>
    <style:style style:name="P47" style:family="paragraph" style:parent-style-name="_31__20_cabecera">
      <style:paragraph-properties fo:margin-top="0cm" fo:margin-bottom="0cm" style:contextual-spacing="false" fo:line-height="110%" fo:text-align="center" style:justify-single-word="false" style:snap-to-layout-grid="false"/>
      <style:text-properties fo:color="#000000" style:font-name="Calibri" fo:font-size="9pt" fo:language="ca" fo:country="ES" officeooo:rsid="0054360d" officeooo:paragraph-rsid="005f7e9d" style:font-size-asian="9pt" style:font-name-complex="Calibri" style:font-size-complex="9pt"/>
    </style:style>
    <style:style style:name="P48" style:family="paragraph" style:parent-style-name="Table_20_Contents">
      <style:paragraph-properties style:line-height-at-least="0.353cm" fo:text-align="justify" style:justify-single-word="false" style:snap-to-layout-grid="false"/>
      <style:text-properties fo:font-weight="normal" officeooo:paragraph-rsid="002cffcc" style:font-weight-asian="normal" style:font-weight-complex="normal"/>
    </style:style>
    <style:style style:name="P49" style:family="paragraph" style:parent-style-name="Table_20_Contents">
      <style:paragraph-properties fo:text-align="justify" style:justify-single-word="false"/>
      <style:text-properties fo:color="#000000" style:font-name="Calibri" fo:font-size="9pt" fo:language="ca" fo:country="ES" style:font-size-asian="9pt" style:font-name-complex="Calibri" style:font-size-complex="9pt"/>
    </style:style>
    <style:style style:name="P50" style:family="paragraph" style:parent-style-name="Table_20_Contents">
      <style:paragraph-properties fo:text-align="justify" style:justify-single-word="false" style:snap-to-layout-grid="false"/>
      <style:text-properties fo:color="#000000" style:font-name="Calibri" fo:font-size="9pt" fo:language="ca" fo:country="ES" style:font-size-asian="9pt" style:font-name-complex="Calibri" style:font-size-complex="9pt"/>
    </style:style>
    <style:style style:name="P51" style:family="paragraph" style:parent-style-name="Table_20_Contents">
      <style:paragraph-properties fo:text-align="justify" style:justify-single-word="false" style:snap-to-layout-grid="false"/>
      <style:text-properties fo:color="#000000" style:font-name="Calibri" fo:font-size="9pt" fo:language="ca" fo:country="ES" officeooo:paragraph-rsid="0054360d" style:font-size-asian="9pt" style:font-name-complex="Calibri" style:font-size-complex="9pt"/>
    </style:style>
    <style:style style:name="P52" style:family="paragraph" style:parent-style-name="Table_20_Contents">
      <style:paragraph-properties style:line-height-at-least="0.353cm" fo:text-align="justify" style:justify-single-word="false" style:snap-to-layout-grid="false"/>
      <style:text-properties fo:color="#000000" style:font-name="Calibri" fo:font-size="9pt" fo:language="ca" fo:country="ES" officeooo:paragraph-rsid="00567e00" style:font-size-asian="9pt" style:font-name-complex="Calibri" style:font-size-complex="9pt"/>
    </style:style>
    <style:style style:name="P53" style:family="paragraph" style:parent-style-name="Table_20_Contents">
      <style:paragraph-properties fo:text-align="justify" style:justify-single-word="false" style:snap-to-layout-grid="false"/>
      <style:text-properties fo:color="#000000" style:font-name="Calibri" fo:font-size="8.5pt" fo:language="ca" fo:country="ES" style:font-size-asian="8.5pt" style:font-name-complex="Calibri" style:font-size-complex="8.5pt"/>
    </style:style>
    <style:style style:name="P54" style:family="paragraph" style:parent-style-name="Table_20_Contents">
      <style:paragraph-properties fo:text-align="justify" style:justify-single-word="false"/>
      <style:text-properties style:font-name="Calibri" fo:font-size="9pt" fo:language="ca" fo:country="ES" style:font-size-asian="9pt" style:font-name-complex="Calibri" style:font-size-complex="9pt"/>
    </style:style>
    <style:style style:name="P55" style:family="paragraph" style:parent-style-name="Table_20_Contents">
      <style:paragraph-properties fo:text-align="justify" style:justify-single-word="false" style:snap-to-layout-grid="false"/>
      <style:text-properties style:font-name="Calibri" fo:font-size="9pt" fo:language="ca" fo:country="ES" officeooo:paragraph-rsid="0054360d" style:font-size-asian="9pt" style:font-name-complex="Calibri" style:font-size-complex="9pt"/>
    </style:style>
    <style:style style:name="P56" style:family="paragraph" style:parent-style-name="Table_20_Contents">
      <style:paragraph-properties fo:text-align="justify" style:justify-single-word="false" style:snap-to-layout-grid="false"/>
      <style:text-properties style:font-name="Calibri" fo:font-size="9pt" fo:language="ca" fo:country="ES" officeooo:paragraph-rsid="00567e00" style:font-size-asian="9pt" style:font-name-complex="Calibri" style:font-size-complex="9pt"/>
    </style:style>
    <style:style style:name="P57" style:family="paragraph" style:parent-style-name="Table_20_Contents">
      <style:paragraph-properties fo:text-align="justify" style:justify-single-word="false"/>
      <style:text-properties style:font-name="Calibri" fo:font-size="9pt" fo:language="ca" fo:country="ES" officeooo:paragraph-rsid="00567e00" style:font-size-asian="9pt" style:font-name-complex="Calibri" style:font-size-complex="9pt"/>
    </style:style>
    <style:style style:name="P58" style:family="paragraph" style:parent-style-name="Table_20_Contents">
      <style:paragraph-properties fo:text-align="justify" style:justify-single-word="false" style:snap-to-layout-grid="false"/>
      <style:text-properties style:font-name="Calibri" fo:font-size="9pt" fo:language="ca" fo:country="ES" fo:font-weight="normal" officeooo:paragraph-rsid="0054360d" style:font-size-asian="9pt" style:font-weight-asian="normal" style:font-name-complex="Calibri" style:font-size-complex="9pt" style:font-weight-complex="normal"/>
    </style:style>
    <style:style style:name="P59" style:family="paragraph" style:parent-style-name="Table_20_Contents">
      <style:paragraph-properties fo:text-align="justify" style:justify-single-word="false"/>
      <style:text-properties style:font-name="Calibri" fo:font-size="9pt" fo:language="ca" fo:country="ES" fo:font-weight="normal" officeooo:paragraph-rsid="00567e00" style:font-size-asian="9pt" style:font-weight-asian="normal" style:font-name-complex="Calibri" style:font-size-complex="9pt" style:font-weight-complex="normal"/>
    </style:style>
    <style:style style:name="P60" style:family="paragraph" style:parent-style-name="texto">
      <style:text-properties fo:font-weight="normal" style:font-weight-asian="normal" style:font-weight-complex="normal"/>
    </style:style>
    <style:style style:name="P61" style:family="paragraph" style:parent-style-name="texto">
      <style:text-properties fo:color="#000000" style:font-name="Calibri" fo:font-size="9pt" fo:language="ca" fo:country="ES" fo:font-weight="normal" style:font-size-asian="9pt" style:font-weight-asian="normal" style:font-name-complex="Calibri" style:font-weight-complex="normal"/>
    </style:style>
    <style:style style:name="P62" style:family="paragraph" style:parent-style-name="texto">
      <style:text-properties fo:color="#000000" style:font-name="Calibri" fo:font-size="9pt" fo:language="ca" fo:country="ES" fo:font-weight="normal" style:font-name-asian="Arial" style:font-size-asian="9pt" style:font-weight-asian="normal" style:font-name-complex="Calibri" style:font-weight-complex="normal"/>
    </style:style>
    <style:style style:name="P63" style:family="paragraph" style:parent-style-name="texto">
      <style:text-properties fo:color="#000000" style:font-name="Calibri" fo:font-size="8pt" fo:language="ca" fo:country="ES" fo:font-weight="normal" style:font-size-asian="8pt" style:font-weight-asian="normal" style:font-name-complex="Calibri" style:font-weight-complex="normal"/>
    </style:style>
    <style:style style:name="P64" style:family="paragraph" style:parent-style-name="Text_20_body">
      <style:paragraph-properties fo:margin-top="0cm" fo:margin-bottom="0.199cm" style:contextual-spacing="false" style:line-height-at-least="0.353cm" fo:text-align="justify" style:justify-single-word="false" style:snap-to-layout-grid="false"/>
      <style:text-properties fo:color="#000000" style:font-name="Calibri" fo:font-size="9pt" fo:language="ca" fo:country="ES" fo:font-weight="normal" style:font-size-asian="9pt" style:font-weight-asian="normal" style:font-name-complex="Calibri" style:font-size-complex="9pt" style:font-weight-complex="normal"/>
    </style:style>
    <style:style style:name="P65" style:family="paragraph" style:parent-style-name="Standard">
      <style:paragraph-properties fo:margin-top="0cm" fo:margin-bottom="0.212cm" style:contextual-spacing="false" fo:text-align="justify" style:justify-single-word="false" style:snap-to-layout-grid="false"/>
      <style:text-properties fo:color="#000000" style:font-name="Calibri" fo:font-size="9pt" fo:language="ca" fo:country="ES" officeooo:paragraph-rsid="00567e00" style:font-size-asian="9pt" style:font-name-complex="Calibri" style:font-size-complex="9pt"/>
    </style:style>
    <style:style style:name="P66" style:family="paragraph" style:parent-style-name="Table_20_Contents">
      <style:paragraph-properties fo:margin-top="0cm" fo:margin-bottom="0.212cm" style:contextual-spacing="false" fo:line-height="115%" fo:text-align="justify" style:justify-single-word="false" fo:orphans="2" fo:widows="2" style:snap-to-layout-grid="false"/>
      <style:text-properties fo:color="#000000" style:font-name="Calibri" fo:font-size="9pt" fo:language="ca" fo:country="ES" fo:font-weight="normal" officeooo:paragraph-rsid="00567e00" style:font-name-asian="Arial" style:font-size-asian="9pt" style:font-weight-asian="normal" style:font-name-complex="Calibri" style:font-size-complex="9pt" style:font-weight-complex="normal"/>
    </style:style>
    <style:style style:name="P67" style:family="paragraph" style:parent-style-name="_33__20_gris">
      <style:text-properties style:font-name="Calibri" fo:font-size="9pt" fo:language="ca" fo:country="ES" fo:font-weight="bold" officeooo:rsid="0047fe6d" officeooo:paragraph-rsid="0047fe6d" style:letter-kerning="true" style:font-name-asian="SimSun1" style:font-size-asian="9pt" style:language-asian="zh" style:country-asian="CN" style:font-weight-asian="bold" style:font-name-complex="Calibri" style:font-size-complex="9pt" style:language-complex="hi" style:country-complex="IN" style:font-weight-complex="bold"/>
    </style:style>
    <style:style style:name="P68" style:family="paragraph" style:parent-style-name="_33__20_gris">
      <style:text-properties officeooo:rsid="0054360d" officeooo:paragraph-rsid="0054360d"/>
    </style:style>
    <style:style style:name="P69" style:family="paragraph" style:parent-style-name="Standard">
      <style:paragraph-properties fo:margin-top="0cm" fo:margin-bottom="0.101cm" style:contextual-spacing="false" fo:text-align="justify" style:justify-single-word="false"/>
      <style:text-properties style:font-name="Calibri" fo:font-size="9pt" fo:language="ca" fo:country="ES" fo:font-weight="normal" officeooo:paragraph-rsid="0054360d" style:font-size-asian="9pt" style:font-weight-asian="normal" style:font-name-complex="Calibri" style:font-size-complex="9pt" style:font-weight-complex="normal"/>
    </style:style>
    <style:style style:name="P70" style:family="paragraph" style:parent-style-name="Standard">
      <style:paragraph-properties fo:margin-top="0cm" fo:margin-bottom="0.101cm" style:contextual-spacing="false" fo:text-align="justify" style:justify-single-word="false"/>
      <style:text-properties style:font-name="Calibri" fo:font-size="9pt" fo:language="ca" fo:country="ES" officeooo:paragraph-rsid="0054360d" style:font-size-asian="9pt" style:font-name-complex="Calibri" style:font-size-complex="9pt"/>
    </style:style>
    <style:style style:name="P71" style:family="paragraph" style:parent-style-name="Table_20_Contents">
      <style:paragraph-properties fo:margin-top="0cm" fo:margin-bottom="0.101cm" style:contextual-spacing="false" fo:text-align="justify" style:justify-single-word="false"/>
      <style:text-properties style:font-name="Calibri" fo:font-size="9pt" fo:language="ca" fo:country="ES" officeooo:paragraph-rsid="0054360d" style:font-size-asian="9pt" style:font-name-complex="Calibri" style:font-size-complex="9pt"/>
    </style:style>
    <style:style style:name="P72" style:family="paragraph" style:parent-style-name="Table_20_Contents">
      <style:paragraph-properties fo:margin-top="0cm" fo:margin-bottom="0.101cm" style:contextual-spacing="false" fo:text-align="justify" style:justify-single-word="false" style:snap-to-layout-grid="false"/>
      <style:text-properties fo:color="#000000" style:font-name="Calibri" fo:font-size="9pt" fo:language="ca" fo:country="ES" officeooo:paragraph-rsid="0054360d" style:font-size-asian="9pt" style:font-name-complex="Calibri" style:font-size-complex="9pt"/>
    </style:style>
    <style:style style:name="P73" style:family="paragraph" style:parent-style-name="Normal_20__28_Web_29_">
      <style:paragraph-properties fo:margin-top="0.176cm" fo:margin-bottom="0cm" style:contextual-spacing="false" style:line-height-at-least="0.176cm" fo:text-align="justify" style:justify-single-word="false" style:snap-to-layout-grid="false"/>
      <style:text-properties style:font-name="Calibri" fo:font-size="9pt" fo:language="ca" fo:country="ES" fo:font-weight="normal" officeooo:paragraph-rsid="0054360d" style:font-size-asian="9pt" style:font-weight-asian="normal" style:font-name-complex="Calibri" style:font-size-complex="9pt" style:font-weight-complex="normal"/>
    </style:style>
    <style:style style:name="P74" style:family="paragraph" style:parent-style-name="_31__20_cabecera">
      <style:text-properties officeooo:rsid="0054360d" officeooo:paragraph-rsid="005da195"/>
    </style:style>
    <style:style style:name="P75" style:family="paragraph" style:parent-style-name="_31__20_cabecera">
      <style:text-properties fo:color="#ffffff" style:font-name="Calibri" fo:font-size="12pt" fo:language="es" fo:country="ES" officeooo:rsid="0054360d" officeooo:paragraph-rsid="005da195" style:letter-kerning="true" style:font-name-asian="SimSun1" style:font-size-asian="12pt" style:language-asian="zh" style:country-asian="CN" style:font-name-complex="Calibri" style:font-size-complex="12pt" style:language-complex="hi" style:country-complex="IN"/>
    </style:style>
    <style:style style:name="P76" style:family="paragraph" style:parent-style-name="_31__20_cabecera">
      <style:text-properties fo:font-weight="normal" officeooo:rsid="0054360d" officeooo:paragraph-rsid="0060286a" style:font-weight-asian="normal" style:font-weight-complex="normal"/>
    </style:style>
    <style:style style:name="P77" style:family="paragraph" style:parent-style-name="Standard">
      <style:paragraph-properties fo:text-align="justify" style:justify-single-word="false" style:snap-to-layout-grid="false"/>
      <style:text-properties fo:color="#000000" style:font-name="Calibri" fo:font-size="9pt" fo:language="ca" fo:country="ES" style:font-size-asian="9pt" style:font-name-complex="Calibri" style:font-size-complex="9pt"/>
    </style:style>
    <style:style style:name="P78" style:family="paragraph" style:parent-style-name="Header" style:master-page-name="_31_">
      <style:paragraph-properties fo:text-align="start" style:justify-single-word="false" style:page-number="auto" fo:break-before="auto" fo:break-after="auto">
        <style:tab-stops>
          <style:tab-stop style:position="3cm"/>
          <style:tab-stop style:position="12.924cm"/>
          <style:tab-stop style:position="13cm"/>
          <style:tab-stop style:position="21.11cm"/>
        </style:tab-stops>
      </style:paragraph-properties>
      <style:text-properties style:use-window-font-color="true" style:font-name="Times New Roman" fo:font-size="8pt" fo:language="es" fo:country="ES" officeooo:rsid="0048d237" officeooo:paragraph-rsid="005bc7a2" style:letter-kerning="true" style:font-name-asian="SimSun1" style:font-size-asian="8pt" style:language-asian="zh" style:country-asian="CN" style:font-name-complex="Microsoft YaHei" style:font-size-complex="8pt" style:language-complex="hi" style:country-complex="IN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style:font-name="Calibri" fo:font-size="9pt" fo:language="ca" fo:country="ES" style:font-size-asian="9pt" style:font-name-complex="Calibri"/>
    </style:style>
    <style:style style:name="T4" style:family="text">
      <style:text-properties style:font-name="Calibri" fo:font-size="9pt" fo:language="ca" fo:country="ES" style:font-name-asian="Arial" style:font-size-asian="9pt" style:font-name-complex="Calibri"/>
    </style:style>
    <style:style style:name="T5" style:family="text">
      <style:text-properties fo:color="#000000" style:font-name="Calibri" fo:font-size="9pt" fo:language="ca" fo:country="ES" style:font-size-asian="9pt" style:font-name-complex="Calibri"/>
    </style:style>
    <style:style style:name="T6" style:family="text">
      <style:text-properties fo:color="#000000" style:font-name="Calibri" fo:font-size="9pt" fo:language="ca" fo:country="ES" style:font-size-asian="9pt" style:font-name-complex="Calibri" style:font-size-complex="9pt"/>
    </style:style>
    <style:style style:name="T7" style:family="text">
      <style:text-properties fo:color="#000000" style:font-name="Calibri" fo:font-size="9pt" fo:language="ca" fo:country="ES" officeooo:rsid="0030f36d" style:font-size-asian="9pt" style:font-name-complex="Calibri" style:font-size-complex="9pt"/>
    </style:style>
    <style:style style:name="T8" style:family="text">
      <style:text-properties fo:color="#000000" style:font-name="Calibri" fo:font-size="9pt" fo:language="ca" fo:country="ES" officeooo:rsid="0031dadd" style:font-size-asian="9pt" style:font-name-complex="Calibri" style:font-size-complex="9pt"/>
    </style:style>
    <style:style style:name="T9" style:family="text">
      <style:text-properties fo:color="#000000" style:font-name="Calibri" fo:font-size="9pt" fo:language="ca" fo:country="ES" officeooo:rsid="001a165d" style:font-size-asian="9pt" style:font-name-complex="Calibri"/>
    </style:style>
    <style:style style:name="T10" style:family="text">
      <style:text-properties fo:color="#000000" style:font-name="Calibri" fo:font-size="9pt" fo:language="ca" fo:country="ES" officeooo:rsid="001b0150" style:font-size-asian="9pt" style:font-name-complex="Calibri"/>
    </style:style>
    <style:style style:name="T11" style:family="text">
      <style:text-properties fo:color="#000000" style:font-name="Calibri" fo:font-size="9pt" fo:language="ca" fo:country="ES" style:text-underline-style="solid" style:text-underline-width="auto" style:text-underline-color="font-color" style:font-size-asian="9pt" style:font-name-complex="Calibri"/>
    </style:style>
    <style:style style:name="T12" style:family="text">
      <style:text-properties fo:color="#000000" style:font-name="Calibri" fo:font-size="9pt" fo:language="ca" fo:country="ES" style:text-underline-style="solid" style:text-underline-width="auto" style:text-underline-color="font-color" style:font-size-asian="9pt" style:font-name-complex="Calibri" style:font-size-complex="9pt"/>
    </style:style>
    <style:style style:name="T13" style:family="text">
      <style:text-properties fo:color="#000000" style:font-name="Calibri" fo:font-size="9pt" fo:language="ca" fo:country="ES" style:text-underline-style="solid" style:text-underline-width="auto" style:text-underline-color="font-color" style:font-name-asian="Arial" style:font-size-asian="9pt" style:font-name-complex="Calibri"/>
    </style:style>
    <style:style style:name="T14" style:family="text">
      <style:text-properties fo:color="#000000" style:font-name="Calibri" fo:font-size="9pt" fo:language="ca" fo:country="ES" style:text-underline-style="solid" style:text-underline-width="auto" style:text-underline-color="font-color" style:font-name-asian="Arial" style:font-size-asian="9pt" style:font-name-complex="Calibri" style:font-size-complex="9pt"/>
    </style:style>
    <style:style style:name="T15" style:family="text">
      <style:text-properties fo:color="#000000" style:font-name="Calibri" fo:font-size="9pt" fo:language="ca" fo:country="ES" style:font-name-asian="Lucida Sans Unicode" style:font-size-asian="9pt" style:font-name-complex="Calibri"/>
    </style:style>
    <style:style style:name="T16" style:family="text">
      <style:text-properties fo:color="#000000" style:font-name="Calibri" fo:font-size="9pt" fo:language="ca" fo:country="ES" style:font-name-asian="Arial" style:font-size-asian="9pt" style:font-name-complex="Calibri"/>
    </style:style>
    <style:style style:name="T17" style:family="text">
      <style:text-properties fo:color="#000000" style:font-name="Calibri" fo:font-size="9pt" fo:language="ca" fo:country="ES" style:font-name-asian="Arial" style:font-size-asian="9pt" style:font-name-complex="Calibri" style:font-size-complex="9pt"/>
    </style:style>
    <style:style style:name="T18" style:family="text">
      <style:text-properties fo:color="#000000" style:font-name="Calibri" fo:font-size="9pt" fo:language="ca" fo:country="ES" officeooo:rsid="001ff638" style:font-name-asian="Arial" style:font-size-asian="9pt" style:font-name-complex="Calibri"/>
    </style:style>
    <style:style style:name="T19" style:family="text">
      <style:text-properties fo:color="#000000" style:font-name="Calibri" fo:font-size="9pt" fo:language="ca" fo:country="ES" style:font-name-asian="Calibri" style:font-size-asian="9pt" style:font-name-complex="Calibri" style:font-size-complex="9pt"/>
    </style:style>
    <style:style style:name="T20" style:family="text">
      <style:text-properties fo:color="#000000" style:font-name="Calibri" fo:font-size="9pt" fo:language="ca" fo:country="ES" officeooo:rsid="0031dadd" style:font-name-asian="Calibri" style:font-size-asian="9pt" style:font-name-complex="Calibri" style:font-size-complex="9pt"/>
    </style:style>
    <style:style style:name="T21" style:family="text">
      <style:text-properties fo:color="#000000" style:font-name="Calibri" fo:font-size="9pt" fo:language="ca" fo:country="ES" fo:font-weight="bold" style:font-size-asian="9pt" style:font-weight-asian="bold" style:font-name-complex="Calibri" style:font-size-complex="9pt" style:font-weight-complex="bold"/>
    </style:style>
    <style:style style:name="T22" style:family="text">
      <style:text-properties fo:color="#000000" style:font-name="Calibri" fo:font-size="9pt" fo:language="ca" fo:country="ES" fo:font-weight="bold" officeooo:rsid="003441f8" style:font-size-asian="9pt" style:font-weight-asian="bold" style:font-name-complex="Calibri" style:font-size-complex="9pt" style:font-weight-complex="bold"/>
    </style:style>
    <style:style style:name="T23" style:family="text">
      <style:text-properties fo:color="#000000" style:font-name="Calibri" fo:font-size="9pt" fo:language="ca" fo:country="ES" style:text-underline-style="none" style:font-size-asian="9pt" style:font-name-complex="Calibri" style:font-size-complex="9pt"/>
    </style:style>
    <style:style style:name="T24" style:family="text">
      <style:text-properties fo:color="#000000" style:font-name="Calibri" fo:font-size="8pt" fo:language="ca" fo:country="ES" style:font-size-asian="8pt" style:font-name-complex="Calibri"/>
    </style:style>
    <style:style style:name="T25" style:family="text">
      <style:text-properties fo:color="#000000" style:font-name="Calibri" fo:font-size="8pt" fo:language="ca" fo:country="ES" style:font-name-asian="Arial" style:font-size-asian="8pt" style:font-name-complex="Calibri"/>
    </style:style>
    <style:style style:name="T26" style:family="text">
      <style:text-properties fo:color="#ff0000" style:font-name="Calibri" fo:font-size="9pt" fo:language="ca" fo:country="ES" style:font-size-asian="9pt" style:font-name-complex="Calibri"/>
    </style:style>
    <style:style style:name="T27" style:family="text">
      <style:text-properties fo:color="#0000ff" style:font-name="Calibri" fo:font-size="9pt" fo:language="ca" fo:country="ES" style:font-size-asian="9pt" style:font-name-complex="Calibri"/>
    </style:style>
    <style:style style:name="T28" style:family="text">
      <style:text-properties fo:color="#0000ff" style:font-name="Calibri" fo:font-size="9pt" fo:language="ca" fo:country="ES" style:font-name-asian="Arial" style:font-size-asian="9pt" style:font-name-complex="Calibri"/>
    </style:style>
    <style:style style:name="T29" style:family="text">
      <style:text-properties style:font-size-complex="9pt"/>
    </style:style>
    <style:style style:name="T30" style:family="text">
      <style:text-properties officeooo:rsid="002fb509" style:font-size-complex="9pt"/>
    </style:style>
    <style:style style:name="T31" style:family="text">
      <style:text-properties officeooo:rsid="00336862" style:font-size-complex="9pt"/>
    </style:style>
    <style:style style:name="T32" style:family="text">
      <style:text-properties officeooo:rsid="001b0150"/>
    </style:style>
    <style:style style:name="T33" style:family="text">
      <style:text-properties fo:font-weight="bold" style:font-weight-asian="bold" style:font-size-complex="9pt" style:font-weight-complex="bold"/>
    </style:style>
    <style:style style:name="T34" style:family="text">
      <style:text-properties fo:font-weight="bold" officeooo:rsid="00336862" style:font-weight-asian="bold" style:font-size-complex="9pt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officeooo:rsid="00348869" style:font-weight-asian="bold" style:font-weight-complex="bold"/>
    </style:style>
    <style:style style:name="T37" style:family="text">
      <style:text-properties officeooo:rsid="00348869"/>
    </style:style>
    <style:style style:name="T38" style:family="text">
      <style:text-properties style:text-position="super 58%"/>
    </style:style>
    <style:style style:name="T39" style:family="text">
      <style:text-properties fo:color="#ffffff" style:font-name="Calibri" fo:font-size="12pt" fo:language="es" fo:country="ES" style:letter-kerning="true" style:font-name-asian="SimSun1" style:font-size-asian="12pt" style:language-asian="zh" style:country-asian="CN" style:font-name-complex="Calibri" style:font-size-complex="12pt" style:language-complex="hi" style:country-complex="IN"/>
    </style:style>
    <style:style style:name="T40" style:family="text">
      <style:text-properties fo:color="#ffffff" style:font-name="Calibri" fo:font-size="12pt" fo:language="es" fo:country="ES" officeooo:rsid="005da195" style:letter-kerning="true" style:font-name-asian="SimSun1" style:font-size-asian="12pt" style:language-asian="zh" style:country-asian="CN" style:font-name-complex="Calibri" style:font-size-complex="12pt" style:language-complex="hi" style:country-complex="IN"/>
    </style:style>
    <style:style style:name="T41" style:family="text">
      <style:text-properties fo:color="#ffffff" style:font-name="Calibri" fo:font-size="12pt" fo:language="es" fo:country="ES" officeooo:rsid="005f7e9d" style:letter-kerning="true" style:font-name-asian="SimSun1" style:font-size-asian="12pt" style:language-asian="zh" style:country-asian="CN" style:font-name-complex="Calibri" style:font-size-complex="12pt" style:language-complex="hi" style:country-complex="IN"/>
    </style:style>
    <style:style style:name="T42" style:family="text">
      <style:text-properties fo:color="#ffffff" style:font-name="Calibri" fo:font-size="12pt" fo:language="es" fo:country="ES" officeooo:rsid="0060286a" style:letter-kerning="true" style:font-name-asian="SimSun1" style:font-size-asian="12pt" style:language-asian="zh" style:country-asian="CN" style:font-name-complex="Calibri" style:font-size-complex="12pt" style:language-complex="hi" style:country-complex="IN"/>
    </style:style>
    <style:style style:name="T43" style:family="text">
      <style:text-properties fo:color="#ffffff" fo:font-size="12pt" fo:language="es" fo:country="ES" style:letter-kerning="true" style:font-name-asian="SimSun1" style:font-size-asian="12pt" style:language-asian="zh" style:country-asian="CN" style:font-size-complex="12pt" style:language-complex="hi" style:country-complex="IN"/>
    </style:style>
    <style:style style:name="T44" style:family="text">
      <style:text-properties fo:color="#ffffff" fo:font-size="12pt" fo:language="es" fo:country="ES" officeooo:rsid="005f7e9d" style:letter-kerning="true" style:font-name-asian="SimSun1" style:font-size-asian="12pt" style:language-asian="zh" style:country-asian="CN" style:font-size-complex="12pt" style:language-complex="hi" style:country-complex="IN"/>
    </style:style>
    <style:style style:name="T45" style:family="text">
      <style:text-properties officeooo:rsid="001bb1be"/>
    </style:style>
    <style:style style:name="T46" style:family="text">
      <style:text-properties officeooo:rsid="00567e00"/>
    </style:style>
    <style:style style:name="Sect1" style:family="section">
      <style:section-properties text:dont-balance-text-columns="false" style:editable="false">
        <style:columns fo:column-count="2" fo:column-gap="0.998cm">
          <style:column-sep style:width="0.009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ció1">
        <text:p text:style-name="P78"/>
        <text:p text:style-name="P4">1. Competència en comunicació lingüística CCLI</text:p>
        <text:p text:style-name="P4">2. Competència matemàtica i competència bàsica en ciència i tecnologia CMCT</text:p>
        <text:p text:style-name="P4">3. Competència digital CD</text:p>
        <text:p text:style-name="P4">4. Competència per aprendre a aprendre CAA</text:p>
        <text:p text:style-name="P4">5. Consciència i expressions culturals CEC</text:p>
        <text:p text:style-name="P4">6. Sentit d'iniciativa i espírit emprenedor SIEE</text:p>
        <text:p text:style-name="P6">7. Competències socials i cíviques CSC</text:p>
        <text:p text:style-name="P6"/>
        <text:p text:style-name="P5">A: Aconseguit <text:s text:c="2"/>EP: En procés <text:s text:c="2"/>I: Iniciat</text:p>
      </text:section>
      <text:p text:style-name="P7"/>
      <text:p text:style-name="P8"/>
      <table:table table:name="Taula2" table:style-name="Taula2">
        <table:table-column table:style-name="Taula2.A"/>
        <table:table-column table:style-name="Taula2.B" table:number-columns-repeated="2"/>
        <table:table-column table:style-name="Taula2.D"/>
        <table:table-column table:style-name="Taula2.E" table:number-columns-repeated="4"/>
        <table:table-row table:style-name="Taula2.1">
          <table:table-cell table:style-name="Taula2.A1" table:number-columns-spanned="8" office:value-type="string">
            <text:p text:style-name="P75">ÀREA: Llengua Castellana i Literatura <text:s text:c="19"/>NIVELL: 3r EDUCACIÓ PRIMÀRI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ula2.1">
          <table:table-cell table:style-name="Taula2.A2" table:number-columns-spanned="8" office:value-type="string">
            <text:p text:style-name="P74">BLOC 1. LA LLENGUA ORAL. PARLAR I ESCOLTA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ula2.1">
          <table:table-cell table:style-name="Taula2.A3" office:value-type="string">
            <text:p text:style-name="P68">CONTINGUTS</text:p>
          </table:table-cell>
          <table:table-cell table:style-name="Taula2.A3" office:value-type="string">
            <text:p text:style-name="_33__20_gris">CRITERIS D’AVALUACIÓ</text:p>
          </table:table-cell>
          <table:table-cell table:style-name="Taula2.A3" office:value-type="string">
            <text:p text:style-name="_33__20_gris">INDICADORS D’ÈXIT</text:p>
          </table:table-cell>
          <table:table-cell table:style-name="Taula2.A3" office:value-type="string">
            <text:p text:style-name="_33__20_gris">CCLV</text:p>
          </table:table-cell>
          <table:table-cell table:style-name="Taula2.A3" office:value-type="string">
            <text:p text:style-name="P67">1<text:span text:style-name="T38">r</text:span> T</text:p>
          </table:table-cell>
          <table:table-cell table:style-name="Taula2.A3" office:value-type="string">
            <text:p text:style-name="P67">2<text:span text:style-name="T38">n</text:span> T</text:p>
          </table:table-cell>
          <table:table-cell table:style-name="Taula2.A3" office:value-type="string">
            <text:p text:style-name="P67">3<text:span text:style-name="T38">r</text:span> T</text:p>
          </table:table-cell>
          <table:table-cell table:style-name="Taula2.H3" office:value-type="string">
            <text:p text:style-name="P67">FIN</text:p>
          </table:table-cell>
        </table:table-row>
        <table:table-row table:style-name="Taula2.1">
          <table:table-cell table:style-name="Taula2.A4" table:number-rows-spanned="3" office:value-type="string">
            <text:p text:style-name="P15">Estratègies i normes d'interacció oral apreses: escoltar atentament i respectar les normes de cortesia a més de les intervencions, sentiments i les experiències dels altres. Formulació d'hipòtesis sobre significats a partir de l'anàlisi d'elements significatius, lingüístics i paralingüístics (modulació i to de la veu, gestualitat, llenguatge corporal i postural).</text:p>
            <text:p text:style-name="P51">Situacions de comunicació, dirigides o espontànies: assemblees, conversacions i diàlegs reals o simulats.</text:p>
            <text:p text:style-name="P55">Organització del discurs: exposició clara i ordenada mantenint el tema per a expressar la capacitat, el gust, la preferència, l'opinió, l'acord o desacord, el sentiment.</text:p>
            <text:p text:style-name="P58">Utilització de recursos per a controlar el procés de comunicació (“pot repetir, per favor?, perdó, no entenc”, etc.).</text:p>
          </table:table-cell>
          <table:table-cell table:style-name="Taula2.A4" table:number-rows-spanned="3" office:value-type="string">
            <text:p text:style-name="P60">3rCLL.BL1.1 Participar en conversacions i assemblees i utilitzar el diàleg per a resoldre conflictes interpersonals escoltant amb atenció, respectant el torn de paraula i les normes de cortesia, exposant idees i opinions, mantenint el tema i ordenant el discurs amb frases curtes i ben construïdes.</text:p>
          </table:table-cell>
          <table:table-cell table:style-name="Taula2.A4" office:value-type="string">
            <text:p text:style-name="P60"><text:span text:style-name="T5">3rCLL.BL1.1.1 Participa en les situacions de comunicació oral del nivell educatiu (conversacions, diàlegs i assemblees)</text:span><text:span text:style-name="T27"> </text:span><text:span text:style-name="T5">respectant les normes de cortesia i utilitzant un llenguatge respectuós.</text:span></text:p>
          </table:table-cell>
          <table:table-cell table:style-name="Taula2.A4" office:value-type="string">
            <text:p text:style-name="_33__20_competencias">CSC</text:p>
            <text:p text:style-name="_33__20_competencias">CCLI</text:p>
            <text:p text:style-name="_33__20_competencias"/>
          </table:table-cell>
          <table:table-cell table:style-name="Taula2.A4" office:value-type="string">
            <text:p text:style-name="_33__20_competencias"/>
          </table:table-cell>
          <table:table-cell table:style-name="Taula2.A4" office:value-type="string">
            <text:p text:style-name="_33__20_competencias"/>
          </table:table-cell>
          <table:table-cell table:style-name="Taula2.A4" office:value-type="string">
            <text:p text:style-name="_33__20_competencias"/>
          </table:table-cell>
          <table:table-cell table:style-name="Taula2.H4" office:value-type="string">
            <text:p text:style-name="_33__20_competencias"/>
          </table:table-cell>
        </table:table-row>
        <table:table-row table:style-name="Taula2.1">
          <table:covered-table-cell/>
          <table:covered-table-cell/>
          <table:table-cell table:style-name="Taula2.C5" office:value-type="string">
            <text:p text:style-name="P61">3rCLL.BL1.1.2 Participa en situacions de comunicació oral del nivell educatiu i en diàlegs per a resoldre conflictes interpersonals, escoltant amb atenció, mantenint un contacte ocular intermitent i demostrant interés amb gestos i paraules adequats.</text:p>
          </table:table-cell>
          <table:table-cell table:style-name="Taula2.D5" office:value-type="string">
            <text:p text:style-name="_33__20_competencias">CSC</text:p>
            <text:p text:style-name="_33__20_competencias">CCLI</text:p>
            <text:p text:style-name="_33__20_competencias"/>
          </table:table-cell>
          <table:table-cell table:style-name="Taula2.E5" office:value-type="string">
            <text:p text:style-name="_33__20_competencias"/>
          </table:table-cell>
          <table:table-cell table:style-name="Taula2.F5" office:value-type="string">
            <text:p text:style-name="_33__20_competencias"/>
          </table:table-cell>
          <table:table-cell table:style-name="Taula2.G5" office:value-type="string">
            <text:p text:style-name="_33__20_competencias"/>
          </table:table-cell>
          <table:table-cell table:style-name="Taula2.H5" office:value-type="string">
            <text:p text:style-name="_33__20_competencias"/>
          </table:table-cell>
        </table:table-row>
        <table:table-row table:style-name="Taula2.1">
          <table:covered-table-cell/>
          <table:covered-table-cell/>
          <table:table-cell table:style-name="Taula2.C6" office:value-type="string">
            <text:p text:style-name="P61">3rCLL.BL1.1.3 Participa en les situacions de comunicació oral del nivell educatiu (conversacions, diàlegs i assemblees) sobre temes pròxims a la seua experiència, manté el tema i ordena el discurs amb frases curtes i ben construïdes.</text:p>
          </table:table-cell>
          <table:table-cell table:style-name="Taula2.D6" office:value-type="string">
            <text:p text:style-name="_33__20_competencias">CCLI</text:p>
            <text:p text:style-name="_33__20_competencias"/>
          </table:table-cell>
          <table:table-cell table:style-name="Taula2.E6" office:value-type="string">
            <text:p text:style-name="_33__20_competencias"/>
          </table:table-cell>
          <table:table-cell table:style-name="Taula2.F6" office:value-type="string">
            <text:p text:style-name="_33__20_competencias"/>
          </table:table-cell>
          <table:table-cell table:style-name="Taula2.G6" office:value-type="string">
            <text:p text:style-name="_33__20_competencias"/>
          </table:table-cell>
          <table:table-cell table:style-name="Taula2.H6" office:value-type="string">
            <text:p text:style-name="_33__20_competencias"/>
          </table:table-cell>
        </table:table-row>
        <table:table-row table:style-name="Taula2.1">
          <table:table-cell table:style-name="Taula2.A8" table:number-rows-spanned="2" office:value-type="string">
            <text:p text:style-name="P72">Utilització d'estratègies de comprensió dels missatges orals: atenció, retenció, anticipació del contingut i de la situació per mitjà <text:soft-page-break/>del context verbal i no verbal, identificació d'idees principals i secundàries i de la intenció del parlant.</text:p>
            <text:p text:style-name="P70">Comprensió de textos orals literaris o no literaris amb finalitat didàctica o d'ús quotidià.</text:p>
            <text:p text:style-name="P71">Informació personal, familiar i de l'entorn pròxim.</text:p>
            <text:p text:style-name="P69">Identificació de paraules clau com a estratègia de comprensió dels missatges.</text:p>
          </table:table-cell>
          <table:table-cell table:style-name="Taula2.B8" table:number-rows-spanned="2" office:value-type="string">
            <text:p text:style-name="P60">3rCLL.BL1.2 Captar el sentit global i reconéixer idees principals, secundàries i dades específiques de la informació verbal i no verbal de textos orals pròxims a la <text:soft-page-break/>seua experiència i resumir-ne oralment el contingut.</text:p>
          </table:table-cell>
          <table:table-cell table:style-name="Taula2.C7" office:value-type="string">
            <text:p text:style-name="P20"><text:span text:style-name="T29">3rCLL.BL1.2.1 </text:span><text:span text:style-name="T33">Identifica el tema</text:span><text:span text:style-name="T29"> </text:span><text:span text:style-name="T30">en textos orals pròxims a la seua experiència </text:span><text:span text:style-name="T29"><text:s/>(explicacions, normes, instruccions) i </text:span><text:span text:style-name="T33">textos literaris breus</text:span><text:span text:style-name="T29">.</text:span></text:p>
          </table:table-cell>
          <table:table-cell table:style-name="Taula2.D7" office:value-type="string">
            <text:p text:style-name="_33__20_competencias">CCLI</text:p>
            <text:p text:style-name="_33__20_competencias"/>
          </table:table-cell>
          <table:table-cell table:style-name="Taula2.E7" office:value-type="string">
            <text:p text:style-name="_33__20_competencias"/>
          </table:table-cell>
          <table:table-cell table:style-name="Taula2.F7" office:value-type="string">
            <text:p text:style-name="_33__20_competencias"/>
          </table:table-cell>
          <table:table-cell table:style-name="Taula2.G7" office:value-type="string">
            <text:p text:style-name="_33__20_competencias"/>
          </table:table-cell>
          <table:table-cell table:style-name="Taula2.H7" office:value-type="string">
            <text:p text:style-name="_33__20_competencias"/>
          </table:table-cell>
        </table:table-row>
        <table:table-row table:style-name="Taula2.1">
          <table:covered-table-cell/>
          <table:covered-table-cell/>
          <table:table-cell table:style-name="Taula2.C8" office:value-type="string">
            <text:p text:style-name="P61">3rCLL.BL1.2.2 Reconeix, en textos orals del nivell educatiu, les idees secundàries del contingut de la comunicació.</text:p>
          </table:table-cell>
          <table:table-cell table:style-name="Taula2.D8" office:value-type="string">
            <text:p text:style-name="_33__20_competencias">CAA</text:p>
            <text:p text:style-name="_33__20_competencias">CCLI</text:p>
            <text:p text:style-name="_33__20_competencias"/>
          </table:table-cell>
          <table:table-cell table:style-name="Taula2.E8" office:value-type="string">
            <text:p text:style-name="_33__20_competencias"/>
          </table:table-cell>
          <table:table-cell table:style-name="Taula2.F8" office:value-type="string">
            <text:p text:style-name="_33__20_competencias"/>
          </table:table-cell>
          <table:table-cell table:style-name="Taula2.G8" office:value-type="string">
            <text:p text:style-name="_33__20_competencias"/>
          </table:table-cell>
          <table:table-cell table:style-name="Taula2.H8" office:value-type="string">
            <text:p text:style-name="_33__20_competencias"/>
          </table:table-cell>
        </table:table-row>
        <table:table-row table:style-name="Taula2.1">
          <table:table-cell table:style-name="Taula2.A12" table:number-rows-spanned="4" office:value-type="string">
            <text:p text:style-name="P17">Importància de la millora en expressió oral.</text:p>
            <text:p text:style-name="P16">Recursos de l'expressió oral: Pronunciació, entonació i ritme. Expressió facial, moviments, to de veu. Mirar els interlocutors.</text:p>
            <text:p text:style-name="P53">Expressió i producció de textos orals literaris i no literaris: (narratius: situacions o experiències personals, anècdotes, acudits, producció creativa de contes, embarbussaments, endevinalles. descriptius: descripcions de persones, animals objectes i llocs; expositius: formulació de preguntes per a entrevistes, introducció a la definició de conceptes, exposició de coneixements treballats en classe, etc.; instructius: regles de jocs, instruccions per a realitzar treballs manuals, receptes, etc; argumentatius: discussions, expressió i defensa d'opinions personals; predictius: formulació d'hipòtesis sobre experiments, conseqüències de comportament, etc.</text:p>
            <text:p text:style-name="P49">Introducció a la descripció detallada, orde espacial en les descripcions.</text:p>
            <text:p text:style-name="P50"><text:soft-page-break/>Expressió de missatges verbals i no verbals.</text:p>
            <text:p text:style-name="P50">Estructura de l'entrevista.</text:p>
            <text:p text:style-name="P54">Identificació de l'ús d'expressions i valoracions de caràcter sexista.</text:p>
            <text:p text:style-name="P16">Selecció raonada de les produccions a incloure en el portfolio.</text:p>
          </table:table-cell>
          <table:table-cell table:style-name="Taula2.B12" table:number-rows-spanned="4" office:value-type="string">
            <text:p text:style-name="P60">3rCL.BL1.3 Produir de manera guiada textos orals dels gèneres habituals del nivell educatiu, respectant les seues característiques formals i organitzant el discurs amb l’entonació i pronunciació adequats i utilitzant el vocabulari pertinent i un llenguatge respectuós.</text:p>
          </table:table-cell>
          <table:table-cell table:style-name="Taula2.C9" office:value-type="string">
            <text:p text:style-name="P21"><text:span text:style-name="T29">3rCLL.BL1.3.1 En la producció de textos orals utilitza l'</text:span><text:span text:style-name="T33">entonació</text:span><text:span text:style-name="T29"> adequada.</text:span></text:p>
          </table:table-cell>
          <table:table-cell table:style-name="Taula2.D9" office:value-type="string">
            <text:p text:style-name="_33__20_competencias">CAA</text:p>
            <text:p text:style-name="_33__20_competencias">CCLI</text:p>
          </table:table-cell>
          <table:table-cell table:style-name="Taula2.E9" office:value-type="string">
            <text:p text:style-name="_33__20_competencias"/>
          </table:table-cell>
          <table:table-cell table:style-name="Taula2.F9" office:value-type="string">
            <text:p text:style-name="_33__20_competencias"/>
          </table:table-cell>
          <table:table-cell table:style-name="Taula2.G9" office:value-type="string">
            <text:p text:style-name="_33__20_competencias"/>
          </table:table-cell>
          <table:table-cell table:style-name="Taula2.H9" office:value-type="string">
            <text:p text:style-name="_33__20_competencias"/>
          </table:table-cell>
        </table:table-row>
        <table:table-row table:style-name="Taula2.1">
          <table:covered-table-cell/>
          <table:covered-table-cell/>
          <table:table-cell table:style-name="Taula2.C10" office:value-type="string">
            <text:p text:style-name="P31"><text:span text:style-name="T6">3rCLL.BL1.3.2 Produïx </text:span><text:span text:style-name="T12">de forma guiada</text:span><text:span text:style-name="T6"> textos orals dels gèneres més habituals del nivell educatiu (descripcions, </text:span><text:span text:style-name="T21">narracions inventades, exposicions de coneixements, instruccions per a realitzar activitats</text:span><text:span text:style-name="T6">) </text:span><text:span text:style-name="T7">respectant les seues característiques formals.</text:span></text:p>
          </table:table-cell>
          <table:table-cell table:style-name="Taula2.D10" office:value-type="string">
            <text:p text:style-name="_33__20_competencias">CCLI</text:p>
            <text:p text:style-name="_33__20_competencias"/>
          </table:table-cell>
          <table:table-cell table:style-name="Taula2.E10" office:value-type="string">
            <text:p text:style-name="_33__20_competencias"/>
          </table:table-cell>
          <table:table-cell table:style-name="Taula2.F10" office:value-type="string">
            <text:p text:style-name="_33__20_competencias"/>
          </table:table-cell>
          <table:table-cell table:style-name="Taula2.G10" office:value-type="string">
            <text:p text:style-name="_33__20_competencias"/>
          </table:table-cell>
          <table:table-cell table:style-name="Taula2.H10" office:value-type="string">
            <text:p text:style-name="_33__20_competencias"/>
          </table:table-cell>
        </table:table-row>
        <table:table-row table:style-name="Taula2.1">
          <table:covered-table-cell/>
          <table:covered-table-cell/>
          <table:table-cell table:style-name="Taula2.C11" office:value-type="string">
            <text:p text:style-name="P61">3rCLL.BL1.3.3 En la producció de textos orals del nivell educatiu utilitza el vocabulari adequat i un llenguatge respectuós.</text:p>
          </table:table-cell>
          <table:table-cell table:style-name="Taula2.D11" office:value-type="string">
            <text:p text:style-name="_33__20_competencias">CCLI</text:p>
            <text:p text:style-name="_33__20_competencias"/>
          </table:table-cell>
          <table:table-cell table:style-name="Taula2.E11" office:value-type="string">
            <text:p text:style-name="_33__20_competencias"/>
          </table:table-cell>
          <table:table-cell table:style-name="Taula2.F11" office:value-type="string">
            <text:p text:style-name="_33__20_competencias"/>
          </table:table-cell>
          <table:table-cell table:style-name="Taula2.G11" office:value-type="string">
            <text:p text:style-name="_33__20_competencias"/>
          </table:table-cell>
          <table:table-cell table:style-name="Taula2.H11" office:value-type="string">
            <text:p text:style-name="_33__20_competencias"/>
          </table:table-cell>
        </table:table-row>
        <table:table-row table:style-name="Taula2.1">
          <table:covered-table-cell/>
          <table:covered-table-cell/>
          <table:table-cell table:style-name="Taula2.C12" office:value-type="string">
            <text:p text:style-name="P61">3rCLL.BL1.3.4 En la producció de textos orals, organitza la informació mantenint el tema i evitant detalls irrellevants.</text:p>
          </table:table-cell>
          <table:table-cell table:style-name="Taula2.D12" office:value-type="string">
            <text:p text:style-name="_33__20_competencias">CCLI</text:p>
            <text:p text:style-name="_33__20_competencias">CAA</text:p>
            <text:p text:style-name="_33__20_competencias"/>
          </table:table-cell>
          <table:table-cell table:style-name="Taula2.E12" office:value-type="string">
            <text:p text:style-name="_33__20_competencias"/>
          </table:table-cell>
          <table:table-cell table:style-name="Taula2.F12" office:value-type="string">
            <text:p text:style-name="_33__20_competencias"/>
          </table:table-cell>
          <table:table-cell table:style-name="Taula2.G12" office:value-type="string">
            <text:p text:style-name="_33__20_competencias"/>
          </table:table-cell>
          <table:table-cell table:style-name="Taula2.H12" office:value-type="string">
            <text:p text:style-name="_33__20_competencias"/>
          </table:table-cell>
        </table:table-row>
        <table:table-row table:style-name="Taula2.1">
          <table:table-cell table:style-name="Taula2.A14" table:number-rows-spanned="2" office:value-type="string">
            <text:p text:style-name="P51">Memorització de textos orals amb diferent finalitat (lúdica, d'aprenentatge, etc.), com ara poemes, embarbussaments, endevinalles, etc., i breus textos expositius i descriptius.</text:p>
            <text:p text:style-name="P51">Recursos de l'expressió oral: pronunciació, entonació i ritme. Expressió facial, moviments, to de veu. Mirar els interlocutors.</text:p>
            <text:p text:style-name="P55">Ús de les diferents estratègies de memòria visual i auditiva.</text:p>
            <text:p text:style-name="P58">Reproducció de textos breus i senzills respectant l'entonació, pauses, modulació de la veu, etc., en diàlegs i fragments de contes, històries, etc.</text:p>
          </table:table-cell>
          <table:table-cell table:style-name="Taula2.B14" table:number-rows-spanned="2" office:value-type="string">
            <text:p text:style-name="P60">3rCLL.BL1.4 Memoritzar i reproduir, de manera guiada, textos orals dels gèneres més habituals del nivell educatiu, prèviament escoltats o llegits en diferents formats, aplicant amb creativitat les estratègies d’expressió oral adequades.</text:p>
          </table:table-cell>
          <table:table-cell table:style-name="Taula2.C13" office:value-type="string">
            <text:p text:style-name="P60"><text:span text:style-name="T5">3rCLL.BL1.4.1 Memoritza </text:span><text:span text:style-name="T11">de forma guiada</text:span><text:span text:style-name="T5"> textos orals triats atenent els seus gustos i interessos (narracions breus, refranys i diàlegs dramatitzats).</text:span></text:p>
          </table:table-cell>
          <table:table-cell table:style-name="Taula2.D13" office:value-type="string">
            <text:p text:style-name="_33__20_competencias">CAA</text:p>
            <text:p text:style-name="_33__20_competencias">CCLI</text:p>
          </table:table-cell>
          <table:table-cell table:style-name="Taula2.E13" office:value-type="string">
            <text:p text:style-name="_33__20_competencias"/>
          </table:table-cell>
          <table:table-cell table:style-name="Taula2.F13" office:value-type="string">
            <text:p text:style-name="_33__20_competencias"/>
          </table:table-cell>
          <table:table-cell table:style-name="Taula2.G13" office:value-type="string">
            <text:p text:style-name="_33__20_competencias"/>
          </table:table-cell>
          <table:table-cell table:style-name="Taula2.H13" office:value-type="string">
            <text:p text:style-name="_33__20_competencias"/>
          </table:table-cell>
        </table:table-row>
        <table:table-row table:style-name="Taula2.1">
          <table:covered-table-cell/>
          <table:covered-table-cell/>
          <table:table-cell table:style-name="Taula2.C14" office:value-type="string">
            <text:p text:style-name="P60"><text:span text:style-name="T5">3rCLL.BL1.4.2 Reproduïx </text:span><text:span text:style-name="T11">de forma guiada</text:span><text:span text:style-name="T5"> textos orals triats atenent els seus gustos i preferències amb una entonació adequada.</text:span></text:p>
          </table:table-cell>
          <table:table-cell table:style-name="Taula2.D14" office:value-type="string">
            <text:p text:style-name="_33__20_competencias">CAA</text:p>
            <text:p text:style-name="_33__20_competencias">CCLI</text:p>
            <text:p text:style-name="_33__20_competencias"/>
          </table:table-cell>
          <table:table-cell table:style-name="Taula2.E14" office:value-type="string">
            <text:p text:style-name="_33__20_competencias"/>
          </table:table-cell>
          <table:table-cell table:style-name="Taula2.F14" office:value-type="string">
            <text:p text:style-name="_33__20_competencias"/>
          </table:table-cell>
          <table:table-cell table:style-name="Taula2.G14" office:value-type="string">
            <text:p text:style-name="_33__20_competencias"/>
          </table:table-cell>
          <table:table-cell table:style-name="Taula2.H14" office:value-type="string">
            <text:p text:style-name="_33__20_competencias"/>
          </table:table-cell>
        </table:table-row>
        <table:table-row table:style-name="Taula2.1">
          <table:table-cell table:style-name="Taula2.A16" table:number-rows-spanned="2" office:value-type="string">
            <text:p text:style-name="P55">Identificació dels mitjans de comunicació social: ràdio, cine, publicitat, televisió, Internet.</text:p>
            <text:p text:style-name="Standard">Comprensió de textos orals procedents de la televisió, la ràdio i Internet com a instrument d'aprenentatge i d'accés a informacions sobre fets i esdeveniments pròxims a l'experiència i pròxims al seu entorn i interessos.</text:p>
            <text:p text:style-name="Standard">Expressió d'opinió.</text:p>
            <text:p text:style-name="Standard"><text:soft-page-break/>Producció de textos orals propis dels mitjans de comunicació social, amb especial incidència en la notícia, per mitjà de simulació per a oferir i compartir informació.</text:p>
          </table:table-cell>
          <table:table-cell table:style-name="Taula2.B16" table:number-rows-spanned="2" office:value-type="string">
            <text:p text:style-name="P30"><text:span text:style-name="T19">3rCLL.</text:span><text:span text:style-name="T6">BL1.5 Interpretar textos orals pròxims a la seua experiència procedents dels mitjans de comunicació social, utilitzant les estratègies de comprensió oral del nivell educatiu, resumint el seu contingut i imitant, per mitjà del joc i la simulació, les estructures i el llenguatge propi d'estos textos.</text:span></text:p>
          </table:table-cell>
          <table:table-cell table:style-name="Taula2.C15" office:value-type="string">
            <text:p text:style-name="P48"><text:span text:style-name="T19">3rCLL.BL1.5.1 Interpreta textos orals del nivell educatiu procedents dels mitjans de comunicació (anuncis publicitaris, reportatges infantils i notícies radiofòniques i televisives del seu entorn pròxim), </text:span><text:span text:style-name="T20">en resumix el contingut i</text:span><text:span text:style-name="T19"> </text:span><text:span text:style-name="T20">n'e</text:span><text:span text:style-name="T19">xpressa</text:span><text:span text:style-name="T6"> l</text:span><text:span text:style-name="T8">'</text:span><text:span text:style-name="T21">opinió</text:span><text:span text:style-name="T6"> sobre el contingut.</text:span></text:p>
          </table:table-cell>
          <table:table-cell table:style-name="Taula2.D15" office:value-type="string">
            <text:p text:style-name="_33__20_competencias">CD</text:p>
            <text:p text:style-name="_33__20_competencias">CSC</text:p>
            <text:p text:style-name="_33__20_competencias">CCLI</text:p>
            <text:p text:style-name="_33__20_competencias"/>
          </table:table-cell>
          <table:table-cell table:style-name="Taula2.E15" office:value-type="string">
            <text:p text:style-name="_33__20_competencias"/>
          </table:table-cell>
          <table:table-cell table:style-name="Taula2.F15" office:value-type="string">
            <text:p text:style-name="_33__20_competencias"/>
          </table:table-cell>
          <table:table-cell table:style-name="Taula2.G15" office:value-type="string">
            <text:p text:style-name="_33__20_competencias"/>
          </table:table-cell>
          <table:table-cell table:style-name="Taula2.H15" office:value-type="string">
            <text:p text:style-name="_33__20_competencias"/>
          </table:table-cell>
        </table:table-row>
        <table:table-row table:style-name="Taula2.1">
          <table:covered-table-cell/>
          <table:covered-table-cell/>
          <table:table-cell table:style-name="Taula2.C16" office:value-type="string">
            <text:p text:style-name="P61">3rCLL.BL1.5.2 Imita per mitjà del joc i la simulació les estructures i el llenguatge propi de notícies breus de fets quotidians pròxims al seu entorn i interessos.</text:p>
          </table:table-cell>
          <table:table-cell table:style-name="Taula2.D16" office:value-type="string">
            <text:p text:style-name="_33__20_competencias">CSC</text:p>
            <text:p text:style-name="_33__20_competencias">CCLI</text:p>
            <text:p text:style-name="_33__20_competencias"/>
          </table:table-cell>
          <table:table-cell table:style-name="Taula2.E16" office:value-type="string">
            <text:p text:style-name="_33__20_competencias"/>
          </table:table-cell>
          <table:table-cell table:style-name="Taula2.F16" office:value-type="string">
            <text:p text:style-name="_33__20_competencias"/>
          </table:table-cell>
          <table:table-cell table:style-name="Taula2.G16" office:value-type="string">
            <text:p text:style-name="_33__20_competencias"/>
          </table:table-cell>
          <table:table-cell table:style-name="Taula2.H16" office:value-type="string">
            <text:p text:style-name="_33__20_competencias"/>
          </table:table-cell>
        </table:table-row>
        <table:table-row table:style-name="Taula2.17">
          <table:table-cell table:style-name="Taula2.A2" table:number-columns-spanned="8" office:value-type="string">
            <text:p text:style-name="P74"><text:span text:style-name="T46">B</text:span><text:span text:style-name="T39">LOC </text:span><text:span text:style-name="T40">2</text:span><text:span text:style-name="T39">. </text:span><text:span text:style-name="T41">COMUNICACIÓ ESCRITA. LLEGIR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ula2.1">
          <table:table-cell table:style-name="Taula2.A4" office:value-type="string">
            <text:p text:style-name="P68">CONTINGUTS</text:p>
          </table:table-cell>
          <table:table-cell table:style-name="Taula2.A4" office:value-type="string">
            <text:p text:style-name="_33__20_gris">CRITERIS D’AVALUACIÓ</text:p>
          </table:table-cell>
          <table:table-cell table:style-name="Taula2.A4" office:value-type="string">
            <text:p text:style-name="_33__20_gris">INDICADORS D’ÈXIT</text:p>
          </table:table-cell>
          <table:table-cell table:style-name="Taula2.A4" office:value-type="string">
            <text:p text:style-name="_33__20_gris">CCLV</text:p>
          </table:table-cell>
          <table:table-cell table:style-name="Taula2.A4" office:value-type="string">
            <text:p text:style-name="P67">1<text:span text:style-name="T38">r</text:span> T</text:p>
          </table:table-cell>
          <table:table-cell table:style-name="Taula2.A4" office:value-type="string">
            <text:p text:style-name="P67">2<text:span text:style-name="T38">n</text:span> T</text:p>
          </table:table-cell>
          <table:table-cell table:style-name="Taula2.A4" office:value-type="string">
            <text:p text:style-name="P67">3<text:span text:style-name="T38">r</text:span> T</text:p>
          </table:table-cell>
          <table:table-cell table:style-name="Taula2.H4" office:value-type="string">
            <text:p text:style-name="P67">FIN</text:p>
          </table:table-cell>
        </table:table-row>
        <table:table-row table:style-name="Taula2.1">
          <table:table-cell table:style-name="Taula2.A4" table:number-rows-spanned="2" office:value-type="string">
            <text:p text:style-name="P40">Lectura de diferents tipus de textos continus i iniciació als discontinus, en distints suports (impresos, digitals i multimodals), eliminant el sil·labeig, amb una correspondència precisa entre fonemes i grafies, amb el ritme adequat i utilitzant l'entonació correcta en funció dels signes de puntuació.</text:p>
            <text:p text:style-name="P43">Lectura de textos (impresos, digitals i multimodals), tant de l'àmbit escolar com del social: llegendes, romanços, anotacions, anuncis, pel·lícules, cartes, notícies senzilles, etc., on s'exercite la pronunciació.</text:p>
          </table:table-cell>
          <table:table-cell table:style-name="Taula2.A4" table:number-rows-spanned="2" office:value-type="string">
            <text:p text:style-name="P23">3rCLL.BL2.1 Llegir, de forma guiada, adequant-se al format i a l’estructura textual, textos de l’àmbit escolar i social i elegir les seues lectures personals segons els seus gustos i preferències. </text:p>
          </table:table-cell>
          <table:table-cell table:style-name="Taula2.A4" office:value-type="string">
            <text:p text:style-name="P60"><text:span text:style-name="T5">3rCLL.BL2.1.1 Llig correctament i </text:span><text:span text:style-name="T11">de forma guiada</text:span><text:span text:style-name="T5"> textos pròxims a la seua experiència adequant-se al format i a l’estructura textual (textos literaris breus, explicacions, normes i instruccions).</text:span></text:p>
          </table:table-cell>
          <table:table-cell table:style-name="Taula2.A4" office:value-type="string">
            <text:p text:style-name="_33__20_competencias">CCLI</text:p>
            <text:p text:style-name="_33__20_competencias"/>
            <text:p text:style-name="_33__20_competencias"/>
          </table:table-cell>
          <table:table-cell table:style-name="Taula2.A4" office:value-type="string">
            <text:p text:style-name="_33__20_competencias"/>
          </table:table-cell>
          <table:table-cell table:style-name="Taula2.A4" office:value-type="string">
            <text:p text:style-name="_33__20_competencias"/>
          </table:table-cell>
          <table:table-cell table:style-name="Taula2.A4" office:value-type="string">
            <text:p text:style-name="_33__20_competencias"/>
          </table:table-cell>
          <table:table-cell table:style-name="Taula2.H4" office:value-type="string">
            <text:p text:style-name="_33__20_competencias"/>
          </table:table-cell>
        </table:table-row>
        <table:table-row table:style-name="Taula2.1">
          <table:covered-table-cell/>
          <table:covered-table-cell/>
          <table:table-cell table:style-name="Taula2.C20" office:value-type="string">
            <text:p text:style-name="P61">3rCLL.BL2.1.2 Llig per la seua pròpia elecció textos pròxims a la seua experiència per a gaudi personal.</text:p>
          </table:table-cell>
          <table:table-cell table:style-name="Taula2.D20" office:value-type="string">
            <text:p text:style-name="_33__20_competencias">CCLI</text:p>
            <text:p text:style-name="_33__20_competencias">SIIE</text:p>
          </table:table-cell>
          <table:table-cell table:style-name="Taula2.E20" office:value-type="string">
            <text:p text:style-name="_33__20_competencias"/>
          </table:table-cell>
          <table:table-cell table:style-name="Taula2.F20" office:value-type="string">
            <text:p text:style-name="_33__20_competencias"/>
          </table:table-cell>
          <table:table-cell table:style-name="Taula2.G20" office:value-type="string">
            <text:p text:style-name="_33__20_competencias"/>
          </table:table-cell>
          <table:table-cell table:style-name="Taula2.H20" office:value-type="string">
            <text:p text:style-name="_33__20_competencias"/>
          </table:table-cell>
        </table:table-row>
        <table:table-row table:style-name="Taula2.1">
          <table:table-cell table:style-name="Taula2.A23" table:number-rows-spanned="3" office:value-type="string">
            <text:p text:style-name="P44">Estudi i anàlisi dels elements bàsics dels textos narratius (identificació del narrador o narradors, els personatges i l'argument) i aplicació d'estos coneixements a la seua comprensió i interpretació.</text:p>
            <text:p text:style-name="P45">Estudi dels elements bàsics dels textos descriptius (orde en la descripció) i expositius (introducció i desenrotllament del contingut, i suports gràfics i visuals) i aplicació d'estos coneixements a la seua comprensió i interpretació.</text:p>
            <text:p text:style-name="P45"><text:soft-page-break/>Estudi de textos multimodals senzills, interpretant el missatge a partir de la confluència de textos, imatges, gràfics, etc.</text:p>
            <text:p text:style-name="P43">Ús d'estratègies bàsiques per a la comprensió lectora: abans de la lectura, anticipant hipòtesis a través d'informació paratextual (subtítols, capítols) i analitzant l'estructura bàsica del text; durant la lectura (usant el diccionari, captant el sentit global del text, i iniciant-se en els sentits figurats i significats no explícits en els textos); i després de la lectura.</text:p>
          </table:table-cell>
          <table:table-cell table:style-name="Taula2.B23" table:number-rows-spanned="3" office:value-type="string">
            <text:p text:style-name="P64">3rCLL.BL2.2 Interpretar de forma guiada a través de la reflexió i diàleg, textos pròxims a la seua experiència, anticipant i comprovant hipòtesis a través del títol, de subtítols i d'elements icònics, destacant idees principals i secundàries, localitzant informació específica que done resposta a preguntes plantejades, realitzant inferències i resumint oralment i per escrit el contingut.</text:p>
          </table:table-cell>
          <table:table-cell table:style-name="Taula2.C21" office:value-type="string">
            <text:p text:style-name="P61">3rCLL.BL2.2.1 Identifica el tema i el destinatari en els textos escrits impresos, digitals i multimodals del nivell educatiu (llegendes, romanços, anotacions, anuncis, pel·lícules, cartes, notícies senzilles, etc.).</text:p>
          </table:table-cell>
          <table:table-cell table:style-name="Taula2.D21" office:value-type="string">
            <text:p text:style-name="_33__20_competencias">CCLI</text:p>
            <text:p text:style-name="_33__20_competencias">CAA</text:p>
            <text:p text:style-name="_33__20_competencias"/>
          </table:table-cell>
          <table:table-cell table:style-name="Taula2.E21" office:value-type="string">
            <text:p text:style-name="_33__20_competencias"/>
          </table:table-cell>
          <table:table-cell table:style-name="Taula2.F21" office:value-type="string">
            <text:p text:style-name="_33__20_competencias"/>
          </table:table-cell>
          <table:table-cell table:style-name="Taula2.G21" office:value-type="string">
            <text:p text:style-name="_33__20_competencias"/>
          </table:table-cell>
          <table:table-cell table:style-name="Taula2.H21" office:value-type="string">
            <text:p text:style-name="_33__20_competencias"/>
          </table:table-cell>
        </table:table-row>
        <table:table-row table:style-name="Taula2.1">
          <table:covered-table-cell/>
          <table:covered-table-cell/>
          <table:table-cell table:style-name="Taula2.C22" office:value-type="string">
            <text:p text:style-name="P61">3rCLL.BL2.2.2 Comprova les conjectures que ha anticipat sobre el tema i detalls del contingut de textos escrits a través del títol, subtítols i elements icònics.</text:p>
          </table:table-cell>
          <table:table-cell table:style-name="Taula2.D22" office:value-type="string">
            <text:p text:style-name="_33__20_competencias">CCLI</text:p>
            <text:p text:style-name="_33__20_competencias">CAA</text:p>
            <text:p text:style-name="_33__20_competencias"/>
          </table:table-cell>
          <table:table-cell table:style-name="Taula2.E22" office:value-type="string">
            <text:p text:style-name="_33__20_competencias"/>
          </table:table-cell>
          <table:table-cell table:style-name="Taula2.F22" office:value-type="string">
            <text:p text:style-name="_33__20_competencias"/>
          </table:table-cell>
          <table:table-cell table:style-name="Taula2.G22" office:value-type="string">
            <text:p text:style-name="_33__20_competencias"/>
          </table:table-cell>
          <table:table-cell table:style-name="Taula2.H22" office:value-type="string">
            <text:p text:style-name="_33__20_competencias"/>
          </table:table-cell>
        </table:table-row>
        <table:table-row table:style-name="Taula2.1">
          <table:covered-table-cell/>
          <table:covered-table-cell/>
          <table:table-cell table:style-name="Taula2.C23" office:value-type="string">
            <text:p text:style-name="P22"><text:span text:style-name="T29">3rCLL.BL2.2.3 Destaca </text:span><text:span text:style-name="T33">idees secundàries</text:span><text:span text:style-name="T29"> i </text:span><text:span text:style-name="T33">localitza informació </text:span><text:soft-page-break/><text:span text:style-name="T33">específica</text:span><text:span text:style-name="T29"> que dóna resposta a les preguntes plantejades, </text:span><text:span text:style-name="T31">realitza inferències i</text:span><text:span text:style-name="T29"> </text:span><text:span text:style-name="T31">en </text:span><text:span text:style-name="T33">resumi</text:span><text:span text:style-name="T34">x</text:span><text:span text:style-name="T29"> oralment i per escrit el contingut.</text:span></text:p>
          </table:table-cell>
          <table:table-cell table:style-name="Taula2.D23" office:value-type="string">
            <text:p text:style-name="_33__20_competencias">CCLI</text:p>
            <text:p text:style-name="_33__20_competencias">CAA</text:p>
            <text:p text:style-name="_33__20_competencias"><text:soft-page-break/></text:p>
          </table:table-cell>
          <table:table-cell table:style-name="Taula2.E23" office:value-type="string">
            <text:p text:style-name="_33__20_competencias"/>
          </table:table-cell>
          <table:table-cell table:style-name="Taula2.F23" office:value-type="string">
            <text:p text:style-name="_33__20_competencias"/>
          </table:table-cell>
          <table:table-cell table:style-name="Taula2.G23" office:value-type="string">
            <text:p text:style-name="_33__20_competencias"/>
          </table:table-cell>
          <table:table-cell table:style-name="Taula2.H23" office:value-type="string">
            <text:p text:style-name="_33__20_competencias"/>
          </table:table-cell>
        </table:table-row>
        <table:table-row table:style-name="Taula2.1">
          <table:table-cell table:style-name="Taula2.A24" office:value-type="string">
            <text:p text:style-name="P40">Selecció de lectures personals pròximes als seus interessos de forma autònoma com a font de gaudi.</text:p>
            <text:p text:style-name="P41">Construcció de coneixements a partir d'informacions procedents de diferents fonts documentals (llibres, premsa, televisió, webs acords a la seua edat) i iniciació en la busca i localització dirigides en enciclopèdies, diccionaris i llibres de divulgació per a ampliar coneixements i aplicar-los en treballs personals.</text:p>
            <text:p text:style-name="P42">Ús, de manera guiada, de ferramentes de busca i visualització digital en dispositius de les TIC per a obtindre informació. </text:p>
          </table:table-cell>
          <table:table-cell table:style-name="Taula2.B24" office:value-type="string">
            <text:p text:style-name="P60">3rCLL.BL2.3 Llegir en mitjans digitals, per a buscar, seleccionar i emmagatzemar, de forma guiada, informació de fonts preseleccionades i utilitzar-la en les tasques d’aprenentatge.</text:p>
          </table:table-cell>
          <table:table-cell table:style-name="Taula2.C24" office:value-type="string">
            <text:p text:style-name="P61">3rCLL.BL2.3.1 Emmagatzema adequadament la informació seleccionada en mitjans digitals.</text:p>
            <text:p text:style-name="P61"/>
          </table:table-cell>
          <table:table-cell table:style-name="Taula2.D24" office:value-type="string">
            <text:p text:style-name="_33__20_competencias">CCLI</text:p>
            <text:p text:style-name="_33__20_competencias">CD</text:p>
            <text:p text:style-name="_33__20_competencias"/>
          </table:table-cell>
          <table:table-cell table:style-name="Taula2.E24" office:value-type="string">
            <text:p text:style-name="_33__20_competencias"/>
          </table:table-cell>
          <table:table-cell table:style-name="Taula2.F24" office:value-type="string">
            <text:p text:style-name="_33__20_competencias"/>
          </table:table-cell>
          <table:table-cell table:style-name="Taula2.G24" office:value-type="string">
            <text:p text:style-name="_33__20_competencias"/>
          </table:table-cell>
          <table:table-cell table:style-name="Taula2.H24" office:value-type="string">
            <text:p text:style-name="_33__20_competencias"/>
          </table:table-cell>
        </table:table-row>
        <table:table-row table:style-name="Taula2.1">
          <table:table-cell table:style-name="Taula2.A27" table:number-rows-spanned="3" office:value-type="string">
            <text:p text:style-name="P40">Utilització de manera autònoma de les biblioteques d'aula i de centre, per a obtindre informació i seleccionar lectures personals, fent ús del sistema d'ordenació i classificació d'estes.</text:p>
            <text:p text:style-name="P41">Iniciació en la busca de documents <text:soft-page-break/>a través de la utilització del programa de gestió de la biblioteca escolar.</text:p>
            <text:p text:style-name="P43">Coneixement i respecte de les normes de funcionament de les biblioteques per a un ús responsable d'estes.</text:p>
          </table:table-cell>
          <table:table-cell table:style-name="Taula2.B27" table:number-rows-spanned="3" office:value-type="string">
            <text:p text:style-name="P24">3rCLL.BL2.4 Utilitzar de manera autònoma les biblioteques d'aula i de centre per a obtindre informació i seleccionar lectures personals i reconéixer i utilitzar de forma responsable els seus espais i els seus sistemes d'ordenació i classificació respectant les normes de funcionament.</text:p>
          </table:table-cell>
          <table:table-cell table:style-name="Taula2.C25" office:value-type="string">
            <text:p text:style-name="P60"><text:span text:style-name="T5">3rCLL.BL2.4.1 Utilitza </text:span><text:span text:style-name="T11">de manera autònoma</text:span><text:span text:style-name="T5"> les biblioteques d’aula i de centre per a obtindre informació i seleccionar lectures personals.</text:span></text:p>
          </table:table-cell>
          <table:table-cell table:style-name="Taula2.D25" office:value-type="string">
            <text:p text:style-name="_33__20_competencias">CSC</text:p>
            <text:p text:style-name="_33__20_competencias">SIEE</text:p>
            <text:p text:style-name="_33__20_competencias"/>
          </table:table-cell>
          <table:table-cell table:style-name="Taula2.E25" office:value-type="string">
            <text:p text:style-name="_33__20_competencias"/>
          </table:table-cell>
          <table:table-cell table:style-name="Taula2.F25" office:value-type="string">
            <text:p text:style-name="_33__20_competencias"/>
          </table:table-cell>
          <table:table-cell table:style-name="Taula2.G25" office:value-type="string">
            <text:p text:style-name="_33__20_competencias"/>
          </table:table-cell>
          <table:table-cell table:style-name="Taula2.H25" office:value-type="string">
            <text:p text:style-name="_33__20_competencias"/>
          </table:table-cell>
        </table:table-row>
        <table:table-row table:style-name="Taula2.1">
          <table:covered-table-cell/>
          <table:covered-table-cell/>
          <table:table-cell table:style-name="Taula2.C26" office:value-type="string">
            <text:p text:style-name="P61">3rCLL.BL2.4.2 Reconeix i utilitza els sistemes d’ordenació i classificació de la biblioteca del centre.</text:p>
          </table:table-cell>
          <table:table-cell table:style-name="Taula2.D26" office:value-type="string">
            <text:p text:style-name="_33__20_competencias">CSC</text:p>
            <text:p text:style-name="_33__20_competencias"/>
          </table:table-cell>
          <table:table-cell table:style-name="Taula2.E26" office:value-type="string">
            <text:p text:style-name="_33__20_competencias"/>
          </table:table-cell>
          <table:table-cell table:style-name="Taula2.F26" office:value-type="string">
            <text:p text:style-name="_33__20_competencias"/>
          </table:table-cell>
          <table:table-cell table:style-name="Taula2.G26" office:value-type="string">
            <text:p text:style-name="_33__20_competencias"/>
          </table:table-cell>
          <table:table-cell table:style-name="Taula2.H26" office:value-type="string">
            <text:p text:style-name="_33__20_competencias"/>
          </table:table-cell>
        </table:table-row>
        <table:table-row table:style-name="Taula2.1">
          <table:covered-table-cell/>
          <table:covered-table-cell/>
          <table:table-cell table:style-name="Taula2.C27" office:value-type="string">
            <text:p text:style-name="P61">3rCLL.BL2.4.3 Utilitza de forma responsable els materials i espais funcionals de la biblioteca de centre.</text:p>
          </table:table-cell>
          <table:table-cell table:style-name="Taula2.D27" office:value-type="string">
            <text:p text:style-name="_33__20_competencias">CSC</text:p>
            <text:p text:style-name="_33__20_competencias"/>
          </table:table-cell>
          <table:table-cell table:style-name="Taula2.E27" office:value-type="string">
            <text:p text:style-name="_33__20_competencias"/>
          </table:table-cell>
          <table:table-cell table:style-name="Taula2.F27" office:value-type="string">
            <text:p text:style-name="_33__20_competencias"/>
          </table:table-cell>
          <table:table-cell table:style-name="Taula2.G27" office:value-type="string">
            <text:p text:style-name="_33__20_competencias"/>
          </table:table-cell>
          <table:table-cell table:style-name="Taula2.H27" office:value-type="string">
            <text:p text:style-name="_33__20_competencias"/>
          </table:table-cell>
        </table:table-row>
        <table:table-row table:style-name="Taula2.1">
          <table:table-cell table:style-name="Taula2.A28" office:value-type="string">
            <text:p text:style-name="P73">Participació en diferents accions previstes en el pla lector del centre referides a la comprensió i la dinamització lectora, com ara debats amb escriptors, etc. </text:p>
          </table:table-cell>
          <table:table-cell table:style-name="Taula2.B28" office:value-type="string">
            <text:p text:style-name="P60">3rCLL.BL2.5 Participar de forma responsable, a proposta dels adults, en accions del pla lector del centre, com debats amb escriptors, per a millorar la seua competència lectora i per a refermar l’hàbit lector.</text:p>
          </table:table-cell>
          <table:table-cell table:style-name="Taula2.C28" office:value-type="string">
            <text:p text:style-name="P30"><text:span text:style-name="T6">3rCLL.BL2.5.1 Participa, </text:span><text:span text:style-name="T12">de manera activa i responsable,</text:span><text:span text:style-name="T6"> a proposta dels adults en accions del pla lector del centre organitzades per al seu nivell educatiu (debats amb autors, etc.).</text:span></text:p>
          </table:table-cell>
          <table:table-cell table:style-name="Taula2.D28" office:value-type="string">
            <text:p text:style-name="_33__20_competencias">CCLI</text:p>
            <text:p text:style-name="_33__20_competencias">CSC</text:p>
            <text:p text:style-name="_33__20_competencias">CEC</text:p>
            <text:p text:style-name="_33__20_competencias"/>
          </table:table-cell>
          <table:table-cell table:style-name="Taula2.E28" office:value-type="string">
            <text:p text:style-name="_33__20_competencias"/>
          </table:table-cell>
          <table:table-cell table:style-name="Taula2.F28" office:value-type="string">
            <text:p text:style-name="_33__20_competencias"/>
          </table:table-cell>
          <table:table-cell table:style-name="Taula2.G28" office:value-type="string">
            <text:p text:style-name="_33__20_competencias"/>
          </table:table-cell>
          <table:table-cell table:style-name="Taula2.H28" office:value-type="string">
            <text:p text:style-name="_33__20_competencias"/>
          </table:table-cell>
        </table:table-row>
        <table:table-row table:style-name="Taula2.1">
          <table:table-cell table:style-name="Taula2.A2" table:number-columns-spanned="8" office:value-type="string">
            <text:p text:style-name="P46"><text:span text:style-name="T44">BL</text:span><text:span text:style-name="T43">OC </text:span><text:span text:style-name="T44">3</text:span><text:span text:style-name="T43">. </text:span><text:span text:style-name="T44">COMUNICACIÓ ESCRITA. ESCRIUR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ula2.1">
          <table:table-cell table:style-name="Taula2.A4" office:value-type="string">
            <text:p text:style-name="P68">CONTINGUTS</text:p>
          </table:table-cell>
          <table:table-cell table:style-name="Taula2.A4" office:value-type="string">
            <text:p text:style-name="_33__20_gris">CRITERIS D’AVALUACIÓ</text:p>
          </table:table-cell>
          <table:table-cell table:style-name="Taula2.A4" office:value-type="string">
            <text:p text:style-name="_33__20_gris">INDICADORS D’ÈXIT</text:p>
          </table:table-cell>
          <table:table-cell table:style-name="Taula2.A4" office:value-type="string">
            <text:p text:style-name="_33__20_gris">CCLV</text:p>
          </table:table-cell>
          <table:table-cell table:style-name="Taula2.A4" office:value-type="string">
            <text:p text:style-name="P67">1<text:span text:style-name="T38">r</text:span> T</text:p>
          </table:table-cell>
          <table:table-cell table:style-name="Taula2.A4" office:value-type="string">
            <text:p text:style-name="P67">2<text:span text:style-name="T38">n</text:span> T</text:p>
          </table:table-cell>
          <table:table-cell table:style-name="Taula2.A4" office:value-type="string">
            <text:p text:style-name="P67">3<text:span text:style-name="T38">r</text:span> T</text:p>
          </table:table-cell>
          <table:table-cell table:style-name="Taula2.H4" office:value-type="string">
            <text:p text:style-name="P67">FIN</text:p>
          </table:table-cell>
        </table:table-row>
        <table:table-row table:style-name="Taula2.1">
          <table:table-cell table:style-name="Taula2.A4" table:number-rows-spanned="4" office:value-type="string">
            <text:p text:style-name="P35">Coneixement i ús guiat dels elements bàsics de textos (suport textual, silueta, variacions tipogràfiques, presència d’il·lustracions...) de l’àmbit escolar i social, com a anotacions, murals, definicions, resums, anuncis, notícies, contes, cartes, normes de joc o ortogràfiques, etc. </text:p>
            <text:p text:style-name="P35">Redacció de l’esborrany, avaluació i revisió del text per a millorar-lo amb ajuda de guies (instruccions verbals) i dels companys. </text:p>
            <text:p text:style-name="P39">Escriptura i reescriptura, individual o col·lectiva, de textos amb diferents intencions, tant de l’àmbit escolar com del social. </text:p>
          </table:table-cell>
          <table:table-cell table:style-name="Taula2.A4" table:number-rows-spanned="4" office:value-type="string">
            <text:p text:style-name="P24">3rCLL.BL3.1 Planificar i escriure, de forma reflexiva i dialogada, per mitjà de l'observació de models i amb la col·laboració dels seus companys, textos dels gèneres més habituals del nivell educatiu, redactant l'esborrany, substituint elements del model donat, respectant les seues característiques formals i l'orde lògic, amb un vocabulari apropiat i utilitzant els recursos lingüístics adequats.</text:p>
          </table:table-cell>
          <table:table-cell table:style-name="Taula2.A4" office:value-type="string">
            <text:p text:style-name="P34"><text:span text:style-name="T6">3rCLL.BL3.1.1 Participa per mitjà de</text:span><text:span text:style-name="T12"> l'observació de models,</text:span><text:span text:style-name="T23"> </text:span><text:span text:style-name="T6">en el procés col·lectiu de planificació i escriptura de textos (</text:span><text:span text:style-name="T21">descripcions, narracions inventades, exposicions de coneixements i instruccions per a realitzar activitats) </text:span><text:span text:style-name="T22">i en respecta les característiques formals</text:span><text:span text:style-name="T21">.</text:span></text:p>
          </table:table-cell>
          <table:table-cell table:style-name="Taula2.A4" office:value-type="string">
            <text:p text:style-name="_33__20_competencias">CCLI</text:p>
            <text:p text:style-name="_33__20_competencias">CAA</text:p>
            <text:p text:style-name="_33__20_competencias"/>
          </table:table-cell>
          <table:table-cell table:style-name="Taula2.A4" office:value-type="string">
            <text:p text:style-name="_33__20_competencias"/>
          </table:table-cell>
          <table:table-cell table:style-name="Taula2.A4" office:value-type="string">
            <text:p text:style-name="_33__20_competencias"/>
          </table:table-cell>
          <table:table-cell table:style-name="Taula2.A4" office:value-type="string">
            <text:p text:style-name="_33__20_competencias"/>
          </table:table-cell>
          <table:table-cell table:style-name="Taula2.H4" office:value-type="string">
            <text:p text:style-name="_33__20_competencias"/>
          </table:table-cell>
        </table:table-row>
        <table:table-row table:style-name="Taula2.1">
          <table:covered-table-cell/>
          <table:covered-table-cell/>
          <table:table-cell table:style-name="Taula2.C32" office:value-type="string">
            <text:p text:style-name="P61">3rCLL.BL3.1.2 Quan redacta textos organitza la informació mantenint el tema i evitant detalls irrellevants.</text:p>
          </table:table-cell>
          <table:table-cell table:style-name="Taula2.D32" office:value-type="string">
            <text:p text:style-name="_33__20_competencias">CCLI</text:p>
            <text:p text:style-name="_33__20_competencias"/>
          </table:table-cell>
          <table:table-cell table:style-name="Taula2.E32" office:value-type="string">
            <text:p text:style-name="_33__20_competencias"/>
          </table:table-cell>
          <table:table-cell table:style-name="Taula2.F32" office:value-type="string">
            <text:p text:style-name="_33__20_competencias"/>
          </table:table-cell>
          <table:table-cell table:style-name="Taula2.G32" office:value-type="string">
            <text:p text:style-name="_33__20_competencias"/>
          </table:table-cell>
          <table:table-cell table:style-name="Taula2.H32" office:value-type="string">
            <text:p text:style-name="_33__20_competencias"/>
          </table:table-cell>
        </table:table-row>
        <table:table-row table:style-name="Taula2.1">
          <table:covered-table-cell/>
          <table:covered-table-cell/>
          <table:table-cell table:style-name="Taula2.C33" office:value-type="string">
            <text:p text:style-name="P60"><text:span text:style-name="T6">3rCLL.BL3.1.3 </text:span><text:span text:style-name="T5">Quan redacta textos utilitza el vocabulari adequat i un llenguatge respectuós.</text:span></text:p>
          </table:table-cell>
          <table:table-cell table:style-name="Taula2.D33" office:value-type="string">
            <text:p text:style-name="_33__20_competencias">CCLI</text:p>
            <text:p text:style-name="_33__20_competencias"/>
          </table:table-cell>
          <table:table-cell table:style-name="Taula2.E33" office:value-type="string">
            <text:p text:style-name="_33__20_competencias"/>
          </table:table-cell>
          <table:table-cell table:style-name="Taula2.F33" office:value-type="string">
            <text:p text:style-name="_33__20_competencias"/>
          </table:table-cell>
          <table:table-cell table:style-name="Taula2.G33" office:value-type="string">
            <text:p text:style-name="_33__20_competencias"/>
          </table:table-cell>
          <table:table-cell table:style-name="Taula2.H33" office:value-type="string">
            <text:p text:style-name="_33__20_competencias"/>
          </table:table-cell>
        </table:table-row>
        <table:table-row table:style-name="Taula2.1">
          <table:covered-table-cell/>
          <table:covered-table-cell/>
          <table:table-cell table:style-name="Taula2.C34" office:value-type="string">
            <text:p text:style-name="P61">3rCLL.BL3.1.4 Quan redacta textos utilitza adequadament alguns recursos lingüístics (la comparació, la <text:span text:style-name="T35">hipèrbole</text:span> i el joc de paraules).</text:p>
          </table:table-cell>
          <table:table-cell table:style-name="Taula2.D34" office:value-type="string">
            <text:p text:style-name="_33__20_competencias">CCLI</text:p>
            <text:p text:style-name="_33__20_competencias"/>
          </table:table-cell>
          <table:table-cell table:style-name="Taula2.E34" office:value-type="string">
            <text:p text:style-name="_33__20_competencias"/>
          </table:table-cell>
          <table:table-cell table:style-name="Taula2.F34" office:value-type="string">
            <text:p text:style-name="_33__20_competencias"/>
          </table:table-cell>
          <table:table-cell table:style-name="Taula2.G34" office:value-type="string">
            <text:p text:style-name="_33__20_competencias"/>
          </table:table-cell>
          <table:table-cell table:style-name="Taula2.H34" office:value-type="string">
            <text:p text:style-name="_33__20_competencias"/>
          </table:table-cell>
        </table:table-row>
        <table:table-row table:style-name="Taula2.1">
          <table:table-cell table:style-name="Taula2.A36" table:number-rows-spanned="2" office:value-type="string">
            <text:p text:style-name="P37">Avaluació i revisió del text amb ajuda de guies per a millorar-lo amb ajuda dels companys.</text:p>
            <text:p text:style-name="P36">Reescriptura del producte final.</text:p>
            <text:p text:style-name="P38"><text:soft-page-break/>Selecció raonada de les produccions a incloure en el portfolio. </text:p>
            <text:p text:style-name="P77">Normes gramaticals i ortogràfiques bàsiques del nivell educatiu.</text:p>
          </table:table-cell>
          <table:table-cell table:style-name="Taula2.B36" table:number-rows-spanned="2" office:value-type="string">
            <text:p text:style-name="P24">3rCLL.BL3.2 Realitzar amb ajuda de guies el procés de revisió de textos escrits, detectant errors de forma reflexiva i dialogada amb ajuda dels seus companys <text:soft-page-break/>per a millorar el producte final i presentar-lo cuidant els seus aspectes formals i respectant les normes de correcció gramatical i ortogràfica del nivell educatiu.</text:p>
          </table:table-cell>
          <table:table-cell table:style-name="Taula2.C35" office:value-type="string">
            <text:p text:style-name="P33"><text:span text:style-name="T6">3rCLL.BL3.2.1 Realitza amb</text:span><text:span text:style-name="T12"> ajuda de guies</text:span><text:span text:style-name="T6"> el procés de revisió de textos escrits detectant errors de forma reflexiva i dialogada amb ajuda dels seus companys </text:span><text:soft-page-break/><text:span text:style-name="T6">per a millorar el producte final. </text:span></text:p>
          </table:table-cell>
          <table:table-cell table:style-name="Taula2.D35" office:value-type="string">
            <text:p text:style-name="_33__20_competencias">CCLI</text:p>
            <text:p text:style-name="_33__20_competencias">CAA</text:p>
            <text:p text:style-name="_33__20_competencias"/>
          </table:table-cell>
          <table:table-cell table:style-name="Taula2.E35" office:value-type="string">
            <text:p text:style-name="_33__20_competencias"/>
          </table:table-cell>
          <table:table-cell table:style-name="Taula2.F35" office:value-type="string">
            <text:p text:style-name="_33__20_competencias"/>
          </table:table-cell>
          <table:table-cell table:style-name="Taula2.G35" office:value-type="string">
            <text:p text:style-name="_33__20_competencias"/>
          </table:table-cell>
          <table:table-cell table:style-name="Taula2.H35" office:value-type="string">
            <text:p text:style-name="_33__20_competencias"/>
          </table:table-cell>
        </table:table-row>
        <table:table-row table:style-name="Taula2.1">
          <table:covered-table-cell/>
          <table:covered-table-cell/>
          <table:table-cell table:style-name="Taula2.C36" office:value-type="string">
            <text:p text:style-name="P61">3rCLL.BL3.2.2 Presenta els textos revisats cuidant els seus aspectes formals (cal·ligrafia, format de presentació, etc.) adequant-los als gèneres textuals propis del nivell educatiu (descripcions, narracions inventades, exposicions de coneixements i instruccions per a realitzar activitats).</text:p>
            <text:p text:style-name="P60"/>
          </table:table-cell>
          <table:table-cell table:style-name="Taula2.D36" office:value-type="string">
            <text:p text:style-name="_33__20_competencias">CCLI</text:p>
            <text:p text:style-name="_33__20_competencias">CAA</text:p>
            <text:p text:style-name="_33__20_competencias"/>
          </table:table-cell>
          <table:table-cell table:style-name="Taula2.E36" office:value-type="string">
            <text:p text:style-name="_33__20_competencias"/>
          </table:table-cell>
          <table:table-cell table:style-name="Taula2.F36" office:value-type="string">
            <text:p text:style-name="_33__20_competencias"/>
          </table:table-cell>
          <table:table-cell table:style-name="Taula2.G36" office:value-type="string">
            <text:p text:style-name="_33__20_competencias"/>
          </table:table-cell>
          <table:table-cell table:style-name="Taula2.H36" office:value-type="string">
            <text:p text:style-name="_33__20_competencias"/>
          </table:table-cell>
        </table:table-row>
        <table:table-row table:style-name="Taula2.1">
          <table:table-cell table:style-name="Taula2.A4" office:value-type="string">
            <text:p text:style-name="P60"/>
          </table:table-cell>
          <table:table-cell table:style-name="Taula2.A4" office:value-type="string">
            <text:p text:style-name="P60"/>
          </table:table-cell>
          <table:table-cell table:style-name="Taula2.C37" office:value-type="string">
            <text:p text:style-name="P60"><text:span text:style-name="T5">3rCLL.BL3.2.3 Presenta els textos revisats respectant les normes de correcció gramatical i ortogràfica del nivell educatiu (...)</text:span><text:span text:style-name="T26"> </text:span><text:span text:style-name="T24">* Vegeu quadro d’elements gramaticals</text:span></text:p>
          </table:table-cell>
          <table:table-cell table:style-name="Taula2.D37" office:value-type="string">
            <text:p text:style-name="_33__20_competencias">CCLI</text:p>
            <text:p text:style-name="_33__20_competencias">CAA</text:p>
            <text:p text:style-name="_33__20_competencias"/>
          </table:table-cell>
          <table:table-cell table:style-name="Taula2.E37" office:value-type="string">
            <text:p text:style-name="_33__20_competencias"/>
          </table:table-cell>
          <table:table-cell table:style-name="Taula2.F37" office:value-type="string">
            <text:p text:style-name="_33__20_competencias"/>
          </table:table-cell>
          <table:table-cell table:style-name="Taula2.G37" office:value-type="string">
            <text:p text:style-name="_33__20_competencias"/>
          </table:table-cell>
          <table:table-cell table:style-name="Taula2.H37" office:value-type="string">
            <text:p text:style-name="_33__20_competencias"/>
          </table:table-cell>
        </table:table-row>
        <table:table-row table:style-name="Taula2.1">
          <table:table-cell table:style-name="Taula2.A38" office:value-type="string">
            <text:p text:style-name="P14">Tècniques per al tractament de la informació: llistes, taules i gràfics.</text:p>
          </table:table-cell>
          <table:table-cell table:style-name="Taula2.B38" office:value-type="string">
            <text:p text:style-name="P60">3rCLL.BL3.3 Utilitzar, de forma guiada, l’escriptura per a organitzar la informació, obtinguda durant l’escolta activa o la lectura reflexiva de fonts preseleccionades, per mitjà de llistes, taules i gràfics per a utilitzar-la en la redacció de textos o les tasques d’aprenentatge.</text:p>
          </table:table-cell>
          <table:table-cell table:style-name="Taula2.C38" office:value-type="string">
            <text:p text:style-name="P60"><text:span text:style-name="T5">3rCLL.BL3.3.1 Organitza </text:span><text:span text:style-name="T11">de forma guiada</text:span><text:span text:style-name="T5"> la informació obtinguda durant l’escolta activa o la lectura de fonts preseleccionades per mitjà de gràfics per a utilitzar-la en la redacció de textos o en les tasques d’aprenentatge.</text:span></text:p>
          </table:table-cell>
          <table:table-cell table:style-name="Taula2.D38" office:value-type="string">
            <text:p text:style-name="_33__20_competencias">CAA</text:p>
            <text:p text:style-name="_33__20_competencias"/>
          </table:table-cell>
          <table:table-cell table:style-name="Taula2.E38" office:value-type="string">
            <text:p text:style-name="_33__20_competencias"/>
          </table:table-cell>
          <table:table-cell table:style-name="Taula2.F38" office:value-type="string">
            <text:p text:style-name="_33__20_competencias"/>
          </table:table-cell>
          <table:table-cell table:style-name="Taula2.G38" office:value-type="string">
            <text:p text:style-name="_33__20_competencias"/>
          </table:table-cell>
          <table:table-cell table:style-name="Taula2.H38" office:value-type="string">
            <text:p text:style-name="_33__20_competencias"/>
          </table:table-cell>
        </table:table-row>
        <table:table-row table:style-name="Taula2.1">
          <table:table-cell table:style-name="Taula2.A2" table:number-columns-spanned="8" office:value-type="string">
            <text:p text:style-name="P47"><text:span text:style-name="T44">BL</text:span><text:span text:style-name="T43">OC </text:span><text:span text:style-name="T44">4</text:span><text:span text:style-name="T43">. </text:span><text:span text:style-name="T44">CONEIXEMENT DE LA LLENGUA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ula2.1">
          <table:table-cell table:style-name="Taula2.A4" office:value-type="string">
            <text:p text:style-name="P68">CONTINGUTS</text:p>
          </table:table-cell>
          <table:table-cell table:style-name="Taula2.A4" office:value-type="string">
            <text:p text:style-name="_33__20_gris">CRITERIS D’AVALUACIÓ</text:p>
          </table:table-cell>
          <table:table-cell table:style-name="Taula2.A4" office:value-type="string">
            <text:p text:style-name="_33__20_gris">INDICADORS D’ÈXIT</text:p>
          </table:table-cell>
          <table:table-cell table:style-name="Taula2.A4" office:value-type="string">
            <text:p text:style-name="_33__20_gris">CCLV</text:p>
          </table:table-cell>
          <table:table-cell table:style-name="Taula2.A4" office:value-type="string">
            <text:p text:style-name="P67">1<text:span text:style-name="T38">r</text:span> T</text:p>
          </table:table-cell>
          <table:table-cell table:style-name="Taula2.A4" office:value-type="string">
            <text:p text:style-name="P67">2<text:span text:style-name="T38">n</text:span> T</text:p>
          </table:table-cell>
          <table:table-cell table:style-name="Taula2.A4" office:value-type="string">
            <text:p text:style-name="P67">3<text:span text:style-name="T38">r</text:span> T</text:p>
          </table:table-cell>
          <table:table-cell table:style-name="Taula2.H4" office:value-type="string">
            <text:p text:style-name="P67">FIN</text:p>
          </table:table-cell>
        </table:table-row>
        <table:table-row table:style-name="Taula2.1">
          <table:table-cell table:style-name="Taula2.A4" table:number-rows-spanned="2" office:value-type="string">
            <text:p text:style-name="P28">Classes de noms: concret, abstracte.</text:p>
            <text:p text:style-name="P28">Gentilicis.</text:p>
            <text:p text:style-name="P28">Articles: definit i indefinit.</text:p>
            <text:p text:style-name="P28">Adjectius: indefinits i interrogatius.</text:p>
            <text:p text:style-name="P28">Segmentació de la paraules en síl·labes.</text:p>
            <text:p text:style-name="P28">Distinció de la síl·laba tònica.</text:p>
            <text:p text:style-name="P28">Classificació de les paraules pel nombre de síl·labes i pel lloc que ocupa la síl·laba tònica.</text:p>
            <text:p text:style-name="P28">Concordança de gènere i nombre, en substantius, adjectius, articles i <text:soft-page-break/>pronoms personals.</text:p>
            <text:p text:style-name="P28">Identificació de l'infinitiu dels verbs extrets de diferents produccions orals i escrites.</text:p>
            <text:p text:style-name="P28">El verb: temps (present, passat i futur), mode indicatiu.</text:p>
            <text:p text:style-name="P28">Reconeixement del temps verbal empleat en produccions orals i escrites.</text:p>
            <text:p text:style-name="P25">Regles d'ortografia aplicades a les pròpies produccions.</text:p>
          </table:table-cell>
          <table:table-cell table:style-name="Taula2.A4" table:number-rows-spanned="2" office:value-type="string">
            <text:p text:style-name="P60">3rCLL.BL4.1 Aplicar els coneixements sobre els elements bàsics del sistema lingüístic adequats al nivell educatiu, adquirits per mitjà d’un procés guiat de reflexió individual i col·lectiva, per a interpretar, elaborar i revisar textos.</text:p>
          </table:table-cell>
          <table:table-cell table:style-name="Taula2.A4" office:value-type="string">
            <text:p text:style-name="P61">3rCLL.BL4.1.1 Participa a través de la reflexió individual o col·lectiva en el procés d’interpretació i elaboració de textos, aplicant, amb ajuda de guies per a l’observació, els coneixements sobre els elements del sistema lingüístic adequats al nivell educatiu. </text:p>
          </table:table-cell>
          <table:table-cell table:style-name="Taula2.A4" office:value-type="string">
            <text:p text:style-name="_33__20_competencias">CCLI</text:p>
            <text:p text:style-name="_33__20_competencias">CAA</text:p>
          </table:table-cell>
          <table:table-cell table:style-name="Taula2.A4" office:value-type="string">
            <text:p text:style-name="_33__20_competencias"/>
          </table:table-cell>
          <table:table-cell table:style-name="Taula2.A4" office:value-type="string">
            <text:p text:style-name="_33__20_competencias"/>
          </table:table-cell>
          <table:table-cell table:style-name="Taula2.A4" office:value-type="string">
            <text:p text:style-name="_33__20_competencias"/>
          </table:table-cell>
          <table:table-cell table:style-name="Taula2.H4" office:value-type="string">
            <text:p text:style-name="_33__20_competencias"/>
          </table:table-cell>
        </table:table-row>
        <table:table-row table:style-name="Taula2.1">
          <table:covered-table-cell/>
          <table:covered-table-cell/>
          <table:table-cell table:style-name="Taula2.A4" office:value-type="string">
            <text:p text:style-name="P60"><text:span text:style-name="T5">3rCLL.BL4.1.2 Participa en el </text:span><text:span text:style-name="T11">procés guiat</text:span><text:span text:style-name="T5"> de revisió individual i col·lectiva de textos aplicant els coneixements sobre els elements del sistema lingüístic adequats al nivell educatiu detectant</text:span><text:span text:style-name="T16"> errors</text:span><text:span text:style-name="T5">. </text:span></text:p>
            <text:p text:style-name="P63">* Vegeu quadro d’elements gramaticals BL3</text:p>
          </table:table-cell>
          <table:table-cell table:style-name="Taula2.A4" office:value-type="string">
            <text:p text:style-name="_33__20_competencias">CCLI</text:p>
            <text:p text:style-name="_33__20_competencias">CAA</text:p>
            <text:p text:style-name="_33__20_competencias"/>
          </table:table-cell>
          <table:table-cell table:style-name="Taula2.A4" office:value-type="string">
            <text:p text:style-name="_33__20_competencias"/>
          </table:table-cell>
          <table:table-cell table:style-name="Taula2.A4" office:value-type="string">
            <text:p text:style-name="_33__20_competencias"/>
          </table:table-cell>
          <table:table-cell table:style-name="Taula2.A4" office:value-type="string">
            <text:p text:style-name="_33__20_competencias"/>
          </table:table-cell>
          <table:table-cell table:style-name="Taula2.H4" office:value-type="string">
            <text:p text:style-name="_33__20_competencias"/>
          </table:table-cell>
        </table:table-row>
        <table:table-row table:style-name="Taula2.1">
          <table:table-cell table:style-name="Taula2.A44" table:number-rows-spanned="2" office:value-type="string">
            <text:p text:style-name="P28">Famílies lèxiques. Paraules primitives i derivades.</text:p>
            <text:p text:style-name="P28">Paraules invariables i homònimes.</text:p>
            <text:p text:style-name="P28">Paraules polisèmiques.</text:p>
            <text:p text:style-name="P28">Identificació de l'arrel i la desinència de verbs regulars a partir del seu infinitiu.</text:p>
            <text:p text:style-name="P28">Estructura del diccionari.</text:p>
            <text:p text:style-name="P28">Ús del diccionari per a conéixer els distints significats de paraules desconegudes presents en produccions orals i escrites, tant de l'entorn escolar com del social.</text:p>
            <text:p text:style-name="P27">Ús d'abreviatures.</text:p>
          </table:table-cell>
          <table:table-cell table:style-name="Taula2.B44" table:number-rows-spanned="2" office:value-type="string">
            <text:p text:style-name="P60">3rCLL.BL4.2 Utilitzar, de forma guiada, diferents tipus de diccionaris en línia i impresos (alfabètic, de sinònims i antònims) per a resoldre dubtes sobre el significat del vocabulari utilitzat en el procés d’interpretació, elaboració i revisió de textos.</text:p>
          </table:table-cell>
          <table:table-cell table:style-name="Taula2.C43" office:value-type="string">
            <text:p text:style-name="P60"><text:span text:style-name="T5">3rCLL.BL4.</text:span><text:span text:style-name="T3">2.1 Resol dubtes sobre el significat del vocabulari utilitzat en el procés d’interpretació, elaboració i revisió de textos utilitzant, </text:span><text:span text:style-name="T13">de forma guiada</text:span><text:span text:style-name="T16">, diferents tipus de diccionaris en línia i impresos (alfabètic, de sinònims i antònims).</text:span></text:p>
          </table:table-cell>
          <table:table-cell table:style-name="Taula2.D43" office:value-type="string">
            <text:p text:style-name="_33__20_competencias">CCLI</text:p>
            <text:p text:style-name="_33__20_competencias">CD</text:p>
            <text:p text:style-name="_33__20_competencias">CAA</text:p>
            <text:p text:style-name="_33__20_competencias"/>
          </table:table-cell>
          <table:table-cell table:style-name="Taula2.E43" office:value-type="string">
            <text:p text:style-name="_33__20_competencias"/>
          </table:table-cell>
          <table:table-cell table:style-name="Taula2.F43" office:value-type="string">
            <text:p text:style-name="_33__20_competencias"/>
          </table:table-cell>
          <table:table-cell table:style-name="Taula2.G43" office:value-type="string">
            <text:p text:style-name="_33__20_competencias"/>
          </table:table-cell>
          <table:table-cell table:style-name="Taula2.H43" office:value-type="string">
            <text:p text:style-name="_33__20_competencias"/>
          </table:table-cell>
        </table:table-row>
        <table:table-row table:style-name="Taula2.1">
          <table:covered-table-cell/>
          <table:covered-table-cell/>
          <table:table-cell table:style-name="Taula2.C44" office:value-type="string">
            <text:p text:style-name="P61">3rCLL.BL4.2.2 Amplia el seu vocabulari formant noves paraules utilitzant mecanismes de derivació (prefixos i sufixos, homonímia, polisèmia) per a millorar les seues produccions orals i escrites.</text:p>
          </table:table-cell>
          <table:table-cell table:style-name="Taula2.D44" office:value-type="string">
            <text:p text:style-name="_33__20_competencias">CCLI</text:p>
            <text:p text:style-name="_33__20_competencias"/>
          </table:table-cell>
          <table:table-cell table:style-name="Taula2.E44" office:value-type="string">
            <text:p text:style-name="_33__20_competencias"/>
          </table:table-cell>
          <table:table-cell table:style-name="Taula2.F44" office:value-type="string">
            <text:p text:style-name="_33__20_competencias"/>
          </table:table-cell>
          <table:table-cell table:style-name="Taula2.G44" office:value-type="string">
            <text:p text:style-name="_33__20_competencias"/>
          </table:table-cell>
          <table:table-cell table:style-name="Taula2.H44" office:value-type="string">
            <text:p text:style-name="_33__20_competencias"/>
          </table:table-cell>
        </table:table-row>
        <table:table-row table:style-name="Taula2.1">
          <table:table-cell table:style-name="Taula2.A46" table:number-rows-spanned="2" office:value-type="string">
            <text:p text:style-name="P29">L'oració com a unitat de significat: subjecte i predicat.</text:p>
            <text:p text:style-name="P29">Orde dels elements de l'oració.</text:p>
            <text:p text:style-name="P29">Concordança de gènere i nombre entre les paraules de l'oració.</text:p>
            <text:p text:style-name="P26">Identificació d'oracions simples segons la intenció de l'emissor.</text:p>
          </table:table-cell>
          <table:table-cell table:style-name="Taula2.B46" table:number-rows-spanned="2" office:value-type="string">
            <text:p text:style-name="P60">3rCLL.BL4.3 Diferenciar el subjecte, el predicat i aplicar la concordança dels seus elements dins de l’oració per a construir oracions simples adequades al nivell, detectant errors i resolent-ne els dubtes per mitjà d’un procés guiat de reflexió individual i col·lectiva. </text:p>
          </table:table-cell>
          <table:table-cell table:style-name="Taula2.C45" office:value-type="string">
            <text:p text:style-name="P60"><text:span text:style-name="T16">3rCLL.BL</text:span><text:span text:style-name="T3">4.3.1 En la comprensió i producció de textos, orals o escrits, identifica el subjecte i el predicat d’oracions simples i la concordança entre ambdós.</text:span></text:p>
          </table:table-cell>
          <table:table-cell table:style-name="Taula2.D45" office:value-type="string">
            <text:p text:style-name="_33__20_competencias">CCLI</text:p>
            <text:p text:style-name="_33__20_competencias">CAA</text:p>
            <text:p text:style-name="_33__20_competencias"/>
          </table:table-cell>
          <table:table-cell table:style-name="Taula2.E45" office:value-type="string">
            <text:p text:style-name="_33__20_competencias"/>
          </table:table-cell>
          <table:table-cell table:style-name="Taula2.F45" office:value-type="string">
            <text:p text:style-name="_33__20_competencias"/>
          </table:table-cell>
          <table:table-cell table:style-name="Taula2.G45" office:value-type="string">
            <text:p text:style-name="_33__20_competencias"/>
          </table:table-cell>
          <table:table-cell table:style-name="Taula2.H45" office:value-type="string">
            <text:p text:style-name="_33__20_competencias"/>
          </table:table-cell>
        </table:table-row>
        <table:table-row table:style-name="Taula2.1">
          <table:covered-table-cell/>
          <table:covered-table-cell/>
          <table:table-cell table:style-name="Taula2.C46" office:value-type="string">
            <text:p text:style-name="P60"><text:span text:style-name="T16">3rCLL.BL</text:span><text:span text:style-name="T5">4.3.2 Quan interpreta, produïx o revisa textos orals o escrits d</text:span><text:span text:style-name="T16">etecta errors de concordança entre subjecte i predicat en oracions simples utilitzant guies per a l’observació i resol els seus dubtes participant activament en el procés de reflexió individual i col·lectiva.</text:span></text:p>
          </table:table-cell>
          <table:table-cell table:style-name="Taula2.D46" office:value-type="string">
            <text:p text:style-name="_33__20_competencias">CCLI</text:p>
            <text:p text:style-name="_33__20_competencias">CAA</text:p>
            <text:p text:style-name="_33__20_competencias"/>
          </table:table-cell>
          <table:table-cell table:style-name="Taula2.E46" office:value-type="string">
            <text:p text:style-name="_33__20_competencias"/>
          </table:table-cell>
          <table:table-cell table:style-name="Taula2.F46" office:value-type="string">
            <text:p text:style-name="_33__20_competencias"/>
          </table:table-cell>
          <table:table-cell table:style-name="Taula2.G46" office:value-type="string">
            <text:p text:style-name="_33__20_competencias"/>
          </table:table-cell>
          <table:table-cell table:style-name="Taula2.H46" office:value-type="string">
            <text:p text:style-name="_33__20_competencias"/>
          </table:table-cell>
        </table:table-row>
        <text:soft-page-break/>
        <table:table-row table:style-name="Taula2.1">
          <table:table-cell table:style-name="Taula2.A47" office:value-type="string">
            <text:p text:style-name="P28">Identificació de diferents comunitats de parla hispana.</text:p>
            <text:p text:style-name="P28">Característiques lingüístiques diferencials de les llengües cooficials.</text:p>
            <text:p text:style-name="P28">Interés per conéixer i per tindre competència en els dos idiomes cooficials de la Comunitat Valenciana.</text:p>
            <text:p text:style-name="P28">Consciència de les variants lingüístiques de les diferents llengües presents en el context social i escolar.</text:p>
            <text:p text:style-name="P25">Actitud positiva davant dels usos de les llengües, evitant qualsevol acte de discriminació.</text:p>
          </table:table-cell>
          <table:table-cell table:style-name="Taula2.B47" office:value-type="string">
            <text:p text:style-name="P60"><text:span text:style-name="T16">3rCLL.BL4.4 Diferenciar els trets distintius de les llengües cooficials per a reconéixer-los en produccions orals i escrites, pròpies i alienes, tant dins com fora de l’àmbit escolar i identificar les diferents comunitats de parla hispana</text:span><text:span text:style-name="T25">.</text:span></text:p>
          </table:table-cell>
          <table:table-cell table:style-name="Taula2.C47" office:value-type="string">
            <text:p text:style-name="P60"><text:span text:style-name="T16">3rCLL.</text:span><text:span text:style-name="T3">BL4.4.1 Diferencia, a partir de models, les</text:span><text:span text:style-name="T5"> comunitats de parla hispana i</text:span><text:span text:style-name="T3"> els trets distintius de les llengües cooficials en les produccions pròpies i alienes de l’àmbit</text:span><text:span text:style-name="T16"> escolar i social pròxim.</text:span></text:p>
          </table:table-cell>
          <table:table-cell table:style-name="Taula2.D47" office:value-type="string">
            <text:p text:style-name="_33__20_competencias">CCLI</text:p>
            <text:p text:style-name="_33__20_competencias">CSC</text:p>
            <text:p text:style-name="_33__20_competencias"/>
          </table:table-cell>
          <table:table-cell table:style-name="Taula2.E47" office:value-type="string">
            <text:p text:style-name="_33__20_competencias"/>
          </table:table-cell>
          <table:table-cell table:style-name="Taula2.F47" office:value-type="string">
            <text:p text:style-name="_33__20_competencias"/>
          </table:table-cell>
          <table:table-cell table:style-name="Taula2.G47" office:value-type="string">
            <text:p text:style-name="_33__20_competencias"/>
          </table:table-cell>
          <table:table-cell table:style-name="Taula2.H47" office:value-type="string">
            <text:p text:style-name="_33__20_competencias"/>
          </table:table-cell>
        </table:table-row>
        <table:table-row table:style-name="Taula2.1">
          <table:table-cell table:style-name="Taula2.A49" table:number-rows-spanned="2" office:value-type="string">
            <text:p text:style-name="P56">Perseverança davant de l'esforç, força de voluntat. </text:p>
            <text:p text:style-name="P57">Constància i hàbits de treball. </text:p>
            <text:p text:style-name="P57">Adaptació als canvis.</text:p>
            <text:p text:style-name="P57">Resiliència, superació d'obstacles i fracassos. </text:p>
            <text:p text:style-name="P59">Busca d'orientació o ajuda quan la necessita.</text:p>
          </table:table-cell>
          <table:table-cell table:style-name="Taula2.B49" table:number-rows-spanned="2" office:value-type="string">
            <text:p text:style-name="P60">3rCLL.BL4.5 Seguir les instruccions de les tasques d’aprenentatge amb atenció i constància, adaptant-se als canvis sense desanimar-se davant de les dificultats, demanant ajuda si la necessita.</text:p>
          </table:table-cell>
          <table:table-cell table:style-name="Taula2.C48" office:value-type="string">
            <text:p text:style-name="P62">3rCLL.BL4.5.1 Seguix amb atenció i constància les instruccions per a realitzar dos activitats d’aprenentatge consecutives.</text:p>
          </table:table-cell>
          <table:table-cell table:style-name="Taula2.D48" office:value-type="string">
            <text:p text:style-name="_33__20_competencias">CAA</text:p>
            <text:p text:style-name="_33__20_competencias"/>
          </table:table-cell>
          <table:table-cell table:style-name="Taula2.E48" office:value-type="string">
            <text:p text:style-name="_33__20_competencias"/>
          </table:table-cell>
          <table:table-cell table:style-name="Taula2.F48" office:value-type="string">
            <text:p text:style-name="_33__20_competencias"/>
          </table:table-cell>
          <table:table-cell table:style-name="Taula2.G48" office:value-type="string">
            <text:p text:style-name="_33__20_competencias"/>
          </table:table-cell>
          <table:table-cell table:style-name="Taula2.H48" office:value-type="string">
            <text:p text:style-name="_33__20_competencias"/>
          </table:table-cell>
        </table:table-row>
        <table:table-row table:style-name="Taula2.1">
          <table:covered-table-cell/>
          <table:covered-table-cell/>
          <table:table-cell table:style-name="Taula2.C49" office:value-type="string">
            <text:p text:style-name="P62">3rCLL.BL4.5.2 S'adapta als canvis que suposen les diferents activitats sense desanimar-se davant de les dificultats. </text:p>
          </table:table-cell>
          <table:table-cell table:style-name="Taula2.D49" office:value-type="string">
            <text:p text:style-name="_33__20_competencias">CAA</text:p>
            <text:p text:style-name="_33__20_competencias">SIEE</text:p>
            <text:p text:style-name="_33__20_competencias"/>
          </table:table-cell>
          <table:table-cell table:style-name="Taula2.E49" office:value-type="string">
            <text:p text:style-name="_33__20_competencias"/>
          </table:table-cell>
          <table:table-cell table:style-name="Taula2.F49" office:value-type="string">
            <text:p text:style-name="_33__20_competencias"/>
          </table:table-cell>
          <table:table-cell table:style-name="Taula2.G49" office:value-type="string">
            <text:p text:style-name="_33__20_competencias"/>
          </table:table-cell>
          <table:table-cell table:style-name="Taula2.H49" office:value-type="string">
            <text:p text:style-name="_33__20_competencias"/>
          </table:table-cell>
        </table:table-row>
        <table:table-row table:style-name="Taula2.1">
          <table:table-cell table:style-name="Taula2.A51" table:number-rows-spanned="2" office:value-type="string">
            <text:p text:style-name="P56">Planificació de projectes individuals o col·lectius, fer plans. </text:p>
            <text:p text:style-name="P57">Organització d'un projecte. </text:p>
            <text:p text:style-name="P59">Avaluació tant del projecte com del producte amb ajuda del professorat.</text:p>
          </table:table-cell>
          <table:table-cell table:style-name="Taula2.B51" table:number-rows-spanned="2" office:value-type="string">
            <text:p text:style-name="P60">3rCLL.BL4.6 Planificar la realització d’un producte o una tasca, proposar un pla ordenat d’accions i avaluar el procés i la qualitat del resultat amb les orientacions del professorat.</text:p>
          </table:table-cell>
          <table:table-cell table:style-name="Taula2.C50" office:value-type="string">
            <text:p text:style-name="P62">3rCLL.BL4.6.1 Proposa un pla ordenat d’accions per al desenrotllament d’un producte o una tasca quan</text:p>
            <text:p text:style-name="P60">participa en la seua planificació.</text:p>
          </table:table-cell>
          <table:table-cell table:style-name="Taula2.D50" office:value-type="string">
            <text:p text:style-name="_33__20_competencias">CAA</text:p>
            <text:p text:style-name="_33__20_competencias">SIEE</text:p>
            <text:p text:style-name="_33__20_competencias"/>
          </table:table-cell>
          <table:table-cell table:style-name="Taula2.E50" office:value-type="string">
            <text:p text:style-name="_33__20_competencias"/>
          </table:table-cell>
          <table:table-cell table:style-name="Taula2.F50" office:value-type="string">
            <text:p text:style-name="_33__20_competencias"/>
          </table:table-cell>
          <table:table-cell table:style-name="Taula2.G50" office:value-type="string">
            <text:p text:style-name="_33__20_competencias"/>
          </table:table-cell>
          <table:table-cell table:style-name="Taula2.H50" office:value-type="string">
            <text:p text:style-name="_33__20_competencias"/>
          </table:table-cell>
        </table:table-row>
        <table:table-row table:style-name="Taula2.1">
          <table:covered-table-cell/>
          <table:covered-table-cell/>
          <table:table-cell table:style-name="Taula2.C51" office:value-type="string">
            <text:p text:style-name="P11">3rCLL.BL4.6.2 Avalua <text:span text:style-name="T37">el </text:span><text:span text:style-name="T36">procés</text:span><text:span text:style-name="T37"> seguit i la </text:span><text:span text:style-name="T36">qualitat del resultat</text:span><text:span text:style-name="T37"> de la tasca tenint en compte aspectes</text:span> prèviament determinats per l'adult o de forma col·lectiva.</text:p>
          </table:table-cell>
          <table:table-cell table:style-name="Taula2.D51" office:value-type="string">
            <text:p text:style-name="_33__20_competencias">CAA</text:p>
            <text:p text:style-name="_33__20_competencias">SIEE</text:p>
            <text:p text:style-name="_33__20_competencias"/>
          </table:table-cell>
          <table:table-cell table:style-name="Taula2.E51" office:value-type="string">
            <text:p text:style-name="_33__20_competencias"/>
          </table:table-cell>
          <table:table-cell table:style-name="Taula2.F51" office:value-type="string">
            <text:p text:style-name="_33__20_competencias"/>
          </table:table-cell>
          <table:table-cell table:style-name="Taula2.G51" office:value-type="string">
            <text:p text:style-name="_33__20_competencias"/>
          </table:table-cell>
          <table:table-cell table:style-name="Taula2.H51" office:value-type="string">
            <text:p text:style-name="_33__20_competencias"/>
          </table:table-cell>
        </table:table-row>
        <table:table-row table:style-name="Taula2.1">
          <table:table-cell table:style-name="Taula2.A54" table:number-rows-spanned="3" office:value-type="string">
            <text:p text:style-name="P52">Aplicació d'estratègies d'aprenentatge cooperatiu i per projectes.</text:p>
            <text:p text:style-name="P18"><text:soft-page-break/>Desenrotllament de projectes en equip, complint la seua part del treball en tasques que impliquen diversos companys. Sensibilitat. Valoració de les aportacions dels altres.</text:p>
            <text:p text:style-name="P13">Capacitat de regular i canviar les pròpies emocions.</text:p>
          </table:table-cell>
          <table:table-cell table:style-name="Taula2.B54" table:number-rows-spanned="3" office:value-type="string">
            <text:p text:style-name="P60">3rCLL.BL4.7 Participar en equips de treball realitzant la part de tasca que li correspon per a aconseguir metes comunes, <text:soft-page-break/>reconeixent el seu rol, confiant en les seues possibilitats i en les dels seus companys i regulant les seues emocions davant dels conflictes, utilitzant el diàleg igualitari.</text:p>
          </table:table-cell>
          <table:table-cell table:style-name="Taula2.C52" office:value-type="string">
            <text:p text:style-name="P62">3rCLL.BL4.7.1 Reconeix el seu rol i el dels seus companys en un equip de treball i mostra confiança en les seues <text:soft-page-break/>possibilitats mentres el posa en pràctica.</text:p>
          </table:table-cell>
          <table:table-cell table:style-name="Taula2.D52" office:value-type="string">
            <text:p text:style-name="_33__20_competencias">CSC</text:p>
            <text:p text:style-name="_33__20_competencias">CAA</text:p>
            <text:p text:style-name="_33__20_competencias">SIEE</text:p>
          </table:table-cell>
          <table:table-cell table:style-name="Taula2.E52" office:value-type="string">
            <text:p text:style-name="_33__20_competencias"/>
          </table:table-cell>
          <table:table-cell table:style-name="Taula2.F52" office:value-type="string">
            <text:p text:style-name="_33__20_competencias"/>
          </table:table-cell>
          <table:table-cell table:style-name="Taula2.G52" office:value-type="string">
            <text:p text:style-name="_33__20_competencias"/>
          </table:table-cell>
          <table:table-cell table:style-name="Taula2.H52" office:value-type="string">
            <text:p text:style-name="_33__20_competencias"/>
          </table:table-cell>
        </table:table-row>
        <table:table-row table:style-name="Taula2.1">
          <table:covered-table-cell/>
          <table:covered-table-cell/>
          <table:table-cell table:style-name="Taula2.C53" office:value-type="string">
            <text:p text:style-name="P62">3rCLL.BL4.7.2 Participa en diàlegs per a resoldre conflictes interpersonals, escoltant amb atenció (mantenint un contacte ocular intermitent i demostrant interés amb gestos i paraules adequats).</text:p>
          </table:table-cell>
          <table:table-cell table:style-name="Taula2.D53" office:value-type="string">
            <text:p text:style-name="_33__20_competencias">CSC</text:p>
            <text:p text:style-name="_33__20_competencias"/>
          </table:table-cell>
          <table:table-cell table:style-name="Taula2.E53" office:value-type="string">
            <text:p text:style-name="_33__20_competencias"/>
          </table:table-cell>
          <table:table-cell table:style-name="Taula2.F53" office:value-type="string">
            <text:p text:style-name="_33__20_competencias"/>
          </table:table-cell>
          <table:table-cell table:style-name="Taula2.G53" office:value-type="string">
            <text:p text:style-name="_33__20_competencias"/>
          </table:table-cell>
          <table:table-cell table:style-name="Taula2.H53" office:value-type="string">
            <text:p text:style-name="_33__20_competencias"/>
          </table:table-cell>
        </table:table-row>
        <table:table-row table:style-name="Taula2.1">
          <table:covered-table-cell/>
          <table:covered-table-cell/>
          <table:table-cell table:style-name="Taula2.C54" office:value-type="string">
            <text:p text:style-name="P60"><text:span text:style-name="T16">3r</text:span><text:span text:style-name="T4">CLL.BL4.</text:span><text:span text:style-name="T16">7.3 Utilitza el diàleg igualitari per a resoldre conflictes habituals expressant</text:span><text:span text:style-name="T3"> les seues emocions i sentiments de forma adequada i mantenint la calma davant dels obstacles i malentesos.</text:span></text:p>
          </table:table-cell>
          <table:table-cell table:style-name="Taula2.D54" office:value-type="string">
            <text:p text:style-name="_33__20_competencias">CSC</text:p>
            <text:p text:style-name="_33__20_competencias">CCLI</text:p>
            <text:p text:style-name="_33__20_competencias">SIEE</text:p>
            <text:p text:style-name="_33__20_competencias"/>
          </table:table-cell>
          <table:table-cell table:style-name="Taula2.E54" office:value-type="string">
            <text:p text:style-name="_33__20_competencias"/>
          </table:table-cell>
          <table:table-cell table:style-name="Taula2.F54" office:value-type="string">
            <text:p text:style-name="_33__20_competencias"/>
          </table:table-cell>
          <table:table-cell table:style-name="Taula2.G54" office:value-type="string">
            <text:p text:style-name="_33__20_competencias"/>
          </table:table-cell>
          <table:table-cell table:style-name="Taula2.H54" office:value-type="string">
            <text:p text:style-name="_33__20_competencias"/>
          </table:table-cell>
        </table:table-row>
        <table:table-row table:style-name="Taula2.1">
          <table:table-cell table:style-name="Taula2.A56" table:number-rows-spanned="2" office:value-type="string">
            <text:p text:style-name="P56">Identificació de l'interlocutor en les ferramentes de comunicació de les TIC més comunes. </text:p>
            <text:p text:style-name="P57">El correu electrònic: enviament i recepció de missatges.</text:p>
            <text:p text:style-name="P57">Bones formes de conducta: guarda el torn de paraula, es dirigix al receptor amb respecte, pondera el seu temps de parla, cuida la seua privacitat i intimitat, etc.</text:p>
            <text:p text:style-name="P65">Mecanismes per a identificar i comunicar a l'adult les males conductes en entorns digitals.</text:p>
            <text:p text:style-name="P66">Exposició d'idees i opinions per mitjà de les ferramentes de comunicació més comuna amb dispositius de les TIC (correu electrònic, videoconferència, missatgeria instantània, telefonia, etc.).</text:p>
          </table:table-cell>
          <table:table-cell table:style-name="Taula2.B56" table:number-rows-spanned="2" office:value-type="string">
            <text:p text:style-name="P10">3rCLL.BL4.8 Interactuar i compartir continguts de forma guiada utilitzant algunes de les ferramentes de comunicació més comunes en dispositius de les TIC, aplicant bones formes de conducta utilitzant un llenguatge no discriminatori.</text:p>
          </table:table-cell>
          <table:table-cell table:style-name="Taula2.C55" office:value-type="string">
            <text:p text:style-name="P60"><text:span text:style-name="T16">3rCLL.BL4.8.1 Interactua i compartix continguts digitals </text:span><text:span text:style-name="T13">de forma guiada</text:span><text:span text:style-name="T16"> utilitzant algunes de les ferramentes de comunicació més comunes en dispositius de les TIC (videoconferència, missatgeria instantània, telefonia, correu electrònic, etc.) identificant el seu interlocutor.</text:span></text:p>
          </table:table-cell>
          <table:table-cell table:style-name="Taula2.D55" office:value-type="string">
            <text:p text:style-name="_33__20_competencias">CCLI</text:p>
            <text:p text:style-name="_33__20_competencias">CD</text:p>
            <text:p text:style-name="_33__20_competencias">CSC</text:p>
            <text:p text:style-name="_33__20_competencias"/>
          </table:table-cell>
          <table:table-cell table:style-name="Taula2.E55" office:value-type="string">
            <text:p text:style-name="_33__20_competencias"/>
          </table:table-cell>
          <table:table-cell table:style-name="Taula2.F55" office:value-type="string">
            <text:p text:style-name="_33__20_competencias"/>
          </table:table-cell>
          <table:table-cell table:style-name="Taula2.G55" office:value-type="string">
            <text:p text:style-name="_33__20_competencias"/>
          </table:table-cell>
          <table:table-cell table:style-name="Taula2.H55" office:value-type="string">
            <text:p text:style-name="_33__20_competencias"/>
          </table:table-cell>
        </table:table-row>
        <table:table-row table:style-name="Taula2.1">
          <table:covered-table-cell/>
          <table:covered-table-cell/>
          <table:table-cell table:style-name="Taula2.C56" office:value-type="string">
            <text:p text:style-name="P62">3rCLL.BL4.8.2 Interactua i compartix continguts digitals utilitzant un llenguatge no discriminatori i comunicant a l’adult les males conductes identificades.</text:p>
          </table:table-cell>
          <table:table-cell table:style-name="Taula2.D56" office:value-type="string">
            <text:p text:style-name="_33__20_competencias">CCLI</text:p>
            <text:p text:style-name="_33__20_competencias">CD</text:p>
            <text:p text:style-name="_33__20_competencias">CSC</text:p>
            <text:p text:style-name="_33__20_competencias"/>
          </table:table-cell>
          <table:table-cell table:style-name="Taula2.E56" office:value-type="string">
            <text:p text:style-name="_33__20_competencias"/>
          </table:table-cell>
          <table:table-cell table:style-name="Taula2.F56" office:value-type="string">
            <text:p text:style-name="_33__20_competencias"/>
          </table:table-cell>
          <table:table-cell table:style-name="Taula2.G56" office:value-type="string">
            <text:p text:style-name="_33__20_competencias"/>
          </table:table-cell>
          <table:table-cell table:style-name="Taula2.H56" office:value-type="string">
            <text:p text:style-name="_33__20_competencias"/>
          </table:table-cell>
        </table:table-row>
        <table:table-row table:style-name="Taula2.1">
          <table:table-cell table:style-name="Taula2.A2" table:number-columns-spanned="8" office:value-type="string">
            <text:p text:style-name="P76"><text:span text:style-name="T46">B</text:span><text:span text:style-name="T39">LOC </text:span><text:span text:style-name="T42">5</text:span><text:span text:style-name="T39">. </text:span><text:span text:style-name="T42">EDUCACIÓ LITERÀRIA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ula2.1">
          <table:table-cell table:style-name="Taula2.A4" office:value-type="string">
            <text:p text:style-name="P68">CONTINGUTS</text:p>
          </table:table-cell>
          <table:table-cell table:style-name="Taula2.A4" office:value-type="string">
            <text:p text:style-name="_33__20_gris">CRITERIS D’AVALUACIÓ</text:p>
          </table:table-cell>
          <table:table-cell table:style-name="Taula2.A4" office:value-type="string">
            <text:p text:style-name="_33__20_gris">INDICADORS D’ÈXIT</text:p>
          </table:table-cell>
          <table:table-cell table:style-name="Taula2.A4" office:value-type="string">
            <text:p text:style-name="_33__20_gris">CCLV</text:p>
          </table:table-cell>
          <table:table-cell table:style-name="Taula2.A4" office:value-type="string">
            <text:p text:style-name="P67">1<text:span text:style-name="T38">r</text:span> T</text:p>
          </table:table-cell>
          <table:table-cell table:style-name="Taula2.A4" office:value-type="string">
            <text:p text:style-name="P67">2<text:span text:style-name="T38">n</text:span> T</text:p>
          </table:table-cell>
          <table:table-cell table:style-name="Taula2.A4" office:value-type="string">
            <text:p text:style-name="P67">3<text:span text:style-name="T38">r</text:span> T</text:p>
          </table:table-cell>
          <table:table-cell table:style-name="Taula2.H4" office:value-type="string">
            <text:p text:style-name="P67">FIN</text:p>
          </table:table-cell>
        </table:table-row>
        <table:table-row table:style-name="Taula2.1">
          <table:table-cell table:style-name="Taula2.A4" table:number-rows-spanned="5" office:value-type="string">
            <text:p text:style-name="P28">Ús de referències metaliteràries per <text:soft-page-break/>a la identificació, a través de la lectura o l'audició autònoma o dialogada, per mitjà d'interacció, en l'àmbit escolar dels elements que caracteritzen textos narratius, poètics i teatrals.</text:p>
            <text:p text:style-name="P28">La rima i el ritme com a elements distintius de poemes i cançons.</text:p>
            <text:p text:style-name="P25">El narrador, els personatges principals i secundaris, l'espai i el temps en contes i altres relats breus, encara que no apareguen de manera explícita.</text:p>
          </table:table-cell>
          <table:table-cell table:style-name="Taula2.A4" table:number-rows-spanned="5" office:value-type="string">
            <text:p text:style-name="P60">3rCLL.BL5.1 Identificar utilitzant expressions específiques de la <text:soft-page-break/>terminologia literària, els elements que caracteritzen els textos literaris narratius, poètics i teatrals i alguns recursos retòrics quan apareixen en textos literaris, mentres participa en activitats de lectura, audició col·lectiva, recitat i dramatització.</text:p>
          </table:table-cell>
          <table:table-cell table:style-name="Taula2.A4" office:value-type="string">
            <text:p text:style-name="P60"><text:span text:style-name="T5">3rCLL.BL5.1.1 Identifica, </text:span><text:span text:style-name="T11">utilitzant expressions específiques</text:span><text:span text:style-name="T5"> de la </text:span><text:soft-page-break/><text:span text:style-name="T5">terminologia literària, les diferències entre textos narratius, lírics i teatrals d’ús habitual </text:span><text:span text:style-name="T9">a</text:span><text:span text:style-name="T5"> l’aula.</text:span></text:p>
          </table:table-cell>
          <table:table-cell table:style-name="Taula2.A4" office:value-type="string">
            <text:p text:style-name="_33__20_competencias">CCLI</text:p>
            <text:p text:style-name="_33__20_competencias">CEC</text:p>
            <text:p text:style-name="_33__20_competencias"><text:soft-page-break/></text:p>
          </table:table-cell>
          <table:table-cell table:style-name="Taula2.A4" office:value-type="string">
            <text:p text:style-name="_33__20_competencias"/>
          </table:table-cell>
          <table:table-cell table:style-name="Taula2.A4" office:value-type="string">
            <text:p text:style-name="_33__20_competencias"/>
          </table:table-cell>
          <table:table-cell table:style-name="Taula2.A4" office:value-type="string">
            <text:p text:style-name="_33__20_competencias"/>
          </table:table-cell>
          <table:table-cell table:style-name="Taula2.H4" office:value-type="string">
            <text:p text:style-name="_33__20_competencias"/>
          </table:table-cell>
        </table:table-row>
        <table:table-row table:style-name="Taula2.1">
          <table:covered-table-cell/>
          <table:covered-table-cell/>
          <table:table-cell table:style-name="Taula2.C60" office:value-type="string">
            <text:p text:style-name="P32"><text:span text:style-name="T6">3rCLL.BL5.1.2 Identifica i anomena, utilitzant</text:span><text:span text:style-name="T12"> expressions específiques</text:span><text:span text:style-name="T6"> de la terminologia literària, els </text:span><text:span text:style-name="T21">elements bàsics (narrador, personatges, espai i temps)</text:span><text:span text:style-name="T6"> de </text:span><text:span text:style-name="T21">relats </text:span><text:span text:style-name="T6">sempre que apareguen de manera explícita.</text:span></text:p>
          </table:table-cell>
          <table:table-cell table:style-name="Taula2.D60" office:value-type="string">
            <text:p text:style-name="_33__20_competencias">CCLI</text:p>
            <text:p text:style-name="_33__20_competencias">CEC</text:p>
            <text:p text:style-name="_33__20_competencias"/>
          </table:table-cell>
          <table:table-cell table:style-name="Taula2.E60" office:value-type="string">
            <text:p text:style-name="_33__20_competencias"/>
          </table:table-cell>
          <table:table-cell table:style-name="Taula2.F60" office:value-type="string">
            <text:p text:style-name="_33__20_competencias"/>
          </table:table-cell>
          <table:table-cell table:style-name="Taula2.G60" office:value-type="string">
            <text:p text:style-name="_33__20_competencias"/>
          </table:table-cell>
          <table:table-cell table:style-name="Taula2.H60" office:value-type="string">
            <text:p text:style-name="_33__20_competencias"/>
          </table:table-cell>
        </table:table-row>
        <table:table-row table:style-name="Taula2.1">
          <table:covered-table-cell/>
          <table:covered-table-cell/>
          <table:table-cell table:style-name="Taula2.C61" office:value-type="string">
            <text:p text:style-name="P60"><text:span text:style-name="T5">3rCLL.BL5.1.3 Identifica i anomena, </text:span><text:span text:style-name="T11">utilitzant expressions específiques</text:span><text:span text:style-name="T5"> de la terminologia literària, els elements bàsics (rima i ritme) de poemes i cançons d’ús habitual </text:span><text:span text:style-name="T9">a</text:span><text:span text:style-name="T5"> l’aula.</text:span></text:p>
          </table:table-cell>
          <table:table-cell table:style-name="Taula2.D61" office:value-type="string">
            <text:p text:style-name="_33__20_competencias">CCLI</text:p>
            <text:p text:style-name="_33__20_competencias">CEC</text:p>
            <text:p text:style-name="_33__20_competencias"/>
          </table:table-cell>
          <table:table-cell table:style-name="Taula2.E61" office:value-type="string">
            <text:p text:style-name="_33__20_competencias"/>
          </table:table-cell>
          <table:table-cell table:style-name="Taula2.F61" office:value-type="string">
            <text:p text:style-name="_33__20_competencias"/>
          </table:table-cell>
          <table:table-cell table:style-name="Taula2.G61" office:value-type="string">
            <text:p text:style-name="_33__20_competencias"/>
          </table:table-cell>
          <table:table-cell table:style-name="Taula2.H61" office:value-type="string">
            <text:p text:style-name="_33__20_competencias"/>
          </table:table-cell>
        </table:table-row>
        <table:table-row table:style-name="Taula2.1">
          <table:covered-table-cell/>
          <table:covered-table-cell/>
          <table:table-cell table:style-name="Taula2.C62" office:value-type="string">
            <text:p text:style-name="P60"><text:span text:style-name="T5">3rCLL.BL5.1.4 Identifica, </text:span><text:span text:style-name="T11">utilitzant expressions específiques</text:span><text:span text:style-name="T5"> de la terminologia literària, els elements bàsics (diàlegs i acotacions) de textos teatrals d’ús habitual </text:span><text:span text:style-name="T10">a</text:span><text:span text:style-name="T5"> l’aula.</text:span></text:p>
          </table:table-cell>
          <table:table-cell table:style-name="Taula2.D62" office:value-type="string">
            <text:p text:style-name="_33__20_competencias">CCLI</text:p>
            <text:p text:style-name="_33__20_competencias">CEC</text:p>
            <text:p text:style-name="_33__20_competencias"/>
          </table:table-cell>
          <table:table-cell table:style-name="Taula2.E62" office:value-type="string">
            <text:p text:style-name="_33__20_competencias"/>
          </table:table-cell>
          <table:table-cell table:style-name="Taula2.F62" office:value-type="string">
            <text:p text:style-name="_33__20_competencias"/>
          </table:table-cell>
          <table:table-cell table:style-name="Taula2.G62" office:value-type="string">
            <text:p text:style-name="_33__20_competencias"/>
          </table:table-cell>
          <table:table-cell table:style-name="Taula2.H62" office:value-type="string">
            <text:p text:style-name="_33__20_competencias"/>
          </table:table-cell>
        </table:table-row>
        <table:table-row table:style-name="Taula2.1">
          <table:covered-table-cell/>
          <table:covered-table-cell/>
          <table:table-cell table:style-name="Taula2.C63" office:value-type="string">
            <text:p text:style-name="P61">3rCLL.BL5.1.5 Identifica, utilitzant expressions específiques de la terminologia literària, la comparació, els jocs de paraules i la hipèrbole quan apareixen en textos d’ús habitual <text:span text:style-name="T32">a</text:span> l’aula.</text:p>
          </table:table-cell>
          <table:table-cell table:style-name="Taula2.D63" office:value-type="string">
            <text:p text:style-name="_33__20_competencias">CCLI</text:p>
            <text:p text:style-name="_33__20_competencias">CEC</text:p>
            <text:p text:style-name="_33__20_competencias"/>
          </table:table-cell>
          <table:table-cell table:style-name="Taula2.E63" office:value-type="string">
            <text:p text:style-name="_33__20_competencias"/>
          </table:table-cell>
          <table:table-cell table:style-name="Taula2.F63" office:value-type="string">
            <text:p text:style-name="_33__20_competencias"/>
          </table:table-cell>
          <table:table-cell table:style-name="Taula2.G63" office:value-type="string">
            <text:p text:style-name="_33__20_competencias"/>
          </table:table-cell>
          <table:table-cell table:style-name="Taula2.H63" office:value-type="string">
            <text:p text:style-name="_33__20_competencias"/>
          </table:table-cell>
        </table:table-row>
        <table:table-row table:style-name="Taula2.1">
          <table:table-cell table:style-name="Taula2.A64" office:value-type="string">
            <text:p text:style-name="P28">Escolta activa i lectura autònoma, <text:span text:style-name="T45">a</text:span> l'aula o en el context familiar, d'obres de la tradició popular com ara llegendes, al·leluies i refranys per a obtindre informació sobre l'entorn més pròxim, incloent-hi referències a l'element del medi ambient, la climatologia, la geografia o la història, entre altres.</text:p>
            <text:p text:style-name="P25">Registre guiat de la informació obtinguda a través de la lectura per a utilitzar-la posteriorment amb finalitat acadèmica.</text:p>
          </table:table-cell>
          <table:table-cell table:style-name="Taula2.B64" office:value-type="string">
            <text:p text:style-name="P60">3rCLL.BL5.2 Buscar i seleccionar informació de manera responsable de fonts preseleccionades, emmagatzemant-la digitalment, sobre l’entorn social o la pròpia tradició cultural a través de la lectura o audició col·lectiva dels textos literaris dels gèneres i subgèneres adequats al nivell educatiu per a ampliar els seus coneixements i utilitzar-la en les tasques d’aprenentatge.</text:p>
          </table:table-cell>
          <table:table-cell table:style-name="Taula2.C64" office:value-type="string">
            <text:p text:style-name="P60"><text:span text:style-name="T16">3rCLL.</text:span><text:span text:style-name="T5">BL5.2.1 Busca i s</text:span><text:span text:style-name="T16">elecciona informació de manera responsable, a partir de fonts preseleccionades utilitzant guies específiques per a la tasca</text:span><text:span text:style-name="T28"> </text:span><text:span text:style-name="T5">sobre l’entorn</text:span><text:span text:style-name="T16"> o la tradició cultural </text:span><text:span text:style-name="T5">a través de la lectura o audició col·lectiva dels textos literaris dels gèneres i subgèneres adequats al nivell educatiu per a ampliar els seus coneixements i utilitzar-la en les tasques d’aprenentatge.</text:span></text:p>
          </table:table-cell>
          <table:table-cell table:style-name="Taula2.D64" office:value-type="string">
            <text:p text:style-name="_33__20_competencias">CD</text:p>
            <text:p text:style-name="_33__20_competencias">CAA</text:p>
            <text:p text:style-name="_33__20_competencias">CEC</text:p>
            <text:p text:style-name="_33__20_competencias"/>
          </table:table-cell>
          <table:table-cell table:style-name="Taula2.E64" office:value-type="string">
            <text:p text:style-name="_33__20_competencias"/>
          </table:table-cell>
          <table:table-cell table:style-name="Taula2.F64" office:value-type="string">
            <text:p text:style-name="_33__20_competencias"/>
          </table:table-cell>
          <table:table-cell table:style-name="Taula2.G64" office:value-type="string">
            <text:p text:style-name="_33__20_competencias"/>
          </table:table-cell>
          <table:table-cell table:style-name="Taula2.H64" office:value-type="string">
            <text:p text:style-name="_33__20_competencias"/>
          </table:table-cell>
        </table:table-row>
        <text:soft-page-break/>
        <table:table-row table:style-name="Taula2.1">
          <table:table-cell table:style-name="Taula2.A66" table:number-rows-spanned="2" office:value-type="string">
            <text:p text:style-name="P28">Elaboració amb ajuda de guies, de manera individual o col·lectiva (col·laborativa), de poemes amb ús de recursos mètrics i retòrics adequats al nivell educatiu.</text:p>
            <text:p text:style-name="P28">La hipèrbole.</text:p>
            <text:p text:style-name="P28">Ús de referències metaliteràries per a la identificació de la hipèrbole, a través de la lectura o l'audició autònomes o dialogades, en l'àmbit escolar.</text:p>
            <text:p text:style-name="P27">Selecció raonada de les produccions a incloure en el portfolio.</text:p>
          </table:table-cell>
          <table:table-cell table:style-name="Taula2.B66" table:number-rows-spanned="2" office:value-type="string">
            <text:p text:style-name="P12">3rCLL.BL5.3 Escriure de forma col·laborativa, seguint guies i models, amb sentit estètic i creativitat, narracions breus i poemes amb recursos retòrics i mètrics adequats al nivell.</text:p>
          </table:table-cell>
          <table:table-cell table:style-name="Taula2.C65" office:value-type="string">
            <text:p text:style-name="P9"><text:span text:style-name="T17">3rCLL.BL5.3.1 Escriu de forma col·laborativa </text:span><text:span text:style-name="T14">seguint guies i models</text:span><text:span text:style-name="T17">, amb sentit estètic i creativitat, narracions breus utilitzant adequadament les estratègies de producció escrita i els recursos retòrics adequats al nivell.</text:span></text:p>
          </table:table-cell>
          <table:table-cell table:style-name="Taula2.D65" office:value-type="string">
            <text:p text:style-name="_33__20_competencias">CCLI</text:p>
            <text:p text:style-name="_33__20_competencias">CEC</text:p>
            <text:p text:style-name="_33__20_competencias">SIEE</text:p>
            <text:p text:style-name="_33__20_competencias"/>
          </table:table-cell>
          <table:table-cell table:style-name="Taula2.E65" office:value-type="string">
            <text:p text:style-name="_33__20_competencias"/>
          </table:table-cell>
          <table:table-cell table:style-name="Taula2.F65" office:value-type="string">
            <text:p text:style-name="_33__20_competencias"/>
          </table:table-cell>
          <table:table-cell table:style-name="Taula2.G65" office:value-type="string">
            <text:p text:style-name="_33__20_competencias"/>
          </table:table-cell>
          <table:table-cell table:style-name="Taula2.H65" office:value-type="string">
            <text:p text:style-name="_33__20_competencias"/>
          </table:table-cell>
        </table:table-row>
        <table:table-row table:style-name="Taula2.1">
          <table:covered-table-cell/>
          <table:covered-table-cell/>
          <table:table-cell table:style-name="Taula2.C66" office:value-type="string">
            <text:p text:style-name="P60"><text:span text:style-name="T16">3rCLL.BL5.3.2 Escriu de </text:span><text:span text:style-name="T18">forma</text:span><text:span text:style-name="T16"> col·laborativa, </text:span><text:span text:style-name="T13">seguint guies i models</text:span><text:span text:style-name="T28">, </text:span><text:span text:style-name="T16">amb sentit estètic i creativitat, poemes utilitzant adequadament les estratègies de producció escrita i els recursos retòrics i mètrics adequats al nivell.</text:span></text:p>
          </table:table-cell>
          <table:table-cell table:style-name="Taula2.D66" office:value-type="string">
            <text:p text:style-name="_33__20_competencias">CCLI</text:p>
            <text:p text:style-name="_33__20_competencias">CEC</text:p>
            <text:p text:style-name="_33__20_competencias">SIEE</text:p>
            <text:p text:style-name="_33__20_competencias"/>
          </table:table-cell>
          <table:table-cell table:style-name="Taula2.E66" office:value-type="string">
            <text:p text:style-name="_33__20_competencias"/>
          </table:table-cell>
          <table:table-cell table:style-name="Taula2.F66" office:value-type="string">
            <text:p text:style-name="_33__20_competencias"/>
          </table:table-cell>
          <table:table-cell table:style-name="Taula2.G66" office:value-type="string">
            <text:p text:style-name="_33__20_competencias"/>
          </table:table-cell>
          <table:table-cell table:style-name="Taula2.H66" office:value-type="string">
            <text:p text:style-name="_33__20_competencias"/>
          </table:table-cell>
        </table:table-row>
        <table:table-row table:style-name="Taula2.1">
          <table:table-cell table:style-name="Taula2.A67" office:value-type="string">
            <text:p text:style-name="P28">Dramatització i representació de contes, poemes i altres textos breus dramatitzables (conversacions, cançons, endevinalles, etc.).</text:p>
            <text:p text:style-name="P28">Interpretació de personatges representant els seus trets més definitoris per mitjà de recursos lingüístics i no lingüístics.</text:p>
            <text:p text:style-name="P28">Adequació del llenguatge a la representació dramàtica, modulació de la veu, imitació de registres, etc.</text:p>
            <text:p text:style-name="P25">Autoavaluació de les dramatitzacions pròpies i coavaluació de les dramatitzacions dels companys per mitjà de criteris i indicadors prèviament establits.</text:p>
          </table:table-cell>
          <table:table-cell table:style-name="Taula2.B67" office:value-type="string">
            <text:p text:style-name="P60">3rCLL.BL5.4 Participar en produccions col·lectives realitzant dramatitzacions de textos literaris i no literaris adequats al nivell i als seus interessos, com ara contes, diàlegs, jocs de rol..., aplicant amb sentit estètic les estratègies de comunicació oral i les tècniques expressives apreses.</text:p>
          </table:table-cell>
          <table:table-cell table:style-name="Taula2.C67" office:value-type="string">
            <text:p text:style-name="P60"><text:span text:style-name="T16">3rCLL.BL5.4.1 Realitza</text:span><text:span text:style-name="T5"> dramatitzacions de textos literaris i no literaris</text:span><text:span text:style-name="T16"> (contes, diàlegs, jocs de rol...)</text:span><text:span text:style-name="T5"> aplicant les tècniques expressives i teatrals </text:span><text:span text:style-name="T15">apreses.</text:span></text:p>
          </table:table-cell>
          <table:table-cell table:style-name="Taula2.D67" office:value-type="string">
            <text:p text:style-name="_33__20_competencias">CCLI</text:p>
            <text:p text:style-name="_33__20_competencias">CSC</text:p>
            <text:p text:style-name="_33__20_competencias">CEC</text:p>
            <text:p text:style-name="_33__20_competencias"/>
          </table:table-cell>
          <table:table-cell table:style-name="Taula2.E67" office:value-type="string">
            <text:p text:style-name="_33__20_competencias"/>
          </table:table-cell>
          <table:table-cell table:style-name="Taula2.F67" office:value-type="string">
            <text:p text:style-name="_33__20_competencias"/>
          </table:table-cell>
          <table:table-cell table:style-name="Taula2.G67" office:value-type="string">
            <text:p text:style-name="_33__20_competencias"/>
          </table:table-cell>
          <table:table-cell table:style-name="Taula2.H67" office:value-type="string">
            <text:p text:style-name="_33__20_competencias"/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 style:font-family-generic="swiss"/>
    <style:font-face style:name="Calibri3" svg:font-family="Calibri" style:font-pitch="variable"/>
    <style:font-face style:name="Liberation Sans1" svg:font-family="'Liberation Sans'" style:font-pitch="variable"/>
    <style:font-face style:name="Mangal1" svg:font-family="Mangal" style:font-pitch="variable"/>
    <style:font-face style:name="Microsoft YaHei" svg:font-family="'Microsoft YaHei'" style:font-pitch="variable"/>
    <style:font-face style:name="SimSun1" svg:font-family="SimSun, 宋体" style:font-pitch="variable"/>
    <style:font-face style:name="Times New Roman1" svg:font-family="'Times New Roman'" style:font-pitch="variable"/>
    <style:font-face style:name="Albany" svg:font-family="Albany" style:font-family-generic="roman" style:font-pitch="variable"/>
    <style:font-face style:name="Arial1" svg:font-family="Arial" style:font-family-generic="roman" style:font-pitch="variable"/>
    <style:font-face style:name="Calibri2" svg:font-family="Calibri" style:font-family-generic="roman" style:font-pitch="variable"/>
    <style:font-face style:name="Courier New" svg:font-family="'Courier New'" style:font-family-generic="roman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Albany2" svg:font-family="Albany, Arial" style:font-family-generic="swiss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wiss" style:font-pitch="variable"/>
    <style:font-face style:name="Albany1" svg:font-family="Albany" style:font-family-generic="system" style:font-pitch="variable"/>
    <style:font-face style:name="Andale Sans UI" svg:font-family="'Andale Sans UI'" style:font-family-generic="system" style:font-pitch="variable"/>
    <style:font-face style:name="Arial2" svg:font-family="Arial" style:font-family-generic="system" style:font-pitch="variable"/>
    <style:font-face style:name="Calibri4" svg:font-family="Calibri" style:font-family-generic="system" style:font-pitch="variable"/>
    <style:font-face style:name="Courier New1" svg:font-family="'Courier New'" style:font-family-generic="system" style:font-pitch="variable"/>
    <style:font-face style:name="Liberation Serif1" svg:font-family="'Liberation Serif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imes" svg:font-family="Times" style:font-family-generic="system" style:font-pitch="variable"/>
    <style:font-face style:name="Times New Roman2" svg:font-family="'Times New Roman'" style:font-family-generic="system" style:font-pitch="variable"/>
    <style:font-face style:name="Verdana1" svg:font-family="Verdana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s" fo:country="ES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letter-kerning="true" style:font-name-asian="SimSun1" style:font-family-asian="SimSun, 宋体" style:font-pitch-asian="variable" style:font-size-asian="12pt" style:language-asian="zh" style:country-asian="CN" style:font-name-complex="Microsoft YaHei" style:font-family-complex="'Microsoft YaHei'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default-outline-level="" style:class="text">
      <style:paragraph-properties fo:margin-top="0.423cm" fo:margin-bottom="0.212cm" style:contextual-spacing="false" fo:text-align="start" style:justify-single-word="false" fo:orphans="0" fo:widows="0" fo:keep-with-next="always"/>
      <style:text-properties fo:color="#000000" style:font-name="Albany" fo:font-family="Albany" style:font-family-generic="roman" style:font-pitch="variable" fo:font-size="14pt" fo:language="es" fo:country="ES" style:letter-kerning="true" style:font-name-asian="Mangal1" style:font-family-asian="Mangal" style:font-pitch-asian="variable" style:font-size-asian="14pt" style:language-asian="hi" style:country-asian="IN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icrosoft YaHei" style:font-family-complex="'Microsoft YaHei'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fo:text-align="start" style:justify-single-word="false" fo:orphans="0" fo:widows="0"/>
      <style:text-properties fo:color="#000000" style:font-name="Times New Roman" fo:font-family="'Times New Roman'" style:font-family-generic="roman" style:font-pitch="variable" fo:font-size="12pt" fo:language="es" fo:country="ES" fo:font-style="italic" style:letter-kerning="true" style:font-name-asian="Mangal1" style:font-family-asian="Mangal" style:font-pitch-asian="variable" style:font-size-asian="12pt" style:language-asian="hi" style:country-asian="IN" style:font-style-asian="italic"/>
    </style:style>
    <style:style style:name="Index" style:family="paragraph" style:parent-style-name="Standard" style:default-outline-level="" style:class="index">
      <style:paragraph-properties fo:text-align="start" style:justify-single-word="false" fo:orphans="0" fo:widows="0"/>
      <style:text-properties fo:color="#000000" style:font-name="Times New Roman" fo:font-family="'Times New Roman'" style:font-family-generic="roman" style:font-pitch="variable" fo:font-size="12pt" fo:language="es" fo:country="ES" style:letter-kerning="true" style:font-name-asian="Mangal1" style:font-family-asian="Mangal" style:font-pitch-asian="variable" style:font-size-asian="12pt" style:language-asian="hi" style:country-asian="I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default-outline-level="" style:class="extra">
      <style:paragraph-properties fo:text-align="center" style:justify-single-word="false" fo:orphans="0" fo:widows="0"/>
      <style:text-properties fo:color="#000000" style:font-name="Times New Roman" fo:font-family="'Times New Roman'" style:font-family-generic="roman" style:font-pitch="variable" fo:font-size="12pt" fo:language="es" fo:country="ES" fo:font-weight="bold" style:letter-kerning="true" style:font-name-asian="Mangal" style:font-family-asian="Mangal" style:font-family-generic-asian="system" style:font-pitch-asian="variable" style:font-size-asian="12pt" style:language-asian="hi" style:country-asian="IN" style:font-weight-asian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_31__20_cabecera" style:display-name="1 cabecera" style:family="paragraph" style:parent-style-name="Table_20_Contents">
      <style:paragraph-properties style:line-height-at-least="0.353cm" fo:text-align="center" style:justify-single-word="false" style:snap-to-layout-grid="false"/>
      <style:text-properties fo:color="#ffffff" style:font-name="Calibri" fo:font-family="Calibri" style:font-family-generic="swiss" style:font-pitch="variable" style:font-name-complex="Calibri" style:font-family-complex="Calibri" style:font-family-generic-complex="swiss" style:font-pitch-complex="variable"/>
    </style:style>
    <style:style style:name="_32__20_barra_20_lateral" style:display-name="2 barra lateral" style:family="paragraph" style:parent-style-name="Table_20_Contents">
      <style:paragraph-properties style:line-height-at-least="0.353cm" fo:text-align="center" style:justify-single-word="false"/>
      <style:text-properties fo:color="#ffffff" style:font-name="Calibri" fo:font-family="Calibri" style:font-family-generic="swiss" style:font-pitch="variable" fo:font-size="15pt" style:font-size-asian="15pt" style:font-name-complex="Calibri" style:font-family-complex="Calibri" style:font-family-generic-complex="swiss" style:font-pitch-complex="variable" style:font-size-complex="15pt"/>
    </style:style>
    <style:style style:name="_33__20_competencias" style:display-name="3 competencias" style:family="paragraph" style:parent-style-name="Table_20_Contents">
      <style:paragraph-properties style:line-height-at-least="0.353cm" fo:text-align="center" style:justify-single-word="false" style:snap-to-layout-grid="false"/>
      <style:text-properties fo:color="#000000" style:font-name="Calibri" fo:font-family="Calibri" style:font-family-generic="swiss" style:font-pitch="variable" fo:font-size="8pt" fo:font-weight="bold" style:font-name-asian="Lucida Sans Unicode" style:font-family-asian="'Lucida Sans Unicode'" style:font-family-generic-asian="swiss" style:font-pitch-asian="variable" style:font-size-asian="8pt" style:font-weight-asian="bold" style:font-name-complex="Calibri" style:font-family-complex="Calibri" style:font-family-generic-complex="swiss" style:font-pitch-complex="variable" style:font-weight-complex="bold"/>
    </style:style>
    <style:style style:name="texto" style:family="paragraph" style:parent-style-name="Text_20_body">
      <style:paragraph-properties fo:margin-top="0cm" fo:margin-bottom="0cm" style:contextual-spacing="false" style:line-height-at-least="0.353cm" fo:text-align="justify" style:justify-single-word="false" style:snap-to-layout-grid="false"/>
      <style:text-properties fo:color="#000000" style:font-name="Calibri" fo:font-family="Calibri" style:font-family-generic="swiss" style:font-pitch="variable" fo:font-size="9pt" fo:language="ca" fo:country="ES" fo:font-weight="normal" style:font-size-asian="9pt" style:font-weight-asian="normal" style:font-name-complex="Calibri" style:font-family-complex="Calibri" style:font-family-generic-complex="swiss" style:font-pitch-complex="variable" style:font-weight-complex="normal"/>
    </style:style>
    <style:style style:name="Epígrafe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Encabezado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pitch-asian="variable" style:font-size-asian="14pt" style:font-name-complex="Albany2" style:font-family-complex="Albany, Arial" style:font-family-generic-complex="swiss" style:font-pitch-complex="variable" style:font-size-complex="14pt"/>
    </style:style>
    <style:style style:name="WW-Epígrafe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lbany2" style:font-family-complex="Albany, Arial" style:font-family-generic-complex="swiss" style:font-pitch-complex="variable" style:font-size-complex="12pt" style:font-style-complex="italic"/>
    </style:style>
    <style:style style:name="Normal_20__28_Web_29_" style:display-name="Normal (Web)" style:family="paragraph" style:parent-style-name="Standard">
      <style:paragraph-properties fo:margin-top="0.176cm" fo:margin-bottom="0.21cm" style:contextual-spacing="false" fo:orphans="2" fo:widows="2" fo:hyphenation-ladder-count="no-limit"/>
      <style:text-properties style:font-name="Times New Roman" fo:font-family="'Times New Roman'" style:font-family-generic="roman" style:font-pitch="variable" style:letter-kerning="tru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tru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_34__20_competencias" style:display-name="4 competencias" style:family="paragraph" style:parent-style-name="Table_20_Contents">
      <style:paragraph-properties style:line-height-at-least="0.353cm" fo:text-align="center" style:justify-single-word="false" style:vertical-align="top" style:snap-to-layout-grid="false"/>
      <style:text-properties fo:color="#000000" style:font-name="Calibri" fo:font-family="Calibri" style:font-family-generic="swiss" style:font-pitch="variable" fo:font-size="9pt" fo:language="ca" fo:country="ES" fo:font-weight="bold" style:font-name-asian="Lucida Sans Unicode" style:font-family-asian="'Lucida Sans Unicode'" style:font-family-generic-asian="swiss" style:font-pitch-asian="variable" style:font-size-asian="8pt" style:font-name-complex="Calibri" style:font-family-complex="Calibri" style:font-family-generic-complex="swiss" style:font-pitch-complex="variable"/>
    </style:style>
    <style:style style:name="_33__20_gris" style:display-name="3 gris" style:family="paragraph" style:parent-style-name="Table_20_Contents">
      <style:paragraph-properties fo:text-align="center" style:justify-single-word="false" style:snap-to-layout-grid="false"/>
      <style:text-properties style:font-name="Calibri" fo:font-family="Calibri" style:font-family-generic="swiss" style:font-pitch="variable" fo:font-size="11pt" fo:language="ca" fo:country="ES" fo:font-weight="bold" style:font-size-asian="11pt" style:font-name-complex="Calibri" style:font-family-complex="Calibri" style:font-family-generic-complex="swiss" style:font-pitch-complex="variable" style:font-size-complex="11pt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_32__20_contenidos" style:display-name="2 contenidos" style:family="paragraph" style:parent-style-name="Text_20_body">
      <style:paragraph-properties fo:margin-top="0cm" fo:margin-bottom="0cm" style:contextual-spacing="false" fo:text-align="center" style:justify-single-word="false" style:snap-to-layout-grid="false"/>
      <style:text-properties fo:color="#000000" style:font-name="Calibri" fo:font-family="Calibri" style:font-family-generic="swiss" style:font-pitch="variable" fo:language="ca" fo:country="ES" fo:font-weight="bold" style:font-weight-asian="bold" style:font-name-complex="Calibri" style:font-family-complex="Calibri" style:font-family-generic-complex="swiss" style:font-pitch-complex="variable" style:font-weight-complex="bold"/>
    </style:style>
    <style:style style:name="_31__20_Cabecera" style:display-name="1 Cabecera" style:family="paragraph" style:parent-style-name="Table_20_Contents">
      <style:paragraph-properties fo:text-align="center" style:justify-single-word="false" style:snap-to-layout-grid="false"/>
      <style:text-properties fo:color="#ffffff" style:font-name="Calibri" fo:font-family="Calibri" style:font-family-generic="swiss" style:font-pitch="variable" fo:font-size="14pt" fo:language="ca" fo:country="ES" fo:font-weight="bold" style:font-size-asian="14pt" style:font-weight-asian="bold" style:font-name-complex="Calibri" style:font-family-complex="Calibri" style:font-family-generic-complex="swiss" style:font-pitch-complex="variable" style:font-size-complex="14pt" style:font-weight-complex="bold"/>
    </style:style>
    <style:style style:name="_34__20_números" style:display-name="4 números" style:family="paragraph" style:default-outline-level="">
      <style:paragraph-properties fo:margin-top="0cm" fo:margin-bottom="0cm" style:contextual-spacing="false" style:line-height-at-least="0.353cm" fo:text-align="start" style:justify-single-word="false" fo:orphans="0" fo:widows="0"/>
      <style:text-properties fo:color="#000000" style:font-name="Calibri2" fo:font-family="Calibri" style:font-family-generic="roman" style:font-pitch="variable" fo:font-size="11pt" fo:language="ca" fo:country="ES" fo:font-weight="bold" style:letter-kerning="true" style:font-name-asian="Calibri4" style:font-family-asian="Calibri" style:font-family-generic-asian="system" style:font-pitch-asian="variable" style:font-size-asian="11pt" style:language-asian="hi" style:country-asian="IN" style:font-weight-asian="bold"/>
    </style:style>
    <style:style style:name="_33__20_comp" style:display-name="3 comp" style:family="paragraph" style:default-outline-level="">
      <style:paragraph-properties fo:margin-top="0cm" fo:margin-bottom="0cm" style:contextual-spacing="false" style:line-height-at-least="0.353cm" fo:text-align="start" style:justify-single-word="false" fo:orphans="0" fo:widows="0"/>
      <style:text-properties fo:color="#000000" style:font-name="Calibri2" fo:font-family="Calibri" style:font-family-generic="roman" style:font-pitch="variable" fo:font-size="12pt" fo:language="ca" fo:country="ES" fo:font-weight="bold" style:letter-kerning="true" style:font-name-asian="Calibri4" style:font-family-asian="Calibri" style:font-family-generic-asian="system" style:font-pitch-asian="variable" style:font-size-asian="12pt" style:language-asian="hi" style:country-asian="IN" style:font-weight-asian="bold"/>
    </style:style>
    <style:style style:name="gris" style:family="paragraph" style:default-outline-level="">
      <style:paragraph-properties fo:text-align="start" style:justify-single-word="false" fo:orphans="0" fo:widows="0"/>
      <style:text-properties fo:color="#000000" style:font-name="Calibri2" fo:font-family="Calibri" style:font-family-generic="roman" style:font-pitch="variable" fo:font-size="11pt" fo:language="ca" fo:country="ES" fo:font-weight="bold" style:letter-kerning="true" style:font-name-asian="Calibri4" style:font-family-asian="Calibri" style:font-family-generic-asian="system" style:font-pitch-asian="variable" style:font-size-asian="11pt" style:language-asian="hi" style:country-asian="IN" style:font-weight-asian="bold"/>
    </style:style>
    <style:style style:name="_35__20_competencias" style:display-name="5 competencias" style:family="paragraph" style:default-outline-level="">
      <style:paragraph-properties fo:margin-top="0cm" fo:margin-bottom="0cm" style:contextual-spacing="false" style:line-height-at-least="0.353cm" fo:text-align="start" style:justify-single-word="false" fo:orphans="0" fo:widows="0"/>
      <style:text-properties fo:color="#000000" style:font-name="Calibri2" fo:font-family="Calibri" style:font-family-generic="roman" style:font-pitch="variable" fo:font-size="9pt" fo:language="ca" fo:country="ES" fo:font-weight="bold" style:letter-kerning="true" style:font-name-asian="Calibri4" style:font-family-asian="Calibri" style:font-family-generic-asian="system" style:font-pitch-asian="variable" style:font-size-asian="9pt" style:language-asian="hi" style:country-asian="IN" style:font-weight-asian="bold"/>
    </style:style>
    <style:style style:name="Texto_20_independiente_20_3" style:display-name="Texto independiente 3" style:family="paragraph" style:parent-style-name="Standard" style:default-outline-level="">
      <style:paragraph-properties fo:text-align="justify" style:justify-single-word="false" fo:orphans="0" fo:widows="0"/>
      <style:text-properties fo:color="#000000" style:font-name="Calibri2" fo:font-family="Calibri" style:font-family-generic="roman" style:font-pitch="variable" fo:font-size="9pt" fo:language="ca" fo:country="ES" style:letter-kerning="true" style:font-name-asian="Calibri3" style:font-family-asian="Calibri" style:font-pitch-asian="variable" style:font-size-asian="9pt" style:language-asian="hi" style:country-asian="IN"/>
    </style:style>
    <style:style style:name="Texto_20_independiente_20_2" style:display-name="Texto independiente 2" style:family="paragraph" style:parent-style-name="Standard" style:default-outline-level="">
      <style:paragraph-properties fo:text-align="justify" style:justify-single-word="false" fo:orphans="0" fo:widows="0"/>
      <style:text-properties fo:color="#000000" style:font-name="Calibri2" fo:font-family="Calibri" style:font-family-generic="roman" style:font-pitch="variable" fo:font-size="9pt" fo:language="ca" fo:country="ES" style:letter-kerning="true" style:font-name-asian="Calibri3" style:font-family-asian="Calibri" style:font-pitch-asian="variable" style:font-size-asian="9pt" style:language-asian="hi" style:country-asian="IN"/>
    </style:style>
    <style:style style:name="Párrafo_20_de_20_lista1" style:display-name="Párrafo de lista1" style:family="paragraph" style:parent-style-name="Standard" style:default-outline-level="">
      <style:paragraph-properties fo:margin-left="1.27cm" fo:margin-right="0cm" fo:margin-top="0cm" fo:margin-bottom="0cm" style:contextual-spacing="false" fo:text-align="start" style:justify-single-word="false" fo:orphans="0" fo:widows="0" fo:text-indent="0cm" style:auto-text-indent="false"/>
      <style:text-properties fo:color="#000000" style:font-name="Times New Roman" fo:font-family="'Times New Roman'" style:font-family-generic="roman" style:font-pitch="variable" fo:font-size="12pt" fo:language="es" fo:country="ES" style:letter-kerning="true" style:font-name-asian="Mangal1" style:font-family-asian="Mangal" style:font-pitch-asian="variable" style:font-size-asian="12pt" style:language-asian="hi" style:country-asian="IN"/>
    </style:style>
    <style:style style:name="WW-Epígrafe1" style:family="paragraph" style:parent-style-name="Standard" style:default-outline-level="">
      <style:paragraph-properties fo:margin-top="0.212cm" fo:margin-bottom="0.212cm" style:contextual-spacing="false" fo:text-align="start" style:justify-single-word="false" fo:orphans="0" fo:widows="0"/>
      <style:text-properties fo:color="#000000" style:font-name="Times New Roman" fo:font-family="'Times New Roman'" style:font-family-generic="roman" style:font-pitch="variable" fo:font-size="12pt" fo:language="es" fo:country="ES" fo:font-style="italic" style:letter-kerning="true" style:font-name-asian="Mangal1" style:font-family-asian="Mangal" style:font-pitch-asian="variable" style:font-size-asian="12pt" style:language-asian="hi" style:country-asian="IN" style:font-style-asian="italic"/>
    </style:style>
    <style:style style:name="Encabezado3" style:family="paragraph" style:parent-style-name="Standard" style:default-outline-level="">
      <style:paragraph-properties fo:margin-top="0.423cm" fo:margin-bottom="0.212cm" style:contextual-spacing="false" fo:text-align="start" style:justify-single-word="false" fo:orphans="0" fo:widows="0" fo:keep-with-next="always"/>
      <style:text-properties fo:color="#000000" style:font-name="Liberation Sans" fo:font-family="'Liberation Sans'" style:font-family-generic="roman" style:font-pitch="variable" fo:font-size="14pt" fo:language="es" fo:country="ES" style:letter-kerning="true" style:font-name-asian="Liberation Sans1" style:font-family-asian="'Liberation Sans'" style:font-pitch-asian="variable" style:font-size-asian="14pt" style:language-asian="hi" style:country-asian="IN"/>
    </style:style>
    <style:style style:name="Cuadrícula_20_mediana_20_2" style:display-name="Cuadrícula mediana 2" style:family="paragraph" style:default-outline-level="">
      <style:paragraph-properties fo:margin-left="0.101cm" fo:margin-right="0cm" fo:margin-top="0cm" fo:margin-bottom="0cm" style:contextual-spacing="false" fo:text-align="start" style:justify-single-word="false" fo:orphans="0" fo:widows="0" fo:text-indent="0cm" style:auto-text-indent="false" style:writing-mode="lr-tb"/>
      <style:text-properties fo:color="#000000" style:font-name="Calibri2" fo:font-family="Calibri" style:font-family-generic="roman" style:font-pitch="variable" fo:font-size="9pt" fo:language="es" fo:country="ES" style:font-name-asian="Calibri4" style:font-family-asian="Calibri" style:font-family-generic-asian="system" style:font-pitch-asian="variable" style:font-size-asian="9pt" style:language-asian="ar" style:country-asian="SA" style:font-name-complex="Liberation Serif1" style:font-family-complex="'Liberation Serif'" style:font-family-generic-complex="system" style:font-pitch-complex="variable" style:font-size-complex="12pt"/>
    </style:style>
    <style:style style:name="_33__20_contenidos" style:display-name="3 contenidos" style:family="paragraph" style:default-outline-level="">
      <style:paragraph-properties fo:margin-top="0cm" fo:margin-bottom="0cm" style:contextual-spacing="false" fo:text-align="center" style:justify-single-word="false" fo:orphans="0" fo:widows="0"/>
      <style:text-properties fo:color="#000000" style:font-name="Calibri2" fo:font-family="Calibri" style:font-family-generic="roman" style:font-pitch="variable" fo:font-size="12pt" fo:language="ca" fo:country="ES" fo:font-weight="bold" style:letter-kerning="true" style:font-name-asian="Calibri4" style:font-family-asian="Calibri" style:font-family-generic-asian="system" style:font-pitch-asian="variable" style:font-size-asian="12pt" style:language-asian="hi" style:country-asian="IN" style:font-weight-asian="bold"/>
    </style:style>
    <style:style style:name="LO-normal" style:family="paragraph" style:default-outline-level="">
      <style:paragraph-properties fo:margin-top="0cm" fo:margin-bottom="0cm" style:contextual-spacing="false" fo:text-align="start" style:justify-single-word="false" fo:orphans="2" fo:widows="2" style:writing-mode="lr-tb"/>
      <style:text-properties fo:color="#000000" style:font-name="Verdana" fo:font-family="Verdana" style:font-family-generic="roman" style:font-pitch="variable" fo:font-size="12pt" fo:language="es" fo:country="ES" style:letter-kerning="true" style:font-name-asian="Verdana1" style:font-family-asian="Verdana" style:font-family-generic-asian="system" style:font-pitch-asian="variable" style:font-size-asian="12pt" style:language-asian="ar" style:country-asian="SA" style:font-name-complex="Liberation Serif1" style:font-family-complex="'Liberation Serif'" style:font-family-generic-complex="system" style:font-pitch-complex="variable" style:font-size-complex="12pt"/>
    </style:style>
    <style:style style:name="western" style:family="paragraph" style:parent-style-name="Standard" style:default-outline-level="">
      <style:paragraph-properties fo:margin-top="0.176cm" fo:margin-bottom="0.21cm" style:contextual-spacing="false" fo:text-align="justify" style:justify-single-word="false" fo:orphans="2" fo:widows="2"/>
      <style:text-properties fo:color="#000000" style:font-name="Times New Roman" fo:font-family="'Times New Roman'" style:font-family-generic="roman" style:font-pitch="variable" fo:font-size="12pt" fo:language="es" fo:country="E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Epígrafe1" style:family="paragraph" style:parent-style-name="Standard" style:default-outline-level="">
      <style:paragraph-properties fo:margin-top="0.212cm" fo:margin-bottom="0.212cm" style:contextual-spacing="false" fo:text-align="start" style:justify-single-word="false" fo:orphans="0" fo:widows="0"/>
      <style:text-properties fo:color="#000000" style:font-name="Times New Roman" fo:font-family="'Times New Roman'" style:font-family-generic="roman" style:font-pitch="variable" fo:font-size="12pt" fo:language="es" fo:country="ES" fo:font-style="italic" style:letter-kerning="true" style:font-name-asian="Mangal1" style:font-family-asian="Mangal" style:font-pitch-asian="variable" style:font-size-asian="12pt" style:language-asian="hi" style:country-asian="IN" style:font-style-asian="italic"/>
    </style:style>
    <style:style style:name="Epígrafe2" style:family="paragraph" style:parent-style-name="Standard" style:default-outline-level="">
      <style:paragraph-properties fo:margin-top="0.212cm" fo:margin-bottom="0.212cm" style:contextual-spacing="false" fo:text-align="start" style:justify-single-word="false" fo:orphans="0" fo:widows="0"/>
      <style:text-properties fo:color="#000000" style:font-name="Times New Roman" fo:font-family="'Times New Roman'" style:font-family-generic="roman" style:font-pitch="variable" fo:font-size="12pt" fo:language="es" fo:country="ES" fo:font-style="italic" style:letter-kerning="true" style:font-name-asian="Mangal1" style:font-family-asian="Mangal" style:font-pitch-asian="variable" style:font-size-asian="12pt" style:language-asian="hi" style:country-asian="IN" style:font-style-asian="italic"/>
    </style:style>
    <style:style style:name="Epígrafe3" style:family="paragraph" style:parent-style-name="Standard" style:default-outline-level="">
      <style:paragraph-properties fo:margin-top="0.212cm" fo:margin-bottom="0.212cm" style:contextual-spacing="false" fo:text-align="start" style:justify-single-word="false" fo:orphans="0" fo:widows="0"/>
      <style:text-properties fo:color="#000000" style:font-name="Times New Roman" fo:font-family="'Times New Roman'" style:font-family-generic="roman" style:font-pitch="variable" fo:font-size="12pt" fo:language="es" fo:country="ES" fo:font-style="italic" style:letter-kerning="true" style:font-name-asian="Mangal1" style:font-family-asian="Mangal" style:font-pitch-asian="variable" style:font-size-asian="12pt" style:language-asian="hi" style:country-asian="IN" style:font-style-asian="italic"/>
    </style:style>
    <style:style style:name="Encabezado2" style:family="paragraph" style:parent-style-name="Standard" style:default-outline-level="">
      <style:paragraph-properties fo:margin-top="0.423cm" fo:margin-bottom="0.212cm" style:contextual-spacing="false" fo:text-align="start" style:justify-single-word="false" fo:orphans="0" fo:widows="0" fo:keep-with-next="always"/>
      <style:text-properties fo:color="#000000" style:font-name="Arial1" fo:font-family="Arial" style:font-family-generic="roman" style:font-pitch="variable" fo:font-size="14pt" fo:language="es" fo:country="ES" style:letter-kerning="true" style:font-name-asian="Mangal1" style:font-family-asian="Mangal" style:font-pitch-asian="variable" style:font-size-asian="14pt" style:language-asian="hi" style:country-asian="IN"/>
    </style:style>
    <style:style style:name="Absatz-Standardschriftart" style:family="text"/>
    <style:style style:name="Fuente_20_de_20_párrafo_20_predeter." style:display-name="Fuente de párrafo predeter.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Fuente_20_de_20_párrafo_20_predeter.1" style:display-name="Fuente de párrafo predeter.1" style:family="text"/>
    <style:style style:name="WW-Fuente_20_de_20_párrafo_20_predeter." style:display-name="WW-Fuente de párrafo predeter." style:family="text"/>
    <style:style style:name="WW-Absatz-Standardschriftart111" style:family="text"/>
    <style:style style:name="WW-Fuente_20_de_20_párrafo_20_predeter.1" style:display-name="WW-Fuente de párrafo predeter.1" style:family="text"/>
    <style:style style:name="Numbering_20_Symbols" style:display-name="Numbering Symbols" style:family="text"/>
    <style:style style:name="WW-Absatz-Standardschriftart1111" style:family="text"/>
    <style:style style:name="WW8Num2z8" style:family="text"/>
    <style:style style:name="WW8Num2z7" style:family="text"/>
    <style:style style:name="WW8Num2z6" style:family="text"/>
    <style:style style:name="WW8Num2z5" style:family="text"/>
    <style:style style:name="WW8Num2z4" style:family="text"/>
    <style:style style:name="WW8Num2z3" style:family="text"/>
    <style:style style:name="WW8Num2z2" style:family="text"/>
    <style:style style:name="WW8Num2z1" style:family="text"/>
    <style:style style:name="WW8Num2z0" style:family="text"/>
    <style:style style:name="WW8Num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Pie_20_de_20_página_20_Car" style:display-name="Pie de página Car" style:family="text" style:parent-style-name="WW-Fuente_20_de_20_párrafo_20_predeter.1">
      <style:text-properties fo:font-size="12pt" style:letter-kerning="true" style:font-name-asian="SimSun1" style:font-family-asian="SimSun, 宋体" style:font-pitch-asian="variable" style:font-size-asian="12pt" style:font-name-complex="Microsoft YaHei" style:font-family-complex="'Microsoft YaHei'" style:font-pitch-complex="variable" style:font-size-complex="10.5pt" style:language-complex="hi" style:country-complex="IN"/>
    </style:style>
    <style:style style:name="Encabezado_20_Car" style:display-name="Encabezado Car" style:family="text" style:parent-style-name="WW-Fuente_20_de_20_párrafo_20_predeter.1">
      <style:text-properties fo:font-size="12pt" style:letter-kerning="true" style:font-name-asian="SimSun1" style:font-family-asian="SimSun, 宋体" style:font-pitch-asian="variable" style:font-size-asian="12pt" style:font-name-complex="Microsoft YaHei" style:font-family-complex="'Microsoft YaHei'" style:font-pitch-complex="variable" style:font-size-complex="10.5pt" style:language-complex="hi" style:country-complex="IN"/>
    </style:style>
    <style:style style:name="WW-Absatz-Standardschriftart11111111111" style:family="text"/>
    <style:style style:name="Énfasis_20_sutil" style:display-name="Énfasis sutil" style:family="text" style:parent-style-name="WW-Fuente_20_de_20_párrafo_20_predeter.1">
      <style:text-properties fo:color="#808080" fo:font-style="italic" style:font-style-asian="italic" style:font-style-complex="italic"/>
    </style:style>
    <style:style style:name="WW-Absatz-Standardschriftart11111" style:family="text"/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Símbolo_20_de_20_nota_20_al_20_pie" style:display-name="Símbolo de nota al pie" style:family="text">
      <style:text-properties style:text-position="super 58%"/>
    </style:style>
    <style:style style:name="Símbolo_20_de_20_nota_20_final" style:display-name="Símbolo de nota fina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WW-Caracteres_20_de_20_nota_20_final" style:display-name="WW-Caracteres de nota final" style:family="text"/>
    <style:style style:name="Ref._20_de_20_nota_20_al_20_pie" style:display-name="Ref. de nota al pie" style:family="text">
      <style:text-properties style:text-position="super 58%"/>
    </style:style>
    <style:style style:name="Ref._20_de_20_nota_20_al_20_final" style:display-name="Ref. de nota al final" style:family="text">
      <style:text-properties style:text-position="super 58%"/>
    </style:style>
    <style:style style:name="ListLabel_20_14" style:display-name="ListLabel 14" style:family="text">
      <style:text-properties style:font-name-asian="Times" style:font-family-asian="Times" style:font-family-generic-asian="system" style:font-pitch-asian="variable"/>
    </style:style>
    <style:style style:name="ListLabel_20_13" style:display-name="ListLabel 13" style:family="text">
      <style:text-properties style:font-name-asian="Andale Sans UI" style:font-family-asian="'Andale Sans UI'" style:font-family-generic-asian="system" style:font-pitch-asian="variable"/>
    </style:style>
    <style:style style:name="ListLabel_20_12" style:display-name="ListLabel 12" style:family="text">
      <style:text-properties fo:font-size="10pt" style:font-name-asian="Times" style:font-family-asian="Times" style:font-family-generic-asian="system" style:font-pitch-asian="variable" style:font-size-asian="10pt"/>
    </style:style>
    <style:style style:name="ListLabel_20_11" style:display-name="ListLabel 11" style:family="text">
      <style:text-properties fo:font-size="10pt" style:font-name-asian="Andale Sans UI" style:font-family-asian="'Andale Sans UI'" style:font-family-generic-asian="system" style:font-pitch-asian="variable" style:font-size-asian="10pt"/>
    </style:style>
    <style:style style:name="ListLabel_20_10" style:display-name="ListLabel 10" style:family="text">
      <style:text-properties fo:font-size="10pt" style:font-name-asian="Albany1" style:font-family-asian="Albany" style:font-family-generic-asian="system" style:font-pitch-asian="variable" style:font-size-asian="10pt"/>
    </style:style>
    <style:style style:name="ListLabel_20_9" style:display-name="ListLabel 9" style:family="text">
      <style:text-properties style:font-name-asian="Albany1" style:font-family-asian="Albany" style:font-family-generic-asian="system" style:font-pitch-asian="variable"/>
    </style:style>
    <style:style style:name="ListLabel_20_8" style:display-name="ListLabel 8" style:family="text">
      <style:text-properties fo:font-size="10pt" style:font-size-asian="10pt"/>
    </style:style>
    <style:style style:name="ListLabel_20_7" style:display-name="ListLabel 7" style:family="text">
      <style:text-properties style:font-name-asian="Times" style:font-family-asian="Times" style:font-family-generic-asian="system" style:font-pitch-asian="variable"/>
    </style:style>
    <style:style style:name="ListLabel_20_6" style:display-name="ListLabel 6" style:family="text">
      <style:text-properties style:font-name-asian="Andale Sans UI" style:font-family-asian="'Andale Sans UI'" style:font-family-generic-asian="system" style:font-pitch-asian="variable"/>
    </style:style>
    <style:style style:name="ListLabel_20_5" style:display-name="ListLabel 5" style:family="text">
      <style:text-properties fo:font-size="10pt" style:font-name-asian="Times" style:font-family-asian="Times" style:font-family-generic-asian="system" style:font-pitch-asian="variable" style:font-size-asian="10pt"/>
    </style:style>
    <style:style style:name="ListLabel_20_4" style:display-name="ListLabel 4" style:family="text">
      <style:text-properties fo:font-size="10pt" style:font-name-asian="Andale Sans UI" style:font-family-asian="'Andale Sans UI'" style:font-family-generic-asian="system" style:font-pitch-asian="variable" style:font-size-asian="10pt"/>
    </style:style>
    <style:style style:name="ListLabel_20_3" style:display-name="ListLabel 3" style:family="text">
      <style:text-properties fo:font-size="10pt" style:font-name-asian="Albany1" style:font-family-asian="Albany" style:font-family-generic-asian="system" style:font-pitch-asian="variable" style:font-size-asian="10pt"/>
    </style:style>
    <style:style style:name="ListLabel_20_2" style:display-name="ListLabel 2" style:family="text">
      <style:text-properties style:font-name-asian="Albany1" style:font-family-asian="Albany" style:font-family-generic-asian="system" style:font-pitch-asian="variable"/>
    </style:style>
    <style:style style:name="ListLabel_20_1" style:display-name="ListLabel 1" style:family="text">
      <style:text-properties fo:font-size="10pt" style:font-size-asian="10pt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/>
    </style:style>
    <style:style style:name="WW8Num3z8" style:family="text"/>
    <style:style style:name="WW8Num3z7" style:family="text"/>
    <style:style style:name="WW8Num3z6" style:family="text"/>
    <style:style style:name="WW8Num3z5" style:family="text"/>
    <style:style style:name="WW8Num3z4" style:family="text"/>
    <style:style style:name="WW8Num3z3" style:family="text"/>
    <style:style style:name="WW8Num3z2" style:family="text"/>
    <style:style style:name="WW8Num3z1" style:family="text"/>
    <style:style style:name="Texto_20_de_20_cuerpo_20_Car" style:display-name="Texto de cuerpo Car" style:family="text">
      <style:text-properties style:font-name="Times New Roman" fo:font-family="'Times New Roman'" style:font-family-generic="roman" style:font-pitch="variable" fo:font-size="12pt" fo:language="es" fo:country="ES" style:letter-kerning="true" style:font-name-asian="Mangal" style:font-family-asian="Mangal" style:font-family-generic-asian="system" style:font-pitch-asian="variable" style:font-size-asian="12pt" style:language-asian="hi" style:country-asian="IN"/>
    </style:style>
    <style:style style:name="Título_20_7_20_Car" style:display-name="Título 7 Car" style:family="text">
      <style:text-properties fo:color="#404040" style:font-name="Calibri2" fo:font-family="Calibri" style:font-family-generic="roman" style:font-pitch="variable" fo:font-size="14pt" fo:language="es" fo:country="ES" fo:font-style="italic" fo:font-weight="bold" style:font-name-asian="Times New Roman2" style:font-family-asian="'Times New Roman'" style:font-family-generic-asian="system" style:font-pitch-asian="variable" style:font-size-asian="14pt" style:font-style-asian="italic" style:font-weight-asian="bold"/>
    </style:style>
    <style:style style:name="WW8Num19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18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17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16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language="en" fo:country="US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15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14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13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12z1" style:family="text">
      <style:text-properties fo:font-size="12pt" style:font-size-asian="12pt"/>
    </style:style>
    <style:style style:name="WW8Num12z0" style:family="text">
      <style:text-properties fo:color="#0070c0" style:font-name="Arial1" fo:font-family="Arial" style:font-family-generic="roman" style:font-pitch="variable" fo:font-size="9pt" style:font-name-asian="Arial2" style:font-family-asian="Arial" style:font-family-generic-asian="system" style:font-pitch-asian="variable" style:font-size-asian="9pt"/>
    </style:style>
    <style:style style:name="WW8Num11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10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language="en" fo:country="US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9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8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7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6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language="en" fo:country="US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5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language="en" fo:country="US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4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3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1z8" style:family="text"/>
    <style:style style:name="WW8Num1z7" style:family="text"/>
    <style:style style:name="WW8Num1z6" style:family="text"/>
    <style:style style:name="WW8Num1z5" style:family="text"/>
    <style:style style:name="WW8Num1z4" style:family="text"/>
    <style:style style:name="WW8Num1z3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/>
    </style:style>
    <style:style style:name="WW8Num1z2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/>
    </style:style>
    <style:style style:name="WW8Num1z1" style:family="text"/>
    <style:style style:name="WW-Absatz-Standardschriftart11111111111111111111111" style:family="text"/>
    <style:style style:name="Fuente_20_de_20_párrafo_20_predeter.2" style:display-name="Fuente de párrafo predeter.2" style:family="text"/>
    <style:style style:name="WW-Absatz-Standardschriftart1111111111111111111111" style:family="text"/>
    <style:style style:name="Fuente_20_de_20_párrafo_20_predeter.3" style:display-name="Fuente de párrafo predeter.3" style:family="text"/>
    <style:style style:name="WW-Absatz-Standardschriftart111111111111111111111" style:family="text"/>
    <style:style style:name="WW-Absatz-Standardschriftart11111111111111111111" style:family="text"/>
    <style:style style:name="WW-Absatz-Standardschriftart1111111111111111111" style:family="text"/>
    <style:style style:name="WW-Absatz-Standardschriftart111111111111111111" style:family="text"/>
    <style:style style:name="WW-Absatz-Standardschriftart11111111111111111" style:family="text"/>
    <style:style style:name="WW-Absatz-Standardschriftart1111111111111111" style:family="text"/>
    <style:style style:name="WW-Absatz-Standardschriftart111111111111111" style:family="text"/>
    <style:style style:name="WW-Absatz-Standardschriftart11111111111111" style:family="text"/>
    <style:style style:name="WW-Absatz-Standardschriftart1111111111111" style:family="text"/>
    <style:style style:name="WW-Absatz-Standardschriftart111111111111" style:family="text"/>
    <style:style style:name="WW-Absatz-Standardschriftart1111111111" style:family="text"/>
    <style:style style:name="WW-Absatz-Standardschriftart111111111" style:family="text"/>
    <style:style style:name="WW-Absatz-Standardschriftart11111111" style:family="text"/>
    <style:style style:name="WW-Absatz-Standardschriftart1111111" style:family="text"/>
    <style:style style:name="WW-Absatz-Standardschriftart111111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Header" style:master-page-name="">
      <style:paragraph-properties style:page-number="auto">
        <style:tab-stops>
          <style:tab-stop style:position="3cm"/>
          <style:tab-stop style:position="12.924cm"/>
          <style:tab-stop style:position="21.11cm"/>
          <style:tab-stop style:position="26.09cm" style:type="right"/>
        </style:tab-stops>
      </style:paragraph-properties>
      <style:text-properties fo:font-size="8pt" officeooo:rsid="0048d237" officeooo:paragraph-rsid="0048d237" style:font-size-asian="8pt" style:font-size-complex="8pt"/>
    </style:style>
    <style:style style:name="MP3" style:family="paragraph" style:parent-style-name="Header">
      <style:paragraph-properties>
        <style:tab-stops>
          <style:tab-stop style:position="3cm"/>
          <style:tab-stop style:position="12.924cm"/>
          <style:tab-stop style:position="13cm"/>
          <style:tab-stop style:position="21.11cm"/>
        </style:tab-stops>
      </style:paragraph-properties>
      <style:text-properties fo:font-size="8pt" officeooo:rsid="0048d237" officeooo:paragraph-rsid="0048d237" style:font-size-asian="8pt" style:font-size-complex="8pt"/>
    </style:style>
    <style:style style:name="MT1" style:family="text">
      <style:text-properties fo:font-size="12pt" style:font-size-asian="12pt" style:font-size-complex="12pt"/>
    </style:style>
    <style:style style:name="MT2" style:family="text">
      <style:text-properties fo:font-size="11pt" style:font-size-asian="11pt" style:font-size-complex="11pt"/>
    </style:style>
    <style:page-layout style:name="Mpm1">
      <style:page-layout-properties fo:page-width="21.001cm" fo:page-height="90.699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1.499cm" fo:margin-bottom="0.801cm" fo:margin-left="1.499cm" fo:margin-right="1.499cm" fo:background-color="transparent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83.7cm" fo:page-height="21.001cm" style:num-format="1" style:print-orientation="landscape" fo:margin-top="1.499cm" fo:margin-bottom="0.499cm" fo:margin-left="1.499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97.899cm" fo:page-height="21.001cm" style:num-format="1" style:print-orientation="landscape" fo:margin-top="1.499cm" fo:margin-bottom="0.801cm" fo:margin-left="1.499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5">
      <style:page-layout-properties fo:page-width="21.001cm" fo:page-height="107.301cm" style:num-format="1" style:print-orientation="portrait" fo:margin-top="1.499cm" fo:margin-bottom="0.801cm" fo:margin-left="1.499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6">
      <style:page-layout-properties fo:page-width="21.001cm" fo:page-height="119.001cm" style:num-format="1" style:print-orientation="portrait" fo:margin-top="1.499cm" fo:margin-bottom="0.801cm" fo:margin-left="1.499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7">
      <style:page-layout-properties fo:page-width="21.001cm" fo:page-height="125.7cm" style:num-format="1" style:print-orientation="portrait" fo:margin-top="1.499cm" fo:margin-bottom="0.7cm" fo:margin-left="1.499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8">
      <style:page-layout-properties fo:page-width="21.001cm" fo:page-height="90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0</text:page-number></text:p>
      </style:footer>
    </style:master-page>
    <style:master-page style:name="_31_" style:display-name="1" style:page-layout-name="Mpm2">
      <style:header>
        <text:p text:style-name="MP2"><text:tab/><text:span text:style-name="MT1">DOCUMENT D'ADAPTACIÓ CURRICULAR INDIVIDUALITZADA<text:tab/><text:tab/></text:span><text:span text:style-name="MT1"><text:page-number text:select-page="current">0</text:page-number></text:span><text:span text:style-name="MT1">/</text:span><text:span text:style-name="MT1"><text:page-count>12</text:page-count></text:span></text:p>
        <text:p text:style-name="MP3"><text:tab/><text:span text:style-name="MT2">Alumne:<text:tab/>NAC:<text:tab/>NRC:</text:span></text:p>
      </style:header>
      <style:footer>
        <text:p text:style-name="MP1"><text:page-number text:select-page="current">0</text:page-number></text:p>
      </style:footer>
    </style:master-page>
    <style:master-page style:name="_32_" style:display-name="2" style:page-layout-name="Mpm3">
      <style:footer>
        <text:p text:style-name="MP1"><text:page-number text:select-page="current">0</text:page-number></text:p>
      </style:footer>
    </style:master-page>
    <style:master-page style:name="_33_" style:display-name="3" style:page-layout-name="Mpm4">
      <style:footer>
        <text:p text:style-name="MP1"><text:page-number text:select-page="current">0</text:page-number></text:p>
      </style:footer>
    </style:master-page>
    <style:master-page style:name="_34_" style:display-name="4" style:page-layout-name="Mpm5">
      <style:footer>
        <text:p text:style-name="MP1"><text:page-number text:select-page="current">0</text:page-number></text:p>
      </style:footer>
    </style:master-page>
    <style:master-page style:name="_35_" style:display-name="5" style:page-layout-name="Mpm6">
      <style:footer>
        <text:p text:style-name="MP1"><text:page-number text:select-page="current">0</text:page-number></text:p>
      </style:footer>
    </style:master-page>
    <style:master-page style:name="_36_" style:display-name="6" style:page-layout-name="Mpm7">
      <style:footer>
        <text:p text:style-name="MP1"><text:page-number text:select-page="current">0</text:page-number></text:p>
      </style:footer>
    </style:master-page>
    <style:master-page style:name="First_20_Page" style:display-name="First Page" style:page-layout-name="Mpm8" style:next-style-name="Standard"/>
    <style:master-page style:name="Index" style:page-layout-name="Mpm8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entor</meta:initial-creator>
    <meta:creation-date>2014-09-24T18:48:00</meta:creation-date>
    <dc:date>2016-08-02T15:23:36.355620922</dc:date>
    <meta:editing-cycles>189</meta:editing-cycles>
    <meta:editing-duration>P1DT11H18M47S</meta:editing-duration>
    <meta:generator>LibreOffice/4.2.8.2$Linux_X86_64 LibreOffice_project/420m0$Build-2</meta:generator>
    <meta:document-statistic meta:table-count="1" meta:image-count="0" meta:object-count="0" meta:page-count="12" meta:paragraph-count="357" meta:word-count="4276" meta:character-count="29725" meta:non-whitespace-character-count="25761"/>
  </office:meta>
</office:document-meta>
</file>